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0">
      <style:text-properties fo:font-size="8pt" style:font-size-asian="8pt" style:font-size-complex="8pt"/>
    </style:style>
    <style:style style:name="ce6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5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8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0" style:family="table-cell" style:parent-style-name="Default" style:data-style-name="N3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1" style:family="table-cell" style:parent-style-name="Default" style:data-style-name="N3">
      <style:table-cell-properties fo:border-top="none" fo:border-bottom="none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Porcentaje" style:data-style-name="N36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6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7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9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Default" style:data-style-name="N0">
      <style:text-properties style:font-name="Arial" style:font-name-asian="Arial" style:font-name-complex="Arial" fo:font-size="6pt" style:font-size-asian="6pt" style:font-size-complex="6pt"/>
    </style:style>
    <style:style style:name="ce41" style:family="table-cell" style:parent-style-name="Default" style:data-style-name="N0">
      <style:table-cell-properties fo:border-top="2pt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2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dotted #BFBFBF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4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Default" style:data-style-name="N0"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8" style:family="table-cell" style:parent-style-name="Default" style:data-style-name="N3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9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0" style:family="table-cell" style:parent-style-name="Porcentaje" style:data-style-name="N36"/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 style:use-optimal-column-width="true"/>
    </style:style>
    <style:style style:name="co12" style:family="table-column">
      <style:table-column-properties fo:break-before="auto" style:column-width="3.62479166666667cm"/>
    </style:style>
    <style:style style:name="co13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3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6374" table:default-cell-style-name="ce5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4">
            <text:p>% sobre entregadas</text:p>
          </table:table-cell>
          <table:table-cell office:value-type="string" table:style-name="ce4">
            <text:p>Nº Personas con al menos 1 dosis</text:p>
          </table:table-cell>
          <table:table-cell office:value-type="string" table:style-name="ce4">
            <text:p>Nº Personas vacunadas</text:p>
            <text:p>(pauta completada)</text:p>
          </table:table-cell>
          <table:table-cell office:value-type="string" table:style-name="ce4">
            <text:p>Fecha de la última vacuna registrada (2)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283580" table:style-name="ce7">
            <text:p>1.283.580</text:p>
          </table:table-cell>
          <table:table-cell office:value-type="float" office:value="168000" table:style-name="ce7">
            <text:p>168.000</text:p>
          </table:table-cell>
          <table:table-cell office:value-type="float" office:value="564800" table:style-name="ce7">
            <text:p>564.800</text:p>
          </table:table-cell>
          <table:table-cell office:value-type="float" office:value="2016380" table:style-name="ce8">
            <text:p>2.016.380</text:p>
          </table:table-cell>
          <table:table-cell office:value-type="float" office:value="1622189" table:style-name="ce8">
            <text:p>1.622.189</text:p>
          </table:table-cell>
          <table:table-cell office:value-type="percentage" office:value="0.80450559914301867" table:style-name="ce9">
            <text:p>80,5%</text:p>
          </table:table-cell>
          <table:table-cell office:value-type="float" office:value="1093523" table:style-name="ce7">
            <text:p>1.093.523</text:p>
          </table:table-cell>
          <table:table-cell office:value-type="float" office:value="528666" table:style-name="ce7">
            <text:p>528.666</text:p>
          </table:table-cell>
          <table:table-cell office:value-type="date" office:date-value="2021-04-06T00:00:00" table:style-name="ce10">
            <text:p>06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Aragón</text:p>
          </table:table-cell>
          <table:table-cell office:value-type="float" office:value="250695" table:style-name="ce12">
            <text:p>250.695</text:p>
          </table:table-cell>
          <table:table-cell office:value-type="float" office:value="35300" table:style-name="ce12">
            <text:p>35.300</text:p>
          </table:table-cell>
          <table:table-cell office:value-type="float" office:value="88700" table:style-name="ce12">
            <text:p>88.700</text:p>
          </table:table-cell>
          <table:table-cell office:value-type="float" office:value="374695" table:style-name="ce13">
            <text:p>374.695</text:p>
          </table:table-cell>
          <table:table-cell office:value-type="float" office:value="276558" table:style-name="ce13">
            <text:p>276.558</text:p>
          </table:table-cell>
          <table:table-cell office:value-type="percentage" office:value="0.73808831182695256" table:style-name="ce14">
            <text:p>73,8%</text:p>
          </table:table-cell>
          <table:table-cell office:value-type="float" office:value="178668" table:style-name="ce12">
            <text:p>178.668</text:p>
          </table:table-cell>
          <table:table-cell office:value-type="float" office:value="97890" table:style-name="ce12">
            <text:p>97.890</text:p>
          </table:table-cell>
          <table:table-cell office:value-type="date" office:date-value="2021-04-06T00:00:00" table:style-name="ce15">
            <text:p>06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Asturias<text:s/></text:p>
          </table:table-cell>
          <table:table-cell office:value-type="float" office:value="241925" table:style-name="ce12">
            <text:p>241.925</text:p>
          </table:table-cell>
          <table:table-cell office:value-type="float" office:value="32700" table:style-name="ce12">
            <text:p>32.700</text:p>
          </table:table-cell>
          <table:table-cell office:value-type="float" office:value="68000" table:style-name="ce12">
            <text:p>68.000</text:p>
          </table:table-cell>
          <table:table-cell office:value-type="float" office:value="342625" table:style-name="ce13">
            <text:p>342.625</text:p>
          </table:table-cell>
          <table:table-cell office:value-type="float" office:value="264498" table:style-name="ce13">
            <text:p>264.498</text:p>
          </table:table-cell>
          <table:table-cell office:value-type="percentage" office:value="0.77197519153593575" table:style-name="ce14">
            <text:p>77,2%</text:p>
          </table:table-cell>
          <table:table-cell office:value-type="float" office:value="169720" table:style-name="ce12">
            <text:p>169.720</text:p>
          </table:table-cell>
          <table:table-cell office:value-type="float" office:value="94778" table:style-name="ce12">
            <text:p>94.778</text:p>
          </table:table-cell>
          <table:table-cell office:value-type="date" office:date-value="2021-04-06T00:00:00" table:style-name="ce15">
            <text:p>06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Baleares</text:p>
          </table:table-cell>
          <table:table-cell office:value-type="float" office:value="136080" table:style-name="ce12">
            <text:p>136.080</text:p>
          </table:table-cell>
          <table:table-cell office:value-type="float" office:value="18000" table:style-name="ce12">
            <text:p>18.000</text:p>
          </table:table-cell>
          <table:table-cell office:value-type="float" office:value="78000" table:style-name="ce12">
            <text:p>78.000</text:p>
          </table:table-cell>
          <table:table-cell office:value-type="float" office:value="232080" table:style-name="ce13">
            <text:p>232.080</text:p>
          </table:table-cell>
          <table:table-cell office:value-type="float" office:value="181442" table:style-name="ce13">
            <text:p>181.442</text:p>
          </table:table-cell>
          <table:table-cell office:value-type="percentage" office:value="0.78180799724233019" table:style-name="ce14">
            <text:p>78,2%</text:p>
          </table:table-cell>
          <table:table-cell office:value-type="float" office:value="130499" table:style-name="ce12">
            <text:p>130.499</text:p>
          </table:table-cell>
          <table:table-cell office:value-type="float" office:value="50943" table:style-name="ce12">
            <text:p>50.943</text:p>
          </table:table-cell>
          <table:table-cell office:value-type="date" office:date-value="2021-04-06T00:00:00" table:style-name="ce15">
            <text:p>06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narias</text:p>
          </table:table-cell>
          <table:table-cell office:value-type="float" office:value="276090" table:style-name="ce12">
            <text:p>276.090</text:p>
          </table:table-cell>
          <table:table-cell office:value-type="float" office:value="35800" table:style-name="ce12">
            <text:p>35.800</text:p>
          </table:table-cell>
          <table:table-cell office:value-type="float" office:value="145200" table:style-name="ce12">
            <text:p>145.200</text:p>
          </table:table-cell>
          <table:table-cell office:value-type="float" office:value="457090" table:style-name="ce13">
            <text:p>457.090</text:p>
          </table:table-cell>
          <table:table-cell office:value-type="float" office:value="339311" table:style-name="ce13">
            <text:p>339.311</text:p>
          </table:table-cell>
          <table:table-cell office:value-type="percentage" office:value="0.7423286442494913" table:style-name="ce14">
            <text:p>74,2%</text:p>
          </table:table-cell>
          <table:table-cell office:value-type="float" office:value="229083" table:style-name="ce12">
            <text:p>229.083</text:p>
          </table:table-cell>
          <table:table-cell office:value-type="float" office:value="110228" table:style-name="ce12">
            <text:p>110.228</text:p>
          </table:table-cell>
          <table:table-cell office:value-type="date" office:date-value="2021-04-06T00:00:00" table:style-name="ce15">
            <text:p>06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ntabria</text:p>
          </table:table-cell>
          <table:table-cell office:value-type="float" office:value="115395" table:style-name="ce12">
            <text:p>115.395</text:p>
          </table:table-cell>
          <table:table-cell office:value-type="float" office:value="15300" table:style-name="ce12">
            <text:p>15.300</text:p>
          </table:table-cell>
          <table:table-cell office:value-type="float" office:value="38800" table:style-name="ce12">
            <text:p>38.800</text:p>
          </table:table-cell>
          <table:table-cell office:value-type="float" office:value="169495" table:style-name="ce13">
            <text:p>169.495</text:p>
          </table:table-cell>
          <table:table-cell office:value-type="float" office:value="127290" table:style-name="ce13">
            <text:p>127.290</text:p>
          </table:table-cell>
          <table:table-cell office:value-type="percentage" office:value="0.75099560459010595" table:style-name="ce14">
            <text:p>75,1%</text:p>
          </table:table-cell>
          <table:table-cell office:value-type="float" office:value="82329" table:style-name="ce12">
            <text:p>82.329</text:p>
          </table:table-cell>
          <table:table-cell office:value-type="float" office:value="44961" table:style-name="ce12">
            <text:p>44.961</text:p>
          </table:table-cell>
          <table:table-cell office:value-type="date" office:date-value="2021-04-06T00:00:00" table:style-name="ce15">
            <text:p>06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stilla y Leon<text:s/></text:p>
          </table:table-cell>
          <table:table-cell office:value-type="float" office:value="555465" table:style-name="ce12">
            <text:p>555.465</text:p>
          </table:table-cell>
          <table:table-cell office:value-type="float" office:value="78300" table:style-name="ce12">
            <text:p>78.300</text:p>
          </table:table-cell>
          <table:table-cell office:value-type="float" office:value="159900" table:style-name="ce12">
            <text:p>159.900</text:p>
          </table:table-cell>
          <table:table-cell office:value-type="float" office:value="793665" table:style-name="ce13">
            <text:p>793.665</text:p>
          </table:table-cell>
          <table:table-cell office:value-type="float" office:value="610573" table:style-name="ce13">
            <text:p>610.573</text:p>
          </table:table-cell>
          <table:table-cell office:value-type="percentage" office:value="0.769308209383052" table:style-name="ce14">
            <text:p>76,9%</text:p>
          </table:table-cell>
          <table:table-cell office:value-type="float" office:value="390292" table:style-name="ce12">
            <text:p>390.292</text:p>
          </table:table-cell>
          <table:table-cell office:value-type="float" office:value="220281" table:style-name="ce12">
            <text:p>220.281</text:p>
          </table:table-cell>
          <table:table-cell office:value-type="date" office:date-value="2021-04-06T00:00:00" table:style-name="ce15">
            <text:p>06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stilla La Mancha</text:p>
          </table:table-cell>
          <table:table-cell office:value-type="float" office:value="356715" table:style-name="ce12">
            <text:p>356.715</text:p>
          </table:table-cell>
          <table:table-cell office:value-type="float" office:value="49600" table:style-name="ce12">
            <text:p>49.600</text:p>
          </table:table-cell>
          <table:table-cell office:value-type="float" office:value="136400" table:style-name="ce12">
            <text:p>136.400</text:p>
          </table:table-cell>
          <table:table-cell office:value-type="float" office:value="542715" table:style-name="ce13">
            <text:p>542.715</text:p>
          </table:table-cell>
          <table:table-cell office:value-type="float" office:value="423319" table:style-name="ce13">
            <text:p>423.319</text:p>
          </table:table-cell>
          <table:table-cell office:value-type="percentage" office:value="0.78000239536404925" table:style-name="ce14">
            <text:p>78,0%</text:p>
          </table:table-cell>
          <table:table-cell office:value-type="float" office:value="284704" table:style-name="ce12">
            <text:p>284.704</text:p>
          </table:table-cell>
          <table:table-cell office:value-type="float" office:value="138615" table:style-name="ce12">
            <text:p>138.615</text:p>
          </table:table-cell>
          <table:table-cell office:value-type="date" office:date-value="2021-04-06T00:00:00" table:style-name="ce15">
            <text:p>06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taluña</text:p>
          </table:table-cell>
          <table:table-cell office:value-type="float" office:value="1220930" table:style-name="ce12">
            <text:p>1.220.930</text:p>
          </table:table-cell>
          <table:table-cell office:value-type="float" office:value="168400" table:style-name="ce12">
            <text:p>168.400</text:p>
          </table:table-cell>
          <table:table-cell office:value-type="float" office:value="519100" table:style-name="ce12">
            <text:p>519.100</text:p>
          </table:table-cell>
          <table:table-cell office:value-type="float" office:value="1908430" table:style-name="ce13">
            <text:p>1.908.430</text:p>
          </table:table-cell>
          <table:table-cell office:value-type="float" office:value="1504694" table:style-name="ce13">
            <text:p>1.504.694</text:p>
          </table:table-cell>
          <table:table-cell office:value-type="percentage" office:value="0.78844600011527799" table:style-name="ce14">
            <text:p>78,8%</text:p>
          </table:table-cell>
          <table:table-cell office:value-type="float" office:value="1062206" table:style-name="ce12">
            <text:p>1.062.206</text:p>
          </table:table-cell>
          <table:table-cell office:value-type="float" office:value="442488" table:style-name="ce12">
            <text:p>442.488</text:p>
          </table:table-cell>
          <table:table-cell office:value-type="date" office:date-value="2021-04-06T00:00:00" table:style-name="ce15">
            <text:p>06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. Valenciana</text:p>
          </table:table-cell>
          <table:table-cell office:value-type="float" office:value="711550" table:style-name="ce12">
            <text:p>711.550</text:p>
          </table:table-cell>
          <table:table-cell office:value-type="float" office:value="96800" table:style-name="ce12">
            <text:p>96.800</text:p>
          </table:table-cell>
          <table:table-cell office:value-type="float" office:value="337500" table:style-name="ce12">
            <text:p>337.500</text:p>
          </table:table-cell>
          <table:table-cell office:value-type="float" office:value="1145850" table:style-name="ce13">
            <text:p>1.145.850</text:p>
          </table:table-cell>
          <table:table-cell office:value-type="float" office:value="926076" table:style-name="ce13">
            <text:p>926.076</text:p>
          </table:table-cell>
          <table:table-cell office:value-type="percentage" office:value="0.80820002618143738" table:style-name="ce14">
            <text:p>80,8%</text:p>
          </table:table-cell>
          <table:table-cell office:value-type="float" office:value="663216" table:style-name="ce12">
            <text:p>663.216</text:p>
          </table:table-cell>
          <table:table-cell office:value-type="float" office:value="262860" table:style-name="ce12">
            <text:p>262.860</text:p>
          </table:table-cell>
          <table:table-cell office:value-type="date" office:date-value="2021-04-06T00:00:00" table:style-name="ce15">
            <text:p>06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Extremadura</text:p>
          </table:table-cell>
          <table:table-cell office:value-type="float" office:value="211265" table:style-name="ce12">
            <text:p>211.265</text:p>
          </table:table-cell>
          <table:table-cell office:value-type="float" office:value="28100" table:style-name="ce12">
            <text:p>28.100</text:p>
          </table:table-cell>
          <table:table-cell office:value-type="float" office:value="70900" table:style-name="ce12">
            <text:p>70.900</text:p>
          </table:table-cell>
          <table:table-cell office:value-type="float" office:value="310265" table:style-name="ce13">
            <text:p>310.265</text:p>
          </table:table-cell>
          <table:table-cell office:value-type="float" office:value="254867" table:style-name="ce13">
            <text:p>254.867</text:p>
          </table:table-cell>
          <table:table-cell office:value-type="percentage" office:value="0.82144940615280482" table:style-name="ce14">
            <text:p>82,1%</text:p>
          </table:table-cell>
          <table:table-cell office:value-type="float" office:value="174704" table:style-name="ce12">
            <text:p>174.704</text:p>
          </table:table-cell>
          <table:table-cell office:value-type="float" office:value="80163" table:style-name="ce12">
            <text:p>80.163</text:p>
          </table:table-cell>
          <table:table-cell office:value-type="date" office:date-value="2021-04-06T00:00:00" table:style-name="ce15">
            <text:p>06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Galicia</text:p>
          </table:table-cell>
          <table:table-cell office:value-type="float" office:value="532465" table:style-name="ce12">
            <text:p>532.465</text:p>
          </table:table-cell>
          <table:table-cell office:value-type="float" office:value="73600" table:style-name="ce12">
            <text:p>73.600</text:p>
          </table:table-cell>
          <table:table-cell office:value-type="float" office:value="180300" table:style-name="ce12">
            <text:p>180.300</text:p>
          </table:table-cell>
          <table:table-cell office:value-type="float" office:value="786365" table:style-name="ce13">
            <text:p>786.365</text:p>
          </table:table-cell>
          <table:table-cell office:value-type="float" office:value="584849" table:style-name="ce13">
            <text:p>584.849</text:p>
          </table:table-cell>
          <table:table-cell office:value-type="percentage" office:value="0.74373732299886186" table:style-name="ce14">
            <text:p>74,4%</text:p>
          </table:table-cell>
          <table:table-cell office:value-type="float" office:value="408648" table:style-name="ce12">
            <text:p>408.648</text:p>
          </table:table-cell>
          <table:table-cell office:value-type="float" office:value="176201" table:style-name="ce12">
            <text:p>176.201</text:p>
          </table:table-cell>
          <table:table-cell office:value-type="date" office:date-value="2021-04-06T00:00:00" table:style-name="ce15">
            <text:p>06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La Rioja</text:p>
          </table:table-cell>
          <table:table-cell office:value-type="float" office:value="50375" table:style-name="ce12">
            <text:p>50.375</text:p>
          </table:table-cell>
          <table:table-cell office:value-type="float" office:value="7800" table:style-name="ce12">
            <text:p>7.800</text:p>
          </table:table-cell>
          <table:table-cell office:value-type="float" office:value="21300" table:style-name="ce12">
            <text:p>21.300</text:p>
          </table:table-cell>
          <table:table-cell office:value-type="float" office:value="79475" table:style-name="ce13">
            <text:p>79.475</text:p>
          </table:table-cell>
          <table:table-cell office:value-type="float" office:value="71782" table:style-name="ce13">
            <text:p>71.782</text:p>
          </table:table-cell>
          <table:table-cell office:value-type="percentage" office:value="0.90320226486316457" table:style-name="ce14">
            <text:p>90,3%</text:p>
          </table:table-cell>
          <table:table-cell office:value-type="float" office:value="47525" table:style-name="ce12">
            <text:p>47.525</text:p>
          </table:table-cell>
          <table:table-cell office:value-type="float" office:value="24257" table:style-name="ce12">
            <text:p>24.257</text:p>
          </table:table-cell>
          <table:table-cell office:value-type="date" office:date-value="2021-04-06T00:00:00" table:style-name="ce15">
            <text:p>06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Madrid</text:p>
          </table:table-cell>
          <table:table-cell office:value-type="float" office:value="996765" table:style-name="ce12">
            <text:p>996.765</text:p>
          </table:table-cell>
          <table:table-cell office:value-type="float" office:value="136100" table:style-name="ce12">
            <text:p>136.100</text:p>
          </table:table-cell>
          <table:table-cell office:value-type="float" office:value="452500" table:style-name="ce12">
            <text:p>452.500</text:p>
          </table:table-cell>
          <table:table-cell office:value-type="float" office:value="1585365" table:style-name="ce13">
            <text:p>1.585.365</text:p>
          </table:table-cell>
          <table:table-cell office:value-type="float" office:value="1239223" table:style-name="ce13">
            <text:p>1.239.223</text:p>
          </table:table-cell>
          <table:table-cell office:value-type="percentage" office:value="0.78166415935762423" table:style-name="ce14">
            <text:p>78,2%</text:p>
          </table:table-cell>
          <table:table-cell office:value-type="float" office:value="831687" table:style-name="ce12">
            <text:p>831.687</text:p>
          </table:table-cell>
          <table:table-cell office:value-type="float" office:value="407536" table:style-name="ce12">
            <text:p>407.536</text:p>
          </table:table-cell>
          <table:table-cell office:value-type="date" office:date-value="2021-04-06T00:00:00" table:style-name="ce15">
            <text:p>06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Murcia<text:s/></text:p>
          </table:table-cell>
          <table:table-cell office:value-type="float" office:value="228875" table:style-name="ce12">
            <text:p>228.875</text:p>
          </table:table-cell>
          <table:table-cell office:value-type="float" office:value="29400" table:style-name="ce12">
            <text:p>29.400</text:p>
          </table:table-cell>
          <table:table-cell office:value-type="float" office:value="100800" table:style-name="ce12">
            <text:p>100.800</text:p>
          </table:table-cell>
          <table:table-cell office:value-type="float" office:value="359075" table:style-name="ce13">
            <text:p>359.075</text:p>
          </table:table-cell>
          <table:table-cell office:value-type="float" office:value="264263" table:style-name="ce13">
            <text:p>264.263</text:p>
          </table:table-cell>
          <table:table-cell office:value-type="percentage" office:value="0.73595488407714271" table:style-name="ce14">
            <text:p>73,6%</text:p>
          </table:table-cell>
          <table:table-cell office:value-type="float" office:value="173403" table:style-name="ce12">
            <text:p>173.403</text:p>
          </table:table-cell>
          <table:table-cell office:value-type="float" office:value="90860" table:style-name="ce12">
            <text:p>90.860</text:p>
          </table:table-cell>
          <table:table-cell office:value-type="date" office:date-value="2021-04-06T00:00:00" table:style-name="ce15">
            <text:p>06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Navarra</text:p>
          </table:table-cell>
          <table:table-cell office:value-type="float" office:value="113055" table:style-name="ce12">
            <text:p>113.055</text:p>
          </table:table-cell>
          <table:table-cell office:value-type="float" office:value="15400" table:style-name="ce12">
            <text:p>15.400</text:p>
          </table:table-cell>
          <table:table-cell office:value-type="float" office:value="44100" table:style-name="ce12">
            <text:p>44.100</text:p>
          </table:table-cell>
          <table:table-cell office:value-type="float" office:value="172555" table:style-name="ce13">
            <text:p>172.555</text:p>
          </table:table-cell>
          <table:table-cell office:value-type="float" office:value="137093" table:style-name="ce13">
            <text:p>137.093</text:p>
          </table:table-cell>
          <table:table-cell office:value-type="percentage" office:value="0.7944887137434441" table:style-name="ce14">
            <text:p>79,4%</text:p>
          </table:table-cell>
          <table:table-cell office:value-type="float" office:value="93293" table:style-name="ce12">
            <text:p>93.293</text:p>
          </table:table-cell>
          <table:table-cell office:value-type="float" office:value="43800" table:style-name="ce12">
            <text:p>43.800</text:p>
          </table:table-cell>
          <table:table-cell office:value-type="date" office:date-value="2021-04-06T00:00:00" table:style-name="ce15">
            <text:p>06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País Vasco</text:p>
          </table:table-cell>
          <table:table-cell office:value-type="float" office:value="314550" table:style-name="ce12">
            <text:p>314.550</text:p>
          </table:table-cell>
          <table:table-cell office:value-type="float" office:value="52900" table:style-name="ce12">
            <text:p>52.900</text:p>
          </table:table-cell>
          <table:table-cell office:value-type="float" office:value="148200" table:style-name="ce12">
            <text:p>148.200</text:p>
          </table:table-cell>
          <table:table-cell office:value-type="float" office:value="515650" table:style-name="ce13">
            <text:p>515.650</text:p>
          </table:table-cell>
          <table:table-cell office:value-type="float" office:value="445819" table:style-name="ce13">
            <text:p>445.819</text:p>
          </table:table-cell>
          <table:table-cell office:value-type="percentage" office:value="0.86457674779404636" table:style-name="ce14">
            <text:p>86,5%</text:p>
          </table:table-cell>
          <table:table-cell office:value-type="float" office:value="329676" table:style-name="ce12">
            <text:p>329.676</text:p>
          </table:table-cell>
          <table:table-cell office:value-type="float" office:value="116143" table:style-name="ce12">
            <text:p>116.143</text:p>
          </table:table-cell>
          <table:table-cell office:value-type="date" office:date-value="2021-04-06T00:00:00" table:style-name="ce15">
            <text:p>06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euta</text:p>
          </table:table-cell>
          <table:table-cell office:value-type="float" office:value="9000" table:style-name="ce12">
            <text:p>9.000</text:p>
          </table:table-cell>
          <table:table-cell office:value-type="float" office:value="1300" table:style-name="ce12">
            <text:p>1.300</text:p>
          </table:table-cell>
          <table:table-cell office:value-type="float" office:value="5800" table:style-name="ce12">
            <text:p>5.800</text:p>
          </table:table-cell>
          <table:table-cell office:value-type="float" office:value="16100" table:style-name="ce13">
            <text:p>16.100</text:p>
          </table:table-cell>
          <table:table-cell office:value-type="float" office:value="14358" table:style-name="ce13">
            <text:p>14.358</text:p>
          </table:table-cell>
          <table:table-cell office:value-type="percentage" office:value="0.89180124223602486" table:style-name="ce14">
            <text:p>89,2%</text:p>
          </table:table-cell>
          <table:table-cell office:value-type="float" office:value="10719" table:style-name="ce12">
            <text:p>10.719</text:p>
          </table:table-cell>
          <table:table-cell office:value-type="float" office:value="3639" table:style-name="ce12">
            <text:p>3.639</text:p>
          </table:table-cell>
          <table:table-cell office:value-type="date" office:date-value="2021-04-06T00:00:00" table:style-name="ce15">
            <text:p>06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Melilla</text:p>
          </table:table-cell>
          <table:table-cell office:value-type="float" office:value="9000" table:style-name="ce12">
            <text:p>9.000</text:p>
          </table:table-cell>
          <table:table-cell office:value-type="float" office:value="1200" table:style-name="ce12">
            <text:p>1.200</text:p>
          </table:table-cell>
          <table:table-cell office:value-type="float" office:value="5800" table:style-name="ce12">
            <text:p>5.800</text:p>
          </table:table-cell>
          <table:table-cell office:value-type="float" office:value="16000" table:style-name="ce13">
            <text:p>16.000</text:p>
          </table:table-cell>
          <table:table-cell office:value-type="float" office:value="11582" table:style-name="ce13">
            <text:p>11.582</text:p>
          </table:table-cell>
          <table:table-cell office:value-type="percentage" office:value="0.72387500000000005" table:style-name="ce14">
            <text:p>72,4%</text:p>
          </table:table-cell>
          <table:table-cell office:value-type="float" office:value="9092" table:style-name="ce12">
            <text:p>9.092</text:p>
          </table:table-cell>
          <table:table-cell office:value-type="float" office:value="2490" table:style-name="ce12">
            <text:p>2.490</text:p>
          </table:table-cell>
          <table:table-cell office:value-type="date" office:date-value="2021-04-05T00:00:00" table:style-name="ce16">
            <text:p>05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Fuerzas Armadas</text:p>
          </table:table-cell>
          <table:table-cell office:value-type="float" office:value="19500" table:style-name="ce12">
            <text:p>19.500</text:p>
          </table:table-cell>
          <table:table-cell office:value-type="float" office:value="0" table:style-name="ce12">
            <text:p>0</text:p>
          </table:table-cell>
          <table:table-cell office:value-type="float" office:value="66100" table:style-name="ce12">
            <text:p>66.100</text:p>
          </table:table-cell>
          <table:table-cell office:value-type="float" office:value="85600" table:style-name="ce13">
            <text:p>85.600</text:p>
          </table:table-cell>
          <table:table-cell office:value-type="float" office:value="58061" table:style-name="ce17">
            <text:p>58.061</text:p>
          </table:table-cell>
          <table:table-cell office:value-type="percentage" office:value="0.67828271028037379" table:style-name="ce14">
            <text:p>67,8%</text:p>
          </table:table-cell>
          <table:table-cell office:value-type="float" office:value="53029" table:style-name="ce12">
            <text:p>53.029</text:p>
          </table:table-cell>
          <table:table-cell office:value-type="float" office:value="5032" table:style-name="ce12">
            <text:p>5.032</text:p>
          </table:table-cell>
          <table:table-cell office:value-type="date" office:date-value="2021-04-06T00:00:00" table:style-name="ce16">
            <text:p>06/04/2021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7633275" table:style-name="ce19">
            <text:p>7.633.275</text:p>
          </table:table-cell>
          <table:table-cell office:value-type="float" office:value="1044000" table:style-name="ce20">
            <text:p>1.044.000</text:p>
          </table:table-cell>
          <table:table-cell office:value-type="float" office:value="3232200" table:style-name="ce21">
            <text:p>3.232.200</text:p>
          </table:table-cell>
          <table:table-cell office:value-type="float" office:value="11909475" table:style-name="ce22">
            <text:p>11.909.475</text:p>
          </table:table-cell>
          <table:table-cell office:value-type="float" office:value="9357847" table:style-name="ce22">
            <text:p>9.357.847</text:p>
          </table:table-cell>
          <table:table-cell office:value-type="percentage" office:value="0.78574807033895278" table:style-name="ce23">
            <text:p>78,6%</text:p>
          </table:table-cell>
          <table:table-cell office:value-type="float" office:value="6416016" table:style-name="ce22">
            <text:p>6.416.016</text:p>
          </table:table-cell>
          <table:table-cell office:value-type="float" office:value="2941831" table:style-name="ce22">
            <text:p>2.941.831</text:p>
          </table:table-cell>
          <table:table-cell table:style-name="ce22"/>
          <table:table-cell table:number-columns-repeated="16374"/>
        </table:table-row>
        <table:table-row table:number-rows-repeated="1048554" table:style-name="ro2">
          <table:table-cell table:number-columns-repeated="16384"/>
        </table:table-row>
      </table:table>
      <table:table table:name="Institucionalizados" table:style-name="ta1">
        <table:table-column table:style-name="co11" table:default-cell-style-name="ce1"/>
        <table:table-column table:style-name="co12" table:number-columns-repeated="5" table:default-cell-style-name="ce1"/>
        <table:table-column table:style-name="co10" table:number-columns-repeated="16378" table:default-cell-style-name="ce1"/>
        <table:table-row table:style-name="ro3">
          <table:table-cell table:style-name="ce2"/>
          <table:table-cell office:value-type="string" table:style-name="ce4">
            <text:p>Denominador Poblacional CCAA</text:p>
          </table:table-cell>
          <table:table-cell office:value-type="string" table:style-name="ce4">
            <text:p>Persona institucionalizada con al menos 1 dosis (2)</text:p>
          </table:table-cell>
          <table:table-cell office:value-type="string" table:style-name="ce4">
            <text:p>Persona institucionalizada  Pauta Completa (2)<text:s/></text:p>
          </table:table-cell>
          <table:table-cell office:value-type="string" table:style-name="ce4">
            <text:p>% Con al menos 1 dosis sobre Denominador Poblacional CCAA</text:p>
          </table:table-cell>
          <table:table-cell office:value-type="string" table:style-name="ce4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Andalucía</text:p>
          </table:table-cell>
          <table:table-cell office:value-type="float" office:value="41651" table:style-name="ce7">
            <text:p>41.651</text:p>
          </table:table-cell>
          <table:table-cell office:value-type="float" office:value="40929" table:style-name="ce7">
            <text:p>40.929</text:p>
          </table:table-cell>
          <table:table-cell office:value-type="float" office:value="38976" table:style-name="ce7">
            <text:p>38.976</text:p>
          </table:table-cell>
          <table:table-cell office:value-type="percentage" office:value="0.98266548222131522" table:style-name="ce24">
            <text:p>98,3%</text:p>
          </table:table-cell>
          <table:table-cell office:value-type="percentage" office:value="0.9357758517202468" table:style-name="ce24">
            <text:p>93,6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Aragón</text:p>
          </table:table-cell>
          <table:table-cell office:value-type="float" office:value="18400" table:style-name="ce12">
            <text:p>18.400</text:p>
          </table:table-cell>
          <table:table-cell office:value-type="float" office:value="18154" table:style-name="ce25">
            <text:p>18.154</text:p>
          </table:table-cell>
          <table:table-cell office:value-type="float" office:value="17356" table:style-name="ce25">
            <text:p>17.356</text:p>
          </table:table-cell>
          <table:table-cell office:value-type="percentage" office:value="0.9866304347826087" table:style-name="ce26">
            <text:p>98,7%</text:p>
          </table:table-cell>
          <table:table-cell office:value-type="percentage" office:value="0.94326086956521737" table:style-name="ce26">
            <text:p>94,3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Asturias<text:s/></text:p>
          </table:table-cell>
          <table:table-cell office:value-type="float" office:value="11948" table:style-name="ce12">
            <text:p>11.948</text:p>
          </table:table-cell>
          <table:table-cell office:value-type="float" office:value="11617" table:style-name="ce25">
            <text:p>11.617</text:p>
          </table:table-cell>
          <table:table-cell office:value-type="float" office:value="11149" table:style-name="ce25">
            <text:p>11.149</text:p>
          </table:table-cell>
          <table:table-cell office:value-type="percentage" office:value="0.97229661868095074" table:style-name="ce26">
            <text:p>97,2%</text:p>
          </table:table-cell>
          <table:table-cell office:value-type="percentage" office:value="0.93312688316036152" table:style-name="ce26">
            <text:p>93,3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Baleares</text:p>
          </table:table-cell>
          <table:table-cell office:value-type="float" office:value="5496" table:style-name="ce12">
            <text:p>5.496</text:p>
          </table:table-cell>
          <table:table-cell office:value-type="float" office:value="5122" table:style-name="ce25">
            <text:p>5.122</text:p>
          </table:table-cell>
          <table:table-cell office:value-type="float" office:value="4916" table:style-name="ce25">
            <text:p>4.916</text:p>
          </table:table-cell>
          <table:table-cell office:value-type="percentage" office:value="0.93195050946142655" table:style-name="ce26">
            <text:p>93,2%</text:p>
          </table:table-cell>
          <table:table-cell office:value-type="percentage" office:value="0.89446870451237259" table:style-name="ce26">
            <text:p>89,4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narias</text:p>
          </table:table-cell>
          <table:table-cell office:value-type="float" office:value="10605" table:style-name="ce12">
            <text:p>10.605</text:p>
          </table:table-cell>
          <table:table-cell office:value-type="float" office:value="10601" table:style-name="ce25">
            <text:p>10.601</text:p>
          </table:table-cell>
          <table:table-cell office:value-type="float" office:value="9471" table:style-name="ce25">
            <text:p>9.471</text:p>
          </table:table-cell>
          <table:table-cell office:value-type="percentage" office:value="0.99962281942479958" table:style-name="ce26">
            <text:p>100,0%</text:p>
          </table:table-cell>
          <table:table-cell office:value-type="percentage" office:value="0.89306930693069309" table:style-name="ce26">
            <text:p>89,3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ntabria</text:p>
          </table:table-cell>
          <table:table-cell office:value-type="float" office:value="7470" table:style-name="ce12">
            <text:p>7.470</text:p>
          </table:table-cell>
          <table:table-cell office:value-type="float" office:value="7078" table:style-name="ce25">
            <text:p>7.078</text:p>
          </table:table-cell>
          <table:table-cell office:value-type="float" office:value="6534" table:style-name="ce25">
            <text:p>6.534</text:p>
          </table:table-cell>
          <table:table-cell office:value-type="percentage" office:value="0.94752342704149928" table:style-name="ce26">
            <text:p>94,8%</text:p>
          </table:table-cell>
          <table:table-cell office:value-type="percentage" office:value="0.87469879518072291" table:style-name="ce26">
            <text:p>87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stilla y Leon<text:s/></text:p>
          </table:table-cell>
          <table:table-cell office:value-type="float" office:value="46000" table:style-name="ce12">
            <text:p>46.000</text:p>
          </table:table-cell>
          <table:table-cell office:value-type="float" office:value="45882" table:style-name="ce25">
            <text:p>45.882</text:p>
          </table:table-cell>
          <table:table-cell office:value-type="float" office:value="44168" table:style-name="ce25">
            <text:p>44.168</text:p>
          </table:table-cell>
          <table:table-cell office:value-type="percentage" office:value="0.99743478260869567" table:style-name="ce26">
            <text:p>99,7%</text:p>
          </table:table-cell>
          <table:table-cell office:value-type="percentage" office:value="0.96017391304347821" table:style-name="ce26">
            <text:p>96,0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stilla - La Mancha</text:p>
          </table:table-cell>
          <table:table-cell office:value-type="float" office:value="25566" table:style-name="ce12">
            <text:p>25.566</text:p>
          </table:table-cell>
          <table:table-cell office:value-type="float" office:value="24510" table:style-name="ce25">
            <text:p>24.510</text:p>
          </table:table-cell>
          <table:table-cell office:value-type="float" office:value="22929" table:style-name="ce25">
            <text:p>22.929</text:p>
          </table:table-cell>
          <table:table-cell office:value-type="percentage" office:value="0.95869514198544947" table:style-name="ce26">
            <text:p>95,9%</text:p>
          </table:table-cell>
          <table:table-cell office:value-type="percentage" office:value="0.89685519831025584" table:style-name="ce26">
            <text:p>89,7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taluña</text:p>
          </table:table-cell>
          <table:table-cell office:value-type="float" office:value="75649" table:style-name="ce12">
            <text:p>75.649</text:p>
          </table:table-cell>
          <table:table-cell office:value-type="float" office:value="74073" table:style-name="ce25">
            <text:p>74.073</text:p>
          </table:table-cell>
          <table:table-cell office:value-type="float" office:value="63275" table:style-name="ce25">
            <text:p>63.275</text:p>
          </table:table-cell>
          <table:table-cell office:value-type="percentage" office:value="0.97916694206136234" table:style-name="ce26">
            <text:p>97,9%</text:p>
          </table:table-cell>
          <table:table-cell office:value-type="percentage" office:value="0.83642876971275226" table:style-name="ce26">
            <text:p>83,6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. Valenciana</text:p>
          </table:table-cell>
          <table:table-cell office:value-type="float" office:value="29500" table:style-name="ce12">
            <text:p>29.500</text:p>
          </table:table-cell>
          <table:table-cell office:value-type="float" office:value="29486" table:style-name="ce25">
            <text:p>29.486</text:p>
          </table:table-cell>
          <table:table-cell office:value-type="float" office:value="27116" table:style-name="ce25">
            <text:p>27.116</text:p>
          </table:table-cell>
          <table:table-cell office:value-type="percentage" office:value="0.99952542372881359" table:style-name="ce26">
            <text:p>100,0%</text:p>
          </table:table-cell>
          <table:table-cell office:value-type="percentage" office:value="0.91918644067796607" table:style-name="ce26">
            <text:p>91,9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Extremadura</text:p>
          </table:table-cell>
          <table:table-cell office:value-type="float" office:value="15226" table:style-name="ce12">
            <text:p>15.226</text:p>
          </table:table-cell>
          <table:table-cell office:value-type="float" office:value="14458" table:style-name="ce25">
            <text:p>14.458</text:p>
          </table:table-cell>
          <table:table-cell office:value-type="float" office:value="13913" table:style-name="ce25">
            <text:p>13.913</text:p>
          </table:table-cell>
          <table:table-cell office:value-type="percentage" office:value="0.94955996322080649" table:style-name="ce26">
            <text:p>95,0%</text:p>
          </table:table-cell>
          <table:table-cell office:value-type="percentage" office:value="0.91376592670432155" table:style-name="ce26">
            <text:p>91,4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Galicia</text:p>
          </table:table-cell>
          <table:table-cell office:value-type="float" office:value="23048" table:style-name="ce12">
            <text:p>23.048</text:p>
          </table:table-cell>
          <table:table-cell office:value-type="float" office:value="22949" table:style-name="ce25">
            <text:p>22.949</text:p>
          </table:table-cell>
          <table:table-cell office:value-type="float" office:value="21881" table:style-name="ce25">
            <text:p>21.881</text:p>
          </table:table-cell>
          <table:table-cell office:value-type="percentage" office:value="0.99570461645262065" table:style-name="ce26">
            <text:p>99,6%</text:p>
          </table:table-cell>
          <table:table-cell office:value-type="percentage" office:value="0.94936653939604299" table:style-name="ce26">
            <text:p>94,9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La Rioja</text:p>
          </table:table-cell>
          <table:table-cell office:value-type="float" office:value="3390" table:style-name="ce12">
            <text:p>3.390</text:p>
          </table:table-cell>
          <table:table-cell office:value-type="float" office:value="3371" table:style-name="ce25">
            <text:p>3.371</text:p>
          </table:table-cell>
          <table:table-cell office:value-type="float" office:value="3238" table:style-name="ce25">
            <text:p>3.238</text:p>
          </table:table-cell>
          <table:table-cell office:value-type="percentage" office:value="0.99439528023598822" table:style-name="ce26">
            <text:p>99,4%</text:p>
          </table:table-cell>
          <table:table-cell office:value-type="percentage" office:value="0.95516224188790555" table:style-name="ce26">
            <text:p>95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adrid</text:p>
          </table:table-cell>
          <table:table-cell office:value-type="float" office:value="51179" table:style-name="ce12">
            <text:p>51.179</text:p>
          </table:table-cell>
          <table:table-cell office:value-type="float" office:value="49821" table:style-name="ce25">
            <text:p>49.821</text:p>
          </table:table-cell>
          <table:table-cell office:value-type="float" office:value="46794" table:style-name="ce25">
            <text:p>46.794</text:p>
          </table:table-cell>
          <table:table-cell office:value-type="percentage" office:value="0.97346567928251826" table:style-name="ce26">
            <text:p>97,3%</text:p>
          </table:table-cell>
          <table:table-cell office:value-type="percentage" office:value="0.91432032669649665" table:style-name="ce26">
            <text:p>91,4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urcia<text:s/></text:p>
          </table:table-cell>
          <table:table-cell office:value-type="float" office:value="11885" table:style-name="ce12">
            <text:p>11.885</text:p>
          </table:table-cell>
          <table:table-cell office:value-type="float" office:value="11245" table:style-name="ce25">
            <text:p>11.245</text:p>
          </table:table-cell>
          <table:table-cell office:value-type="float" office:value="10718" table:style-name="ce25">
            <text:p>10.718</text:p>
          </table:table-cell>
          <table:table-cell office:value-type="percentage" office:value="0.94615061001262091" table:style-name="ce26">
            <text:p>94,6%</text:p>
          </table:table-cell>
          <table:table-cell office:value-type="percentage" office:value="0.90180900294488853" table:style-name="ce26">
            <text:p>90,2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Navarra</text:p>
          </table:table-cell>
          <table:table-cell office:value-type="float" office:value="8343" table:style-name="ce12">
            <text:p>8.343</text:p>
          </table:table-cell>
          <table:table-cell office:value-type="float" office:value="8057" table:style-name="ce25">
            <text:p>8.057</text:p>
          </table:table-cell>
          <table:table-cell office:value-type="float" office:value="7864" table:style-name="ce25">
            <text:p>7.864</text:p>
          </table:table-cell>
          <table:table-cell office:value-type="percentage" office:value="0.96571976507251589" table:style-name="ce26">
            <text:p>96,6%</text:p>
          </table:table-cell>
          <table:table-cell office:value-type="percentage" office:value="0.94258659954452839" table:style-name="ce26">
            <text:p>94,3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País Vasco</text:p>
          </table:table-cell>
          <table:table-cell office:value-type="float" office:value="23000" table:style-name="ce12">
            <text:p>23.000</text:p>
          </table:table-cell>
          <table:table-cell office:value-type="float" office:value="22924" table:style-name="ce25">
            <text:p>22.924</text:p>
          </table:table-cell>
          <table:table-cell office:value-type="float" office:value="20333" table:style-name="ce25">
            <text:p>20.333</text:p>
          </table:table-cell>
          <table:table-cell office:value-type="percentage" office:value="0.99669565217391309" table:style-name="ce26">
            <text:p>99,7%</text:p>
          </table:table-cell>
          <table:table-cell office:value-type="percentage" office:value="0.8840434782608696" table:style-name="ce26">
            <text:p>88,4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euta</text:p>
          </table:table-cell>
          <table:table-cell office:value-type="float" office:value="210" table:style-name="ce12">
            <text:p>210</text:p>
          </table:table-cell>
          <table:table-cell office:value-type="float" office:value="195" table:style-name="ce25">
            <text:p>195</text:p>
          </table:table-cell>
          <table:table-cell office:value-type="float" office:value="189" table:style-name="ce25">
            <text:p>189</text:p>
          </table:table-cell>
          <table:table-cell office:value-type="percentage" office:value="0.9285714285714286" table:style-name="ce26">
            <text:p>92,9%</text:p>
          </table:table-cell>
          <table:table-cell office:value-type="percentage" office:value="0.9" table:style-name="ce26">
            <text:p>90,0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elilla</text:p>
          </table:table-cell>
          <table:table-cell office:value-type="float" office:value="315" table:style-name="ce12">
            <text:p>315</text:p>
          </table:table-cell>
          <table:table-cell office:value-type="float" office:value="305" table:style-name="ce25">
            <text:p>305</text:p>
          </table:table-cell>
          <table:table-cell office:value-type="float" office:value="292" table:style-name="ce25">
            <text:p>292</text:p>
          </table:table-cell>
          <table:table-cell office:value-type="percentage" office:value="0.96825396825396826" table:style-name="ce26">
            <text:p>96,8%</text:p>
          </table:table-cell>
          <table:table-cell office:value-type="percentage" office:value="0.92698412698412702" table:style-name="ce26">
            <text:p>92,7%</text:p>
          </table:table-cell>
          <table:table-cell table:number-columns-repeated="16378"/>
        </table:table-row>
        <table:table-row table:style-name="ro4">
          <table:table-cell office:value-type="string" table:style-name="ce18">
            <text:p>Totales</text:p>
          </table:table-cell>
          <table:table-cell office:value-type="float" office:value="408881" table:style-name="ce22">
            <text:p>408.881</text:p>
          </table:table-cell>
          <table:table-cell office:value-type="float" office:value="400777" table:style-name="ce22">
            <text:p>400.777</text:p>
          </table:table-cell>
          <table:table-cell office:value-type="float" office:value="371112" table:style-name="ce22">
            <text:p>371.112</text:p>
          </table:table-cell>
          <table:table-cell office:value-type="percentage" office:value="0.98018005238688033" table:style-name="ce23">
            <text:p>98,0%</text:p>
          </table:table-cell>
          <table:table-cell office:value-type="percentage" office:value="0.90762838087365272" table:style-name="ce23">
            <text:p>90,8%</text:p>
          </table:table-cell>
          <table:table-cell table:number-columns-repeated="16378"/>
        </table:table-row>
        <table:table-row table:number-rows-repeated="1048555" table:style-name="ro4">
          <table:table-cell table:number-columns-repeated="16384"/>
        </table:table-row>
      </table:table>
      <table:table table:name="Cobertura_Población" table:style-name="ta2">
        <table:table-column table:style-name="co11" table:default-cell-style-name="ce1"/>
        <table:table-column table:style-name="co12" table:number-columns-repeated="6" table:default-cell-style-name="ce1"/>
        <table:table-column table:style-name="co9" table:default-cell-style-name="ce5"/>
        <table:table-column table:style-name="co10" table:number-columns-repeated="16376" table:default-cell-style-name="ce1"/>
        <table:table-row table:style-name="ro5">
          <table:table-cell table:style-name="ce2"/>
          <table:table-cell office:value-type="string" table:style-name="ce4">
            <text:p>Población a vacunar <text:s/>Grupos 1-5A+6</text:p>
          </table:table-cell>
          <table:table-cell office:value-type="string" table:style-name="ce4">
            <text:p>Dosis administradas</text:p>
          </table:table-cell>
          <table:table-cell office:value-type="string" table:style-name="ce4">
            <text:p>Nº Personas con 1 dosis</text:p>
          </table:table-cell>
          <table:table-cell office:value-type="string" table:style-name="ce4">
            <text:p>% 1ª dosis</text:p>
          </table:table-cell>
          <table:table-cell office:value-type="string" table:style-name="ce4">
            <text:p>Nº Personas con pauta completa</text:p>
          </table:table-cell>
          <table:table-cell office:value-type="string" table:style-name="ce4">
            <text:p>% personas con pauta completa</text:p>
          </table:table-cell>
          <table:table-cell office:value-type="string" table:style-name="ce4">
            <text:p>Fecha de la última vacuna registrada</text:p>
          </table:table-cell>
          <table:table-cell table:number-columns-repeated="16376"/>
        </table:table-row>
        <table:table-row table:style-name="ro4">
          <table:table-cell office:value-type="string" table:style-name="ce6">
            <text:p>Andalucía</text:p>
          </table:table-cell>
          <table:table-cell office:value-type="float" office:value="1042559" table:style-name="ce7">
            <text:p>1.042.559</text:p>
          </table:table-cell>
          <table:table-cell office:value-type="float" office:value="1441414" table:style-name="ce7">
            <text:p>1.441.414</text:p>
          </table:table-cell>
          <table:table-cell office:value-type="float" office:value="933984" table:style-name="ce7">
            <text:p>933.984</text:p>
          </table:table-cell>
          <table:table-cell office:value-type="percentage" office:value="0.89585721287716091" table:style-name="ce27">
            <text:p>89,6%</text:p>
          </table:table-cell>
          <table:table-cell office:value-type="float" office:value="507430" table:style-name="ce7">
            <text:p>507.430</text:p>
          </table:table-cell>
          <table:table-cell office:value-type="percentage" office:value="0.4867158597259244" table:style-name="ce27">
            <text:p>48,7%</text:p>
          </table:table-cell>
          <table:table-cell office:value-type="date" office:date-value="2021-03-30T00:00:00" table:style-name="ce10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Aragón</text:p>
          </table:table-cell>
          <table:table-cell office:value-type="float" office:value="210455" table:style-name="ce12">
            <text:p>210.455</text:p>
          </table:table-cell>
          <table:table-cell office:value-type="float" office:value="250339" table:style-name="ce25">
            <text:p>250.339</text:p>
          </table:table-cell>
          <table:table-cell office:value-type="float" office:value="161061" table:style-name="ce25">
            <text:p>161.061</text:p>
          </table:table-cell>
          <table:table-cell office:value-type="percentage" office:value="0.765298995034568" table:style-name="ce28">
            <text:p>76,5%</text:p>
          </table:table-cell>
          <table:table-cell office:value-type="float" office:value="89278" table:style-name="ce25">
            <text:p>89.278</text:p>
          </table:table-cell>
          <table:table-cell office:value-type="percentage" office:value="0.42421420256111758" table:style-name="ce28">
            <text:p>42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Asturias<text:s/></text:p>
          </table:table-cell>
          <table:table-cell office:value-type="float" office:value="171754" table:style-name="ce12">
            <text:p>171.754</text:p>
          </table:table-cell>
          <table:table-cell office:value-type="float" office:value="225915" table:style-name="ce25">
            <text:p>225.915</text:p>
          </table:table-cell>
          <table:table-cell office:value-type="float" office:value="138822" table:style-name="ce25">
            <text:p>138.822</text:p>
          </table:table-cell>
          <table:table-cell office:value-type="percentage" office:value="0.80826065186254759" table:style-name="ce28">
            <text:p>80,8%</text:p>
          </table:table-cell>
          <table:table-cell office:value-type="float" office:value="87093" table:style-name="ce25">
            <text:p>87.093</text:p>
          </table:table-cell>
          <table:table-cell office:value-type="percentage" office:value="0.50707989333581749" table:style-name="ce28">
            <text:p>50,7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Baleares</text:p>
          </table:table-cell>
          <table:table-cell office:value-type="float" office:value="136065" table:style-name="ce12">
            <text:p>136.065</text:p>
          </table:table-cell>
          <table:table-cell office:value-type="float" office:value="160884" table:style-name="ce25">
            <text:p>160.884</text:p>
          </table:table-cell>
          <table:table-cell office:value-type="float" office:value="115375" table:style-name="ce25">
            <text:p>115.375</text:p>
          </table:table-cell>
          <table:table-cell office:value-type="percentage" office:value="0.8479403226399147" table:style-name="ce28">
            <text:p>84,8%</text:p>
          </table:table-cell>
          <table:table-cell office:value-type="float" office:value="45509" table:style-name="ce25">
            <text:p>45.509</text:p>
          </table:table-cell>
          <table:table-cell office:value-type="percentage" office:value="0.3344651453349502" table:style-name="ce28">
            <text:p>33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narias</text:p>
          </table:table-cell>
          <table:table-cell office:value-type="float" office:value="229731" table:style-name="ce12">
            <text:p>229.731</text:p>
          </table:table-cell>
          <table:table-cell office:value-type="float" office:value="304229" table:style-name="ce25">
            <text:p>304.229</text:p>
          </table:table-cell>
          <table:table-cell office:value-type="float" office:value="199517" table:style-name="ce25">
            <text:p>199.517</text:p>
          </table:table-cell>
          <table:table-cell office:value-type="percentage" office:value="0.86848096251703077" table:style-name="ce28">
            <text:p>86,8%</text:p>
          </table:table-cell>
          <table:table-cell office:value-type="float" office:value="104712" table:style-name="ce25">
            <text:p>104.712</text:p>
          </table:table-cell>
          <table:table-cell office:value-type="percentage" office:value="0.45580265615001891" table:style-name="ce28">
            <text:p>45,6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ntabria</text:p>
          </table:table-cell>
          <table:table-cell office:value-type="float" office:value="92346" table:style-name="ce12">
            <text:p>92.346</text:p>
          </table:table-cell>
          <table:table-cell office:value-type="float" office:value="114080" table:style-name="ce25">
            <text:p>114.080</text:p>
          </table:table-cell>
          <table:table-cell office:value-type="float" office:value="70024" table:style-name="ce25">
            <text:p>70.024</text:p>
          </table:table-cell>
          <table:table-cell office:value-type="percentage" office:value="0.75827864769454012" table:style-name="ce28">
            <text:p>75,8%</text:p>
          </table:table-cell>
          <table:table-cell office:value-type="float" office:value="44056" table:style-name="ce25">
            <text:p>44.056</text:p>
          </table:table-cell>
          <table:table-cell office:value-type="percentage" office:value="0.47707534706430166" table:style-name="ce28">
            <text:p>47,7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stilla y Leon<text:s/></text:p>
          </table:table-cell>
          <table:table-cell office:value-type="float" office:value="411992" table:style-name="ce12">
            <text:p>411.992</text:p>
          </table:table-cell>
          <table:table-cell office:value-type="float" office:value="534134" table:style-name="ce25">
            <text:p>534.134</text:p>
          </table:table-cell>
          <table:table-cell office:value-type="float" office:value="336070" table:style-name="ce25">
            <text:p>336.070</text:p>
          </table:table-cell>
          <table:table-cell office:value-type="percentage" office:value="0.81571972271306237" table:style-name="ce28">
            <text:p>81,6%</text:p>
          </table:table-cell>
          <table:table-cell office:value-type="float" office:value="198064" table:style-name="ce25">
            <text:p>198.064</text:p>
          </table:table-cell>
          <table:table-cell office:value-type="percentage" office:value="0.48074719897473739" table:style-name="ce28">
            <text:p>48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stilla - La Mancha</text:p>
          </table:table-cell>
          <table:table-cell office:value-type="float" office:value="298749" table:style-name="ce12">
            <text:p>298.749</text:p>
          </table:table-cell>
          <table:table-cell office:value-type="float" office:value="356085" table:style-name="ce25">
            <text:p>356.085</text:p>
          </table:table-cell>
          <table:table-cell office:value-type="float" office:value="233231" table:style-name="ce25">
            <text:p>233.231</text:p>
          </table:table-cell>
          <table:table-cell office:value-type="percentage" office:value="0.78069215294444505" table:style-name="ce28">
            <text:p>78,1%</text:p>
          </table:table-cell>
          <table:table-cell office:value-type="float" office:value="122854" table:style-name="ce25">
            <text:p>122.854</text:p>
          </table:table-cell>
          <table:table-cell office:value-type="percentage" office:value="0.41122815473859325" table:style-name="ce28">
            <text:p>41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taluña</text:p>
          </table:table-cell>
          <table:table-cell office:value-type="float" office:value="937088" table:style-name="ce12">
            <text:p>937.088</text:p>
          </table:table-cell>
          <table:table-cell office:value-type="float" office:value="1274944" table:style-name="ce25">
            <text:p>1.274.944</text:p>
          </table:table-cell>
          <table:table-cell office:value-type="float" office:value="853901" table:style-name="ce25">
            <text:p>853.901</text:p>
          </table:table-cell>
          <table:table-cell office:value-type="percentage" office:value="0.91122818774757541" table:style-name="ce28">
            <text:p>91,1%</text:p>
          </table:table-cell>
          <table:table-cell office:value-type="float" office:value="421043" table:style-name="ce25">
            <text:p>421.043</text:p>
          </table:table-cell>
          <table:table-cell office:value-type="percentage" office:value="0.4493099900969813" table:style-name="ce28">
            <text:p>44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. Valenciana</text:p>
          </table:table-cell>
          <table:table-cell office:value-type="float" office:value="619700" table:style-name="ce12">
            <text:p>619.700</text:p>
          </table:table-cell>
          <table:table-cell office:value-type="float" office:value="768217" table:style-name="ce25">
            <text:p>768.217</text:p>
          </table:table-cell>
          <table:table-cell office:value-type="float" office:value="516703" table:style-name="ce25">
            <text:p>516.703</text:p>
          </table:table-cell>
          <table:table-cell office:value-type="percentage" office:value="0.83379538486364368" table:style-name="ce28">
            <text:p>83,4%</text:p>
          </table:table-cell>
          <table:table-cell office:value-type="float" office:value="251514" table:style-name="ce25">
            <text:p>251.514</text:p>
          </table:table-cell>
          <table:table-cell office:value-type="percentage" office:value="0.40586412780377601" table:style-name="ce28">
            <text:p>40,6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Extremadura</text:p>
          </table:table-cell>
          <table:table-cell office:value-type="float" office:value="173760" table:style-name="ce12">
            <text:p>173.760</text:p>
          </table:table-cell>
          <table:table-cell office:value-type="float" office:value="219487" table:style-name="ce25">
            <text:p>219.487</text:p>
          </table:table-cell>
          <table:table-cell office:value-type="float" office:value="144858" table:style-name="ce25">
            <text:p>144.858</text:p>
          </table:table-cell>
          <table:table-cell office:value-type="percentage" office:value="0.83366712707182322" table:style-name="ce28">
            <text:p>83,4%</text:p>
          </table:table-cell>
          <table:table-cell office:value-type="float" office:value="74629" table:style-name="ce25">
            <text:p>74.629</text:p>
          </table:table-cell>
          <table:table-cell office:value-type="percentage" office:value="0.42949470534069983" table:style-name="ce28">
            <text:p>42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Galicia</text:p>
          </table:table-cell>
          <table:table-cell office:value-type="float" office:value="369015" table:style-name="ce12">
            <text:p>369.015</text:p>
          </table:table-cell>
          <table:table-cell office:value-type="float" office:value="478450" table:style-name="ce25">
            <text:p>478.450</text:p>
          </table:table-cell>
          <table:table-cell office:value-type="float" office:value="323922" table:style-name="ce25">
            <text:p>323.922</text:p>
          </table:table-cell>
          <table:table-cell office:value-type="percentage" office:value="0.87780171537742369" table:style-name="ce28">
            <text:p>87,8%</text:p>
          </table:table-cell>
          <table:table-cell office:value-type="float" office:value="154528" table:style-name="ce25">
            <text:p>154.528</text:p>
          </table:table-cell>
          <table:table-cell office:value-type="percentage" office:value="0.41875804506591874" table:style-name="ce28">
            <text:p>41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La Rioja</text:p>
          </table:table-cell>
          <table:table-cell office:value-type="float" office:value="55473" table:style-name="ce12">
            <text:p>55.473</text:p>
          </table:table-cell>
          <table:table-cell office:value-type="float" office:value="63416" table:style-name="ce25">
            <text:p>63.416</text:p>
          </table:table-cell>
          <table:table-cell office:value-type="float" office:value="42450" table:style-name="ce25">
            <text:p>42.450</text:p>
          </table:table-cell>
          <table:table-cell office:value-type="percentage" office:value="0.76523714239359686" table:style-name="ce28">
            <text:p>76,5%</text:p>
          </table:table-cell>
          <table:table-cell office:value-type="float" office:value="20966" table:style-name="ce25">
            <text:p>20.966</text:p>
          </table:table-cell>
          <table:table-cell office:value-type="percentage" office:value="0.37794963315486813" table:style-name="ce28">
            <text:p>37,8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adrid</text:p>
          </table:table-cell>
          <table:table-cell office:value-type="float" office:value="838831" table:style-name="ce12">
            <text:p>838.831</text:p>
          </table:table-cell>
          <table:table-cell office:value-type="float" office:value="1058277" table:style-name="ce25">
            <text:p>1.058.277</text:p>
          </table:table-cell>
          <table:table-cell office:value-type="float" office:value="698382" table:style-name="ce25">
            <text:p>698.382</text:p>
          </table:table-cell>
          <table:table-cell office:value-type="percentage" office:value="0.83256579692452948" table:style-name="ce28">
            <text:p>83,3%</text:p>
          </table:table-cell>
          <table:table-cell office:value-type="float" office:value="359895" table:style-name="ce25">
            <text:p>359.895</text:p>
          </table:table-cell>
          <table:table-cell office:value-type="percentage" office:value="0.42904351412859087" table:style-name="ce28">
            <text:p>42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urcia<text:s/></text:p>
          </table:table-cell>
          <table:table-cell office:value-type="float" office:value="198553" table:style-name="ce12">
            <text:p>198.553</text:p>
          </table:table-cell>
          <table:table-cell office:value-type="float" office:value="237224" table:style-name="ce25">
            <text:p>237.224</text:p>
          </table:table-cell>
          <table:table-cell office:value-type="float" office:value="151569" table:style-name="ce25">
            <text:p>151.569</text:p>
          </table:table-cell>
          <table:table-cell office:value-type="percentage" office:value="0.76336796724300315" table:style-name="ce28">
            <text:p>76,3%</text:p>
          </table:table-cell>
          <table:table-cell office:value-type="float" office:value="85655" table:style-name="ce25">
            <text:p>85.655</text:p>
          </table:table-cell>
          <table:table-cell office:value-type="percentage" office:value="0.43139615115359625" table:style-name="ce28">
            <text:p>43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Navarra</text:p>
          </table:table-cell>
          <table:table-cell office:value-type="float" office:value="97268" table:style-name="ce12">
            <text:p>97.268</text:p>
          </table:table-cell>
          <table:table-cell office:value-type="float" office:value="117849" table:style-name="ce25">
            <text:p>117.849</text:p>
          </table:table-cell>
          <table:table-cell office:value-type="float" office:value="80540" table:style-name="ce25">
            <text:p>80.540</text:p>
          </table:table-cell>
          <table:table-cell office:value-type="percentage" office:value="0.82802154871077849" table:style-name="ce28">
            <text:p>82,8%</text:p>
          </table:table-cell>
          <table:table-cell office:value-type="float" office:value="37309" table:style-name="ce25">
            <text:p>37.309</text:p>
          </table:table-cell>
          <table:table-cell office:value-type="percentage" office:value="0.38356910803141836" table:style-name="ce28">
            <text:p>38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País Vasco</text:p>
          </table:table-cell>
          <table:table-cell office:value-type="float" office:value="379432" table:style-name="ce12">
            <text:p>379.432</text:p>
          </table:table-cell>
          <table:table-cell office:value-type="float" office:value="370971" table:style-name="ce25">
            <text:p>370.971</text:p>
          </table:table-cell>
          <table:table-cell office:value-type="float" office:value="265437" table:style-name="ce25">
            <text:p>265.437</text:p>
          </table:table-cell>
          <table:table-cell office:value-type="percentage" office:value="0.69956408526428981" table:style-name="ce28">
            <text:p>70,0%</text:p>
          </table:table-cell>
          <table:table-cell office:value-type="float" office:value="105534" table:style-name="ce25">
            <text:p>105.534</text:p>
          </table:table-cell>
          <table:table-cell office:value-type="percentage" office:value="0.27813679394463303" table:style-name="ce28">
            <text:p>27,8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euta</text:p>
          </table:table-cell>
          <table:table-cell office:value-type="float" office:value="9988" table:style-name="ce12">
            <text:p>9.988</text:p>
          </table:table-cell>
          <table:table-cell office:value-type="float" office:value="11226" table:style-name="ce25">
            <text:p>11.226</text:p>
          </table:table-cell>
          <table:table-cell office:value-type="float" office:value="7625" table:style-name="ce25">
            <text:p>7.625</text:p>
          </table:table-cell>
          <table:table-cell office:value-type="percentage" office:value="0.76341609931918297" table:style-name="ce28">
            <text:p>76,3%</text:p>
          </table:table-cell>
          <table:table-cell office:value-type="float" office:value="3601" table:style-name="ce25">
            <text:p>3.601</text:p>
          </table:table-cell>
          <table:table-cell office:value-type="percentage" office:value="0.3605326391670004" table:style-name="ce28">
            <text:p>36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elilla</text:p>
          </table:table-cell>
          <table:table-cell office:value-type="float" office:value="11311" table:style-name="ce12">
            <text:p>11.311</text:p>
          </table:table-cell>
          <table:table-cell office:value-type="float" office:value="10413" table:style-name="ce25">
            <text:p>10.413</text:p>
          </table:table-cell>
          <table:table-cell office:value-type="float" office:value="7990" table:style-name="ce25">
            <text:p>7.990</text:p>
          </table:table-cell>
          <table:table-cell office:value-type="percentage" office:value="0.70639200778003708" table:style-name="ce28">
            <text:p>70,6%</text:p>
          </table:table-cell>
          <table:table-cell office:value-type="float" office:value="2423" table:style-name="ce25">
            <text:p>2.423</text:p>
          </table:table-cell>
          <table:table-cell office:value-type="percentage" office:value="0.21421624966846434" table:style-name="ce28">
            <text:p>21,4%</text:p>
          </table:table-cell>
          <table:table-cell office:value-type="date" office:date-value="2021-03-30T00:00:00" table:style-name="ce1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29">
            <text:p>Min. Defensa</text:p>
          </table:table-cell>
          <table:table-cell office:value-type="float" office:value="142511" table:style-name="ce30">
            <text:p>142.511</text:p>
          </table:table-cell>
          <table:table-cell office:value-type="float" office:value="28065" table:style-name="ce31">
            <text:p>28.065</text:p>
          </table:table-cell>
          <table:table-cell office:value-type="float" office:value="23217" table:style-name="ce31">
            <text:p>23.217</text:p>
          </table:table-cell>
          <table:table-cell office:value-type="percentage" office:value="0.16291373999200062" table:style-name="ce32">
            <text:p>16,3%</text:p>
          </table:table-cell>
          <table:table-cell office:value-type="float" office:value="4848" table:style-name="ce31">
            <text:p>4.848</text:p>
          </table:table-cell>
          <table:table-cell office:value-type="percentage" office:value="3.4018426647767538E-2" table:style-name="ce32">
            <text:p>3,4%</text:p>
          </table:table-cell>
          <table:table-cell office:value-type="date" office:date-value="2021-03-29T00:00:00" table:style-name="ce16">
            <text:p>29/03/2021</text:p>
          </table:table-cell>
          <table:table-cell table:number-columns-repeated="16376"/>
        </table:table-row>
        <table:table-row table:style-name="ro4">
          <table:table-cell office:value-type="string" table:style-name="ce18">
            <text:p>Totales</text:p>
          </table:table-cell>
          <table:table-cell office:value-type="float" office:value="6426581" table:style-name="ce33">
            <text:p>6.426.581</text:p>
          </table:table-cell>
          <table:table-cell office:value-type="float" office:value="8025619" table:style-name="ce33">
            <text:p>8.025.619</text:p>
          </table:table-cell>
          <table:table-cell office:value-type="float" office:value="5304678" table:style-name="ce33">
            <text:p>5.304.678</text:p>
          </table:table-cell>
          <table:table-cell office:value-type="percentage" office:value="0.82542770409335853" table:style-name="ce34">
            <text:p>82,5%</text:p>
          </table:table-cell>
          <table:table-cell office:value-type="float" office:value="2720941" table:style-name="ce33">
            <text:p>2.720.941</text:p>
          </table:table-cell>
          <table:table-cell office:value-type="percentage" office:value="0.42338857940170677" table:style-name="ce34">
            <text:p>42,3%</text:p>
          </table:table-cell>
          <table:table-cell table:style-name="ce33"/>
          <table:table-cell table:number-columns-repeated="16376"/>
        </table:table-row>
        <table:table-row table:number-rows-repeated="1048554" table:style-name="ro4">
          <table:table-cell table:number-columns-repeated="16384"/>
        </table:table-row>
      </table:table>
      <table:table table:name="Etarios_con_al_menos_1_dosis" table:style-name="ta3">
        <table:table-column table:style-name="co11" table:default-cell-style-name="ce1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default-cell-style-name="ce56"/>
        <table:table-column table:style-name="co10" table:default-cell-style-name="ce1"/>
        <table:table-column table:style-name="co10" table:default-cell-style-name="ce60"/>
        <table:table-column table:style-name="co10" table:number-columns-repeated="2" table:default-cell-style-name="ce1"/>
        <table:table-column table:style-name="co10" table:default-cell-style-name="ce60"/>
        <table:table-column table:style-name="co10" table:number-columns-repeated="2" table:default-cell-style-name="ce1"/>
        <table:table-column table:style-name="co10" table:default-cell-style-name="ce60"/>
        <table:table-column table:style-name="co10" table:number-columns-repeated="16359" table:default-cell-style-name="ce1"/>
        <table:table-row table:style-name="ro6">
          <table:table-cell table:style-name="ce35"/>
          <table:table-cell office:value-type="string" table:style-name="ce36">
            <text:p>Personas con al menos 1 dosis ≥80 años</text:p>
          </table:table-cell>
          <table:table-cell office:value-type="string" table:style-name="ce36">
            <text:p>Población INE≥80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con al menos 1 dosis 70-79 años</text:p>
          </table:table-cell>
          <table:table-cell office:value-type="string" table:style-name="ce36">
            <text:p>Población INE70-7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con al menos 1 dosis 60-69 años</text:p>
          </table:table-cell>
          <table:table-cell office:value-type="string" table:style-name="ce36">
            <text:p>Población INE60-6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con al menos 1 dosis 50-59 años</text:p>
          </table:table-cell>
          <table:table-cell office:value-type="string" table:style-name="ce36">
            <text:p>Población INE50-5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con al menos 1 dosis 25-49 años</text:p>
          </table:table-cell>
          <table:table-cell office:value-type="string" table:style-name="ce36">
            <text:p>Población INE25-4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18-24 años</text:p>
          </table:table-cell>
          <table:table-cell office:value-type="string" table:style-name="ce36">
            <text:p>Población INE18-24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16-17 años</text:p>
          </table:table-cell>
          <table:table-cell office:value-type="string" table:style-name="ce36">
            <text:p>Población INE16-17 años</text:p>
          </table:table-cell>
          <table:table-cell office:value-type="string" table:style-name="ce37">
            <text:p>%</text:p>
          </table:table-cell>
          <table:table-cell office:value-type="string" table:style-name="ce38">
            <text:p>Total Personas con al menos 1 dosis</text:p>
          </table:table-cell>
          <table:table-cell office:value-type="string" table:style-name="ce38">
            <text:p>Total Población INE Población a Vacunar (1)</text:p>
          </table:table-cell>
          <table:table-cell office:value-type="string" table:style-name="ce39">
            <text:p>% Con al menos 1 dosis sobre Población a Vacunar INE</text:p>
          </table:table-cell>
          <table:table-cell table:number-columns-repeated="16359" table:style-name="ce40"/>
        </table:table-row>
        <table:table-row table:style-name="ro4">
          <table:table-cell office:value-type="string" table:style-name="ce41">
            <text:p>Andalucía</text:p>
          </table:table-cell>
          <table:table-cell office:value-type="float" office:value="402738" table:style-name="ce42">
            <text:p>402.738</text:p>
          </table:table-cell>
          <table:table-cell office:value-type="float" office:value="413516" table:style-name="ce42">
            <text:p>413.516</text:p>
          </table:table-cell>
          <table:table-cell office:value-type="percentage" office:value="0.97393571228199149" table:style-name="ce43">
            <text:p>97,4%</text:p>
          </table:table-cell>
          <table:table-cell office:value-type="float" office:value="77477" table:style-name="ce42">
            <text:p>77.477</text:p>
          </table:table-cell>
          <table:table-cell office:value-type="float" office:value="650381" table:style-name="ce42">
            <text:p>650.381</text:p>
          </table:table-cell>
          <table:table-cell office:value-type="percentage" office:value="0.11912555871097096" table:style-name="ce43">
            <text:p>11,9%</text:p>
          </table:table-cell>
          <table:table-cell office:value-type="float" office:value="124728" table:style-name="ce42">
            <text:p>124.728</text:p>
          </table:table-cell>
          <table:table-cell office:value-type="float" office:value="916147" table:style-name="ce42">
            <text:p>916.147</text:p>
          </table:table-cell>
          <table:table-cell office:value-type="percentage" office:value="0.13614409041343803" table:style-name="ce43">
            <text:p>13,6%</text:p>
          </table:table-cell>
          <table:table-cell office:value-type="float" office:value="139311" table:style-name="ce42">
            <text:p>139.311</text:p>
          </table:table-cell>
          <table:table-cell office:value-type="float" office:value="1265021" table:style-name="ce42">
            <text:p>1.265.021</text:p>
          </table:table-cell>
          <table:table-cell office:value-type="percentage" office:value="0.11012544455783738" table:style-name="ce43">
            <text:p>11,0%</text:p>
          </table:table-cell>
          <table:table-cell office:value-type="float" office:value="322353" table:style-name="ce42">
            <text:p>322.353</text:p>
          </table:table-cell>
          <table:table-cell office:value-type="float" office:value="3009381" table:style-name="ce42">
            <text:p>3.009.381</text:p>
          </table:table-cell>
          <table:table-cell office:value-type="percentage" office:value="0.10711604811753646" table:style-name="ce43">
            <text:p>10,7%</text:p>
          </table:table-cell>
          <table:table-cell office:value-type="float" office:value="26732" table:style-name="ce42">
            <text:p>26.732</text:p>
          </table:table-cell>
          <table:table-cell office:value-type="float" office:value="625846" table:style-name="ce42">
            <text:p>625.846</text:p>
          </table:table-cell>
          <table:table-cell office:value-type="percentage" office:value="4.2713383164548466E-2" table:style-name="ce43">
            <text:p>4,3%</text:p>
          </table:table-cell>
          <table:table-cell office:value-type="float" office:value="184" table:style-name="ce42">
            <text:p>184</text:p>
          </table:table-cell>
          <table:table-cell office:value-type="float" office:value="181921" table:style-name="ce42">
            <text:p>181.921</text:p>
          </table:table-cell>
          <table:table-cell office:value-type="percentage" office:value="1.011428037444825E-3" table:style-name="ce43">
            <text:p>0,1%</text:p>
          </table:table-cell>
          <table:table-cell office:value-type="float" office:value="1093523" table:style-name="ce44">
            <text:p>1.093.523</text:p>
          </table:table-cell>
          <table:table-cell office:value-type="float" office:value="7062213" table:style-name="ce44">
            <text:p>7.062.213</text:p>
          </table:table-cell>
          <table:table-cell office:value-type="percentage" office:value="0.15484140736055399" table:style-name="ce45">
            <text:p>15,5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Aragón</text:p>
          </table:table-cell>
          <table:table-cell office:value-type="float" office:value="78591" table:style-name="ce47">
            <text:p>78.591</text:p>
          </table:table-cell>
          <table:table-cell office:value-type="float" office:value="98807" table:style-name="ce47">
            <text:p>98.807</text:p>
          </table:table-cell>
          <table:table-cell office:value-type="percentage" office:value="0.79539911139899" table:style-name="ce48">
            <text:p>79,5%</text:p>
          </table:table-cell>
          <table:table-cell office:value-type="float" office:value="3925" table:style-name="ce47">
            <text:p>3.925</text:p>
          </table:table-cell>
          <table:table-cell office:value-type="float" office:value="118955" table:style-name="ce47">
            <text:p>118.955</text:p>
          </table:table-cell>
          <table:table-cell office:value-type="percentage" office:value="3.2995670631751503E-2" table:style-name="ce48">
            <text:p>3,3%</text:p>
          </table:table-cell>
          <table:table-cell office:value-type="float" office:value="16047" table:style-name="ce47">
            <text:p>16.047</text:p>
          </table:table-cell>
          <table:table-cell office:value-type="float" office:value="156367" table:style-name="ce47">
            <text:p>156.367</text:p>
          </table:table-cell>
          <table:table-cell office:value-type="percentage" office:value="0.10262395518235945" table:style-name="ce48">
            <text:p>10,3%</text:p>
          </table:table-cell>
          <table:table-cell office:value-type="float" office:value="25391" table:style-name="ce47">
            <text:p>25.391</text:p>
          </table:table-cell>
          <table:table-cell office:value-type="float" office:value="198266" table:style-name="ce47">
            <text:p>198.266</text:p>
          </table:table-cell>
          <table:table-cell office:value-type="percentage" office:value="0.1280653263797121" table:style-name="ce48">
            <text:p>12,8%</text:p>
          </table:table-cell>
          <table:table-cell office:value-type="float" office:value="49029" table:style-name="ce47">
            <text:p>49.029</text:p>
          </table:table-cell>
          <table:table-cell office:value-type="float" office:value="446083" table:style-name="ce47">
            <text:p>446.083</text:p>
          </table:table-cell>
          <table:table-cell office:value-type="percentage" office:value="0.10991003916311538" table:style-name="ce48">
            <text:p>11,0%</text:p>
          </table:table-cell>
          <table:table-cell office:value-type="float" office:value="5657" table:style-name="ce47">
            <text:p>5.657</text:p>
          </table:table-cell>
          <table:table-cell office:value-type="float" office:value="89180" table:style-name="ce47">
            <text:p>89.180</text:p>
          </table:table-cell>
          <table:table-cell office:value-type="percentage" office:value="6.343350527023997E-2" table:style-name="ce48">
            <text:p>6,3%</text:p>
          </table:table-cell>
          <table:table-cell office:value-type="float" office:value="28" table:style-name="ce47">
            <text:p>28</text:p>
          </table:table-cell>
          <table:table-cell office:value-type="float" office:value="25106" table:style-name="ce47">
            <text:p>25.106</text:p>
          </table:table-cell>
          <table:table-cell office:value-type="percentage" office:value="1.1152712499004221E-3" table:style-name="ce48">
            <text:p>0,1%</text:p>
          </table:table-cell>
          <table:table-cell office:value-type="float" office:value="178668" table:style-name="ce49">
            <text:p>178.668</text:p>
          </table:table-cell>
          <table:table-cell office:value-type="float" office:value="1132764" table:style-name="ce49">
            <text:p>1.132.764</text:p>
          </table:table-cell>
          <table:table-cell office:value-type="percentage" office:value="0.15772747015265315" table:style-name="ce50">
            <text:p>15,8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Asturias<text:s/></text:p>
          </table:table-cell>
          <table:table-cell office:value-type="float" office:value="80958" table:style-name="ce47">
            <text:p>80.958</text:p>
          </table:table-cell>
          <table:table-cell office:value-type="float" office:value="87826" table:style-name="ce47">
            <text:p>87.826</text:p>
          </table:table-cell>
          <table:table-cell office:value-type="percentage" office:value="0.92179992257418075" table:style-name="ce48">
            <text:p>92,2%</text:p>
          </table:table-cell>
          <table:table-cell office:value-type="float" office:value="5634" table:style-name="ce47">
            <text:p>5.634</text:p>
          </table:table-cell>
          <table:table-cell office:value-type="float" office:value="109249" table:style-name="ce47">
            <text:p>109.249</text:p>
          </table:table-cell>
          <table:table-cell office:value-type="percentage" office:value="5.1570266089392122E-2" table:style-name="ce48">
            <text:p>5,2%</text:p>
          </table:table-cell>
          <table:table-cell office:value-type="float" office:value="29865" table:style-name="ce47">
            <text:p>29.865</text:p>
          </table:table-cell>
          <table:table-cell office:value-type="float" office:value="149652" table:style-name="ce47">
            <text:p>149.652</text:p>
          </table:table-cell>
          <table:table-cell office:value-type="percentage" office:value="0.19956298612781653" table:style-name="ce48">
            <text:p>20,0%</text:p>
          </table:table-cell>
          <table:table-cell office:value-type="float" office:value="20342" table:style-name="ce47">
            <text:p>20.342</text:p>
          </table:table-cell>
          <table:table-cell office:value-type="float" office:value="162645" table:style-name="ce47">
            <text:p>162.645</text:p>
          </table:table-cell>
          <table:table-cell office:value-type="percentage" office:value="0.12506993759414675" table:style-name="ce48">
            <text:p>12,5%</text:p>
          </table:table-cell>
          <table:table-cell office:value-type="float" office:value="29999" table:style-name="ce47">
            <text:p>29.999</text:p>
          </table:table-cell>
          <table:table-cell office:value-type="float" office:value="322095" table:style-name="ce47">
            <text:p>322.095</text:p>
          </table:table-cell>
          <table:table-cell office:value-type="percentage" office:value="9.3137117931045191E-2" table:style-name="ce48">
            <text:p>9,3%</text:p>
          </table:table-cell>
          <table:table-cell office:value-type="float" office:value="2892" table:style-name="ce47">
            <text:p>2.892</text:p>
          </table:table-cell>
          <table:table-cell office:value-type="float" office:value="54179" table:style-name="ce47">
            <text:p>54.179</text:p>
          </table:table-cell>
          <table:table-cell office:value-type="percentage" office:value="5.3378615330663175E-2" table:style-name="ce48">
            <text:p>5,3%</text:p>
          </table:table-cell>
          <table:table-cell office:value-type="float" office:value="30" table:style-name="ce47">
            <text:p>30</text:p>
          </table:table-cell>
          <table:table-cell office:value-type="float" office:value="15563" table:style-name="ce47">
            <text:p>15.563</text:p>
          </table:table-cell>
          <table:table-cell office:value-type="percentage" office:value="1.9276489108783653E-3" table:style-name="ce48">
            <text:p>0,2%</text:p>
          </table:table-cell>
          <table:table-cell office:value-type="float" office:value="169720" table:style-name="ce49">
            <text:p>169.720</text:p>
          </table:table-cell>
          <table:table-cell office:value-type="float" office:value="901209" table:style-name="ce49">
            <text:p>901.209</text:p>
          </table:table-cell>
          <table:table-cell office:value-type="percentage" office:value="0.18832479480342518" table:style-name="ce50">
            <text:p>18,8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Baleares</text:p>
          </table:table-cell>
          <table:table-cell office:value-type="float" office:value="41057" table:style-name="ce47">
            <text:p>41.057</text:p>
          </table:table-cell>
          <table:table-cell office:value-type="float" office:value="49542" table:style-name="ce47">
            <text:p>49.542</text:p>
          </table:table-cell>
          <table:table-cell office:value-type="percentage" office:value="0.82873117758669412" table:style-name="ce48">
            <text:p>82,9%</text:p>
          </table:table-cell>
          <table:table-cell office:value-type="float" office:value="2975" table:style-name="ce47">
            <text:p>2.975</text:p>
          </table:table-cell>
          <table:table-cell office:value-type="float" office:value="80516" table:style-name="ce47">
            <text:p>80.516</text:p>
          </table:table-cell>
          <table:table-cell office:value-type="percentage" office:value="3.6949177803169558E-2" table:style-name="ce48">
            <text:p>3,7%</text:p>
          </table:table-cell>
          <table:table-cell office:value-type="float" office:value="20630" table:style-name="ce47">
            <text:p>20.630</text:p>
          </table:table-cell>
          <table:table-cell office:value-type="float" office:value="117231" table:style-name="ce47">
            <text:p>117.231</text:p>
          </table:table-cell>
          <table:table-cell office:value-type="percentage" office:value="0.17597734387661967" table:style-name="ce48">
            <text:p>17,6%</text:p>
          </table:table-cell>
          <table:table-cell office:value-type="float" office:value="20216" table:style-name="ce47">
            <text:p>20.216</text:p>
          </table:table-cell>
          <table:table-cell office:value-type="float" office:value="165797" table:style-name="ce47">
            <text:p>165.797</text:p>
          </table:table-cell>
          <table:table-cell office:value-type="percentage" office:value="0.12193224244105744" table:style-name="ce48">
            <text:p>12,2%</text:p>
          </table:table-cell>
          <table:table-cell office:value-type="float" office:value="42003" table:style-name="ce47">
            <text:p>42.003</text:p>
          </table:table-cell>
          <table:table-cell office:value-type="float" office:value="464054" table:style-name="ce47">
            <text:p>464.054</text:p>
          </table:table-cell>
          <table:table-cell office:value-type="percentage" office:value="9.0513173035896691E-2" table:style-name="ce48">
            <text:p>9,1%</text:p>
          </table:table-cell>
          <table:table-cell office:value-type="float" office:value="3585" table:style-name="ce47">
            <text:p>3.585</text:p>
          </table:table-cell>
          <table:table-cell office:value-type="float" office:value="85839" table:style-name="ce47">
            <text:p>85.839</text:p>
          </table:table-cell>
          <table:table-cell office:value-type="percentage" office:value="4.1764233040925455E-2" table:style-name="ce48">
            <text:p>4,2%</text:p>
          </table:table-cell>
          <table:table-cell office:value-type="float" office:value="33" table:style-name="ce47">
            <text:p>33</text:p>
          </table:table-cell>
          <table:table-cell office:value-type="float" office:value="23300" table:style-name="ce47">
            <text:p>23.300</text:p>
          </table:table-cell>
          <table:table-cell office:value-type="percentage" office:value="1.4163090128755365E-3" table:style-name="ce48">
            <text:p>0,1%</text:p>
          </table:table-cell>
          <table:table-cell office:value-type="float" office:value="130499" table:style-name="ce49">
            <text:p>130.499</text:p>
          </table:table-cell>
          <table:table-cell office:value-type="float" office:value="986279" table:style-name="ce49">
            <text:p>986.279</text:p>
          </table:table-cell>
          <table:table-cell office:value-type="percentage" office:value="0.13231448707718607" table:style-name="ce50">
            <text:p>13,2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narias</text:p>
          </table:table-cell>
          <table:table-cell office:value-type="float" office:value="63607" table:style-name="ce47">
            <text:p>63.607</text:p>
          </table:table-cell>
          <table:table-cell office:value-type="float" office:value="90236" table:style-name="ce47">
            <text:p>90.236</text:p>
          </table:table-cell>
          <table:table-cell office:value-type="percentage" office:value="0.70489605035684211" table:style-name="ce48">
            <text:p>70,5%</text:p>
          </table:table-cell>
          <table:table-cell office:value-type="float" office:value="19237" table:style-name="ce47">
            <text:p>19.237</text:p>
          </table:table-cell>
          <table:table-cell office:value-type="float" office:value="154531" table:style-name="ce47">
            <text:p>154.531</text:p>
          </table:table-cell>
          <table:table-cell office:value-type="percentage" office:value="0.12448634901734927" table:style-name="ce48">
            <text:p>12,4%</text:p>
          </table:table-cell>
          <table:table-cell office:value-type="float" office:value="49212" table:style-name="ce47">
            <text:p>49.212</text:p>
          </table:table-cell>
          <table:table-cell office:value-type="float" office:value="235092" table:style-name="ce47">
            <text:p>235.092</text:p>
          </table:table-cell>
          <table:table-cell office:value-type="percentage" office:value="0.20933081517023122" table:style-name="ce48">
            <text:p>20,9%</text:p>
          </table:table-cell>
          <table:table-cell office:value-type="float" office:value="27038" table:style-name="ce47">
            <text:p>27.038</text:p>
          </table:table-cell>
          <table:table-cell office:value-type="float" office:value="350512" table:style-name="ce47">
            <text:p>350.512</text:p>
          </table:table-cell>
          <table:table-cell office:value-type="percentage" office:value="7.7138585840142423E-2" table:style-name="ce48">
            <text:p>7,7%</text:p>
          </table:table-cell>
          <table:table-cell office:value-type="float" office:value="64318" table:style-name="ce47">
            <text:p>64.318</text:p>
          </table:table-cell>
          <table:table-cell office:value-type="float" office:value="832411" table:style-name="ce47">
            <text:p>832.411</text:p>
          </table:table-cell>
          <table:table-cell office:value-type="percentage" office:value="7.7267119247583227E-2" table:style-name="ce48">
            <text:p>7,7%</text:p>
          </table:table-cell>
          <table:table-cell office:value-type="float" office:value="5637" table:style-name="ce47">
            <text:p>5.637</text:p>
          </table:table-cell>
          <table:table-cell office:value-type="float" office:value="163899" table:style-name="ce47">
            <text:p>163.899</text:p>
          </table:table-cell>
          <table:table-cell office:value-type="percentage" office:value="3.4393132355902113E-2" table:style-name="ce48">
            <text:p>3,4%</text:p>
          </table:table-cell>
          <table:table-cell office:value-type="float" office:value="34" table:style-name="ce47">
            <text:p>34</text:p>
          </table:table-cell>
          <table:table-cell office:value-type="float" office:value="44352" table:style-name="ce47">
            <text:p>44.352</text:p>
          </table:table-cell>
          <table:table-cell office:value-type="percentage" office:value="7.6659451659451662E-4" table:style-name="ce48">
            <text:p>0,1%</text:p>
          </table:table-cell>
          <table:table-cell office:value-type="float" office:value="229083" table:style-name="ce49">
            <text:p>229.083</text:p>
          </table:table-cell>
          <table:table-cell office:value-type="float" office:value="1871033" table:style-name="ce49">
            <text:p>1.871.033</text:p>
          </table:table-cell>
          <table:table-cell office:value-type="percentage" office:value="0.12243664328742465" table:style-name="ce50">
            <text:p>12,2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ntabria</text:p>
          </table:table-cell>
          <table:table-cell office:value-type="float" office:value="36695" table:style-name="ce47">
            <text:p>36.695</text:p>
          </table:table-cell>
          <table:table-cell office:value-type="float" office:value="41042" table:style-name="ce47">
            <text:p>41.042</text:p>
          </table:table-cell>
          <table:table-cell office:value-type="percentage" office:value="0.89408410896155155" table:style-name="ce48">
            <text:p>89,4%</text:p>
          </table:table-cell>
          <table:table-cell office:value-type="float" office:value="4896" table:style-name="ce47">
            <text:p>4.896</text:p>
          </table:table-cell>
          <table:table-cell office:value-type="float" office:value="53066" table:style-name="ce47">
            <text:p>53.066</text:p>
          </table:table-cell>
          <table:table-cell office:value-type="percentage" office:value="9.2262465608864433E-2" table:style-name="ce48">
            <text:p>9,2%</text:p>
          </table:table-cell>
          <table:table-cell office:value-type="float" office:value="5726" table:style-name="ce47">
            <text:p>5.726</text:p>
          </table:table-cell>
          <table:table-cell office:value-type="float" office:value="77345" table:style-name="ce47">
            <text:p>77.345</text:p>
          </table:table-cell>
          <table:table-cell office:value-type="percentage" office:value="7.4031934837416769E-2" table:style-name="ce48">
            <text:p>7,4%</text:p>
          </table:table-cell>
          <table:table-cell office:value-type="float" office:value="11080" table:style-name="ce47">
            <text:p>11.080</text:p>
          </table:table-cell>
          <table:table-cell office:value-type="float" office:value="89964" table:style-name="ce47">
            <text:p>89.964</text:p>
          </table:table-cell>
          <table:table-cell office:value-type="percentage" office:value="0.12316037526121559" table:style-name="ce48">
            <text:p>12,3%</text:p>
          </table:table-cell>
          <table:table-cell office:value-type="float" office:value="22376" table:style-name="ce47">
            <text:p>22.376</text:p>
          </table:table-cell>
          <table:table-cell office:value-type="float" office:value="194241" table:style-name="ce47">
            <text:p>194.241</text:p>
          </table:table-cell>
          <table:table-cell office:value-type="percentage" office:value="0.11519710050916129" table:style-name="ce48">
            <text:p>11,5%</text:p>
          </table:table-cell>
          <table:table-cell office:value-type="float" office:value="1551" table:style-name="ce47">
            <text:p>1.551</text:p>
          </table:table-cell>
          <table:table-cell office:value-type="float" office:value="34935" table:style-name="ce47">
            <text:p>34.935</text:p>
          </table:table-cell>
          <table:table-cell office:value-type="percentage" office:value="4.4396736796908545E-2" table:style-name="ce48">
            <text:p>4,4%</text:p>
          </table:table-cell>
          <table:table-cell office:value-type="float" office:value="5" table:style-name="ce47">
            <text:p>5</text:p>
          </table:table-cell>
          <table:table-cell office:value-type="float" office:value="10791" table:style-name="ce47">
            <text:p>10.791</text:p>
          </table:table-cell>
          <table:table-cell office:value-type="percentage" office:value="4.6334908720229822E-4" table:style-name="ce48">
            <text:p>0,0%</text:p>
          </table:table-cell>
          <table:table-cell office:value-type="float" office:value="82329" table:style-name="ce49">
            <text:p>82.329</text:p>
          </table:table-cell>
          <table:table-cell office:value-type="float" office:value="501384" table:style-name="ce49">
            <text:p>501.384</text:p>
          </table:table-cell>
          <table:table-cell office:value-type="percentage" office:value="0.16420348475420038" table:style-name="ce50">
            <text:p>16,4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stilla y Leon</text:p>
          </table:table-cell>
          <table:table-cell office:value-type="float" office:value="180713" table:style-name="ce47">
            <text:p>180.713</text:p>
          </table:table-cell>
          <table:table-cell office:value-type="float" office:value="223657" table:style-name="ce47">
            <text:p>223.657</text:p>
          </table:table-cell>
          <table:table-cell office:value-type="percentage" office:value="0.80799170157875677" table:style-name="ce48">
            <text:p>80,8%</text:p>
          </table:table-cell>
          <table:table-cell office:value-type="float" office:value="19814" table:style-name="ce47">
            <text:p>19.814</text:p>
          </table:table-cell>
          <table:table-cell office:value-type="float" office:value="245410" table:style-name="ce47">
            <text:p>245.410</text:p>
          </table:table-cell>
          <table:table-cell office:value-type="percentage" office:value="8.0738356220202923E-2" table:style-name="ce48">
            <text:p>8,1%</text:p>
          </table:table-cell>
          <table:table-cell office:value-type="float" office:value="45978" table:style-name="ce47">
            <text:p>45.978</text:p>
          </table:table-cell>
          <table:table-cell office:value-type="float" office:value="318575" table:style-name="ce47">
            <text:p>318.575</text:p>
          </table:table-cell>
          <table:table-cell office:value-type="percentage" office:value="0.14432394255669778" table:style-name="ce48">
            <text:p>14,4%</text:p>
          </table:table-cell>
          <table:table-cell office:value-type="float" office:value="52188" table:style-name="ce47">
            <text:p>52.188</text:p>
          </table:table-cell>
          <table:table-cell office:value-type="float" office:value="381175" table:style-name="ce47">
            <text:p>381.175</text:p>
          </table:table-cell>
          <table:table-cell office:value-type="percentage" office:value="0.1369134911785925" table:style-name="ce48">
            <text:p>13,7%</text:p>
          </table:table-cell>
          <table:table-cell office:value-type="float" office:value="84275" table:style-name="ce47">
            <text:p>84.275</text:p>
          </table:table-cell>
          <table:table-cell office:value-type="float" office:value="738950" table:style-name="ce47">
            <text:p>738.950</text:p>
          </table:table-cell>
          <table:table-cell office:value-type="percentage" office:value="0.11404695852222749" table:style-name="ce48">
            <text:p>11,4%</text:p>
          </table:table-cell>
          <table:table-cell office:value-type="float" office:value="7233" table:style-name="ce47">
            <text:p>7.233</text:p>
          </table:table-cell>
          <table:table-cell office:value-type="float" office:value="144422" table:style-name="ce47">
            <text:p>144.422</text:p>
          </table:table-cell>
          <table:table-cell office:value-type="percentage" office:value="5.0082397418675824E-2" table:style-name="ce48">
            <text:p>5,0%</text:p>
          </table:table-cell>
          <table:table-cell office:value-type="float" office:value="91" table:style-name="ce47">
            <text:p>91</text:p>
          </table:table-cell>
          <table:table-cell office:value-type="float" office:value="40684" table:style-name="ce47">
            <text:p>40.684</text:p>
          </table:table-cell>
          <table:table-cell office:value-type="percentage" office:value="2.2367515485203029E-3" table:style-name="ce48">
            <text:p>0,2%</text:p>
          </table:table-cell>
          <table:table-cell office:value-type="float" office:value="390292" table:style-name="ce49">
            <text:p>390.292</text:p>
          </table:table-cell>
          <table:table-cell office:value-type="float" office:value="2092873" table:style-name="ce49">
            <text:p>2.092.873</text:p>
          </table:table-cell>
          <table:table-cell office:value-type="percentage" office:value="0.18648623208383883" table:style-name="ce50">
            <text:p>18,6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stilla - La Mancha</text:p>
          </table:table-cell>
          <table:table-cell office:value-type="float" office:value="112269" table:style-name="ce47">
            <text:p>112.269</text:p>
          </table:table-cell>
          <table:table-cell office:value-type="float" office:value="135194" table:style-name="ce47">
            <text:p>135.194</text:p>
          </table:table-cell>
          <table:table-cell office:value-type="percentage" office:value="0.83042886518632486" table:style-name="ce48">
            <text:p>83,0%</text:p>
          </table:table-cell>
          <table:table-cell office:value-type="float" office:value="7717" table:style-name="ce47">
            <text:p>7.717</text:p>
          </table:table-cell>
          <table:table-cell office:value-type="float" office:value="159101" table:style-name="ce47">
            <text:p>159.101</text:p>
          </table:table-cell>
          <table:table-cell office:value-type="percentage" office:value="4.85037806173437E-2" table:style-name="ce48">
            <text:p>4,9%</text:p>
          </table:table-cell>
          <table:table-cell office:value-type="float" office:value="42029" table:style-name="ce47">
            <text:p>42.029</text:p>
          </table:table-cell>
          <table:table-cell office:value-type="float" office:value="218444" table:style-name="ce47">
            <text:p>218.444</text:p>
          </table:table-cell>
          <table:table-cell office:value-type="percentage" office:value="0.19240171394041494" table:style-name="ce48">
            <text:p>19,2%</text:p>
          </table:table-cell>
          <table:table-cell office:value-type="float" office:value="43372" table:style-name="ce47">
            <text:p>43.372</text:p>
          </table:table-cell>
          <table:table-cell office:value-type="float" office:value="307478" table:style-name="ce47">
            <text:p>307.478</text:p>
          </table:table-cell>
          <table:table-cell office:value-type="percentage" office:value="0.14105724637209816" table:style-name="ce48">
            <text:p>14,1%</text:p>
          </table:table-cell>
          <table:table-cell office:value-type="float" office:value="73505" table:style-name="ce47">
            <text:p>73.505</text:p>
          </table:table-cell>
          <table:table-cell office:value-type="float" office:value="707865" table:style-name="ce47">
            <text:p>707.865</text:p>
          </table:table-cell>
          <table:table-cell office:value-type="percentage" office:value="0.10384042154930671" table:style-name="ce48">
            <text:p>10,4%</text:p>
          </table:table-cell>
          <table:table-cell office:value-type="float" office:value="5721" table:style-name="ce47">
            <text:p>5.721</text:p>
          </table:table-cell>
          <table:table-cell office:value-type="float" office:value="149518" table:style-name="ce47">
            <text:p>149.518</text:p>
          </table:table-cell>
          <table:table-cell office:value-type="percentage" office:value="3.8262951617865408E-2" table:style-name="ce48">
            <text:p>3,8%</text:p>
          </table:table-cell>
          <table:table-cell office:value-type="float" office:value="91" table:style-name="ce47">
            <text:p>91</text:p>
          </table:table-cell>
          <table:table-cell office:value-type="float" office:value="42364" table:style-name="ce47">
            <text:p>42.364</text:p>
          </table:table-cell>
          <table:table-cell office:value-type="percentage" office:value="2.1480502313284866E-3" table:style-name="ce48">
            <text:p>0,2%</text:p>
          </table:table-cell>
          <table:table-cell office:value-type="float" office:value="284704" table:style-name="ce49">
            <text:p>284.704</text:p>
          </table:table-cell>
          <table:table-cell office:value-type="float" office:value="1719964" table:style-name="ce49">
            <text:p>1.719.964</text:p>
          </table:table-cell>
          <table:table-cell office:value-type="percentage" office:value="0.16552904595677584" table:style-name="ce50">
            <text:p>16,6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taluña</text:p>
          </table:table-cell>
          <table:table-cell office:value-type="float" office:value="336495" table:style-name="ce47">
            <text:p>336.495</text:p>
          </table:table-cell>
          <table:table-cell office:value-type="float" office:value="447196" table:style-name="ce47">
            <text:p>447.196</text:p>
          </table:table-cell>
          <table:table-cell office:value-type="percentage" office:value="0.75245529924239041" table:style-name="ce48">
            <text:p>75,2%</text:p>
          </table:table-cell>
          <table:table-cell office:value-type="float" office:value="44271" table:style-name="ce47">
            <text:p>44.271</text:p>
          </table:table-cell>
          <table:table-cell office:value-type="float" office:value="635292" table:style-name="ce47">
            <text:p>635.292</text:p>
          </table:table-cell>
          <table:table-cell office:value-type="percentage" office:value="6.9686065620218729E-2" table:style-name="ce48">
            <text:p>7,0%</text:p>
          </table:table-cell>
          <table:table-cell office:value-type="float" office:value="236047" table:style-name="ce47">
            <text:p>236.047</text:p>
          </table:table-cell>
          <table:table-cell office:value-type="float" office:value="837584" table:style-name="ce47">
            <text:p>837.584</text:p>
          </table:table-cell>
          <table:table-cell office:value-type="percentage" office:value="0.28181889816424383" table:style-name="ce48">
            <text:p>28,2%</text:p>
          </table:table-cell>
          <table:table-cell office:value-type="float" office:value="126212" table:style-name="ce47">
            <text:p>126.212</text:p>
          </table:table-cell>
          <table:table-cell office:value-type="float" office:value="1091780" table:style-name="ce47">
            <text:p>1.091.780</text:p>
          </table:table-cell>
          <table:table-cell office:value-type="percentage" office:value="0.11560204436791295" table:style-name="ce48">
            <text:p>11,6%</text:p>
          </table:table-cell>
          <table:table-cell office:value-type="float" office:value="284642" table:style-name="ce47">
            <text:p>284.642</text:p>
          </table:table-cell>
          <table:table-cell office:value-type="float" office:value="2803626" table:style-name="ce47">
            <text:p>2.803.626</text:p>
          </table:table-cell>
          <table:table-cell office:value-type="percentage" office:value="0.10152638048013536" table:style-name="ce48">
            <text:p>10,2%</text:p>
          </table:table-cell>
          <table:table-cell office:value-type="float" office:value="34252" table:style-name="ce47">
            <text:p>34.252</text:p>
          </table:table-cell>
          <table:table-cell office:value-type="float" office:value="556316" table:style-name="ce47">
            <text:p>556.316</text:p>
          </table:table-cell>
          <table:table-cell office:value-type="percentage" office:value="6.1569323909432767E-2" table:style-name="ce48">
            <text:p>6,2%</text:p>
          </table:table-cell>
          <table:table-cell office:value-type="float" office:value="287" table:style-name="ce47">
            <text:p>287</text:p>
          </table:table-cell>
          <table:table-cell office:value-type="float" office:value="159864" table:style-name="ce47">
            <text:p>159.864</text:p>
          </table:table-cell>
          <table:table-cell office:value-type="percentage" office:value="1.7952759845868988E-3" table:style-name="ce48">
            <text:p>0,2%</text:p>
          </table:table-cell>
          <table:table-cell office:value-type="float" office:value="1062206" table:style-name="ce49">
            <text:p>1.062.206</text:p>
          </table:table-cell>
          <table:table-cell office:value-type="float" office:value="6531658" table:style-name="ce49">
            <text:p>6.531.658</text:p>
          </table:table-cell>
          <table:table-cell office:value-type="percentage" office:value="0.16262425252516283" table:style-name="ce50">
            <text:p>16,3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. Valenciana</text:p>
          </table:table-cell>
          <table:table-cell office:value-type="float" office:value="254823" table:style-name="ce47">
            <text:p>254.823</text:p>
          </table:table-cell>
          <table:table-cell office:value-type="float" office:value="276531" table:style-name="ce47">
            <text:p>276.531</text:p>
          </table:table-cell>
          <table:table-cell office:value-type="percentage" office:value="0.92149885546285948" table:style-name="ce48">
            <text:p>92,1%</text:p>
          </table:table-cell>
          <table:table-cell office:value-type="float" office:value="18307" table:style-name="ce47">
            <text:p>18.307</text:p>
          </table:table-cell>
          <table:table-cell office:value-type="float" office:value="437862" table:style-name="ce47">
            <text:p>437.862</text:p>
          </table:table-cell>
          <table:table-cell office:value-type="percentage" office:value="4.1809976659312749E-2" table:style-name="ce48">
            <text:p>4,2%</text:p>
          </table:table-cell>
          <table:table-cell office:value-type="float" office:value="87043" table:style-name="ce47">
            <text:p>87.043</text:p>
          </table:table-cell>
          <table:table-cell office:value-type="float" office:value="580728" table:style-name="ce47">
            <text:p>580.728</text:p>
          </table:table-cell>
          <table:table-cell office:value-type="percentage" office:value="0.14988600515215386" table:style-name="ce48">
            <text:p>15,0%</text:p>
          </table:table-cell>
          <table:table-cell office:value-type="float" office:value="88754" table:style-name="ce47">
            <text:p>88.754</text:p>
          </table:table-cell>
          <table:table-cell office:value-type="float" office:value="752334" table:style-name="ce47">
            <text:p>752.334</text:p>
          </table:table-cell>
          <table:table-cell office:value-type="percentage" office:value="0.11797153923656248" table:style-name="ce48">
            <text:p>11,8%</text:p>
          </table:table-cell>
          <table:table-cell office:value-type="float" office:value="197012" table:style-name="ce47">
            <text:p>197.012</text:p>
          </table:table-cell>
          <table:table-cell office:value-type="float" office:value="1765967" table:style-name="ce47">
            <text:p>1.765.967</text:p>
          </table:table-cell>
          <table:table-cell office:value-type="percentage" office:value="0.11156040854670557" table:style-name="ce48">
            <text:p>11,2%</text:p>
          </table:table-cell>
          <table:table-cell office:value-type="float" office:value="17166" table:style-name="ce47">
            <text:p>17.166</text:p>
          </table:table-cell>
          <table:table-cell office:value-type="float" office:value="352834" table:style-name="ce47">
            <text:p>352.834</text:p>
          </table:table-cell>
          <table:table-cell office:value-type="percentage" office:value="4.8651773922014321E-2" table:style-name="ce48">
            <text:p>4,9%</text:p>
          </table:table-cell>
          <table:table-cell office:value-type="float" office:value="111" table:style-name="ce47">
            <text:p>111</text:p>
          </table:table-cell>
          <table:table-cell office:value-type="float" office:value="103049" table:style-name="ce47">
            <text:p>103.049</text:p>
          </table:table-cell>
          <table:table-cell office:value-type="percentage" office:value="1.0771574687769897E-3" table:style-name="ce48">
            <text:p>0,1%</text:p>
          </table:table-cell>
          <table:table-cell office:value-type="float" office:value="663216" table:style-name="ce49">
            <text:p>663.216</text:p>
          </table:table-cell>
          <table:table-cell office:value-type="float" office:value="4269305" table:style-name="ce49">
            <text:p>4.269.305</text:p>
          </table:table-cell>
          <table:table-cell office:value-type="percentage" office:value="0.15534519084487991" table:style-name="ce50">
            <text:p>15,5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Extremadura</text:p>
          </table:table-cell>
          <table:table-cell office:value-type="float" office:value="70164" table:style-name="ce47">
            <text:p>70.164</text:p>
          </table:table-cell>
          <table:table-cell office:value-type="float" office:value="76005" table:style-name="ce47">
            <text:p>76.005</text:p>
          </table:table-cell>
          <table:table-cell office:value-type="percentage" office:value="0.92314979277679099" table:style-name="ce48">
            <text:p>92,3%</text:p>
          </table:table-cell>
          <table:table-cell office:value-type="float" office:value="9996" table:style-name="ce47">
            <text:p>9.996</text:p>
          </table:table-cell>
          <table:table-cell office:value-type="float" office:value="91876" table:style-name="ce47">
            <text:p>91.876</text:p>
          </table:table-cell>
          <table:table-cell office:value-type="percentage" office:value="0.10879881579520223" table:style-name="ce48">
            <text:p>10,9%</text:p>
          </table:table-cell>
          <table:table-cell office:value-type="float" office:value="29986" table:style-name="ce47">
            <text:p>29.986</text:p>
          </table:table-cell>
          <table:table-cell office:value-type="float" office:value="125297" table:style-name="ce47">
            <text:p>125.297</text:p>
          </table:table-cell>
          <table:table-cell office:value-type="percentage" office:value="0.23931937715986815" table:style-name="ce48">
            <text:p>23,9%</text:p>
          </table:table-cell>
          <table:table-cell office:value-type="float" office:value="21643" table:style-name="ce47">
            <text:p>21.643</text:p>
          </table:table-cell>
          <table:table-cell office:value-type="float" office:value="169216" table:style-name="ce47">
            <text:p>169.216</text:p>
          </table:table-cell>
          <table:table-cell office:value-type="percentage" office:value="0.12790161686838125" table:style-name="ce48">
            <text:p>12,8%</text:p>
          </table:table-cell>
          <table:table-cell office:value-type="float" office:value="40759" table:style-name="ce47">
            <text:p>40.759</text:p>
          </table:table-cell>
          <table:table-cell office:value-type="float" office:value="351778" table:style-name="ce47">
            <text:p>351.778</text:p>
          </table:table-cell>
          <table:table-cell office:value-type="percentage" office:value="0.11586568801914844" table:style-name="ce48">
            <text:p>11,6%</text:p>
          </table:table-cell>
          <table:table-cell office:value-type="float" office:value="2114" table:style-name="ce47">
            <text:p>2.114</text:p>
          </table:table-cell>
          <table:table-cell office:value-type="float" office:value="76088" table:style-name="ce47">
            <text:p>76.088</text:p>
          </table:table-cell>
          <table:table-cell office:value-type="percentage" office:value="2.7783618967511303E-2" table:style-name="ce48">
            <text:p>2,8%</text:p>
          </table:table-cell>
          <table:table-cell office:value-type="float" office:value="42" table:style-name="ce47">
            <text:p>42</text:p>
          </table:table-cell>
          <table:table-cell office:value-type="float" office:value="20953" table:style-name="ce47">
            <text:p>20.953</text:p>
          </table:table-cell>
          <table:table-cell office:value-type="percentage" office:value="2.0044862310886267E-3" table:style-name="ce48">
            <text:p>0,2%</text:p>
          </table:table-cell>
          <table:table-cell office:value-type="float" office:value="174704" table:style-name="ce49">
            <text:p>174.704</text:p>
          </table:table-cell>
          <table:table-cell office:value-type="float" office:value="911213" table:style-name="ce49">
            <text:p>911.213</text:p>
          </table:table-cell>
          <table:table-cell office:value-type="percentage" office:value="0.19172685200935458" table:style-name="ce50">
            <text:p>19,2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Galicia</text:p>
          </table:table-cell>
          <table:table-cell office:value-type="float" office:value="207664" table:style-name="ce47">
            <text:p>207.664</text:p>
          </table:table-cell>
          <table:table-cell office:value-type="float" office:value="234302" table:style-name="ce47">
            <text:p>234.302</text:p>
          </table:table-cell>
          <table:table-cell office:value-type="percentage" office:value="0.88630912241466142" table:style-name="ce48">
            <text:p>88,6%</text:p>
          </table:table-cell>
          <table:table-cell office:value-type="float" office:value="5327" table:style-name="ce47">
            <text:p>5.327</text:p>
          </table:table-cell>
          <table:table-cell office:value-type="float" office:value="289762" table:style-name="ce47">
            <text:p>289.762</text:p>
          </table:table-cell>
          <table:table-cell office:value-type="percentage" office:value="1.8384053119456657E-2" table:style-name="ce48">
            <text:p>1,8%</text:p>
          </table:table-cell>
          <table:table-cell office:value-type="float" office:value="35350" table:style-name="ce47">
            <text:p>35.350</text:p>
          </table:table-cell>
          <table:table-cell office:value-type="float" office:value="346927" table:style-name="ce47">
            <text:p>346.927</text:p>
          </table:table-cell>
          <table:table-cell office:value-type="percentage" office:value="0.10189463489437259" table:style-name="ce48">
            <text:p>10,2%</text:p>
          </table:table-cell>
          <table:table-cell office:value-type="float" office:value="62256" table:style-name="ce47">
            <text:p>62.256</text:p>
          </table:table-cell>
          <table:table-cell office:value-type="float" office:value="405889" table:style-name="ce47">
            <text:p>405.889</text:p>
          </table:table-cell>
          <table:table-cell office:value-type="percentage" office:value="0.1533818359206581" table:style-name="ce48">
            <text:p>15,3%</text:p>
          </table:table-cell>
          <table:table-cell office:value-type="float" office:value="93385" table:style-name="ce47">
            <text:p>93.385</text:p>
          </table:table-cell>
          <table:table-cell office:value-type="float" office:value="889004" table:style-name="ce47">
            <text:p>889.004</text:p>
          </table:table-cell>
          <table:table-cell office:value-type="percentage" office:value="0.10504452173443539" table:style-name="ce48">
            <text:p>10,5%</text:p>
          </table:table-cell>
          <table:table-cell office:value-type="float" office:value="4659" table:style-name="ce47">
            <text:p>4.659</text:p>
          </table:table-cell>
          <table:table-cell office:value-type="float" office:value="152745" table:style-name="ce47">
            <text:p>152.745</text:p>
          </table:table-cell>
          <table:table-cell office:value-type="percentage" office:value="3.0501816753412549E-2" table:style-name="ce48">
            <text:p>3,1%</text:p>
          </table:table-cell>
          <table:table-cell office:value-type="float" office:value="7" table:style-name="ce47">
            <text:p>7</text:p>
          </table:table-cell>
          <table:table-cell office:value-type="float" office:value="44014" table:style-name="ce47">
            <text:p>44.014</text:p>
          </table:table-cell>
          <table:table-cell office:value-type="percentage" office:value="1.5904030535738629E-4" table:style-name="ce48">
            <text:p>0,0%</text:p>
          </table:table-cell>
          <table:table-cell office:value-type="float" office:value="408648" table:style-name="ce49">
            <text:p>408.648</text:p>
          </table:table-cell>
          <table:table-cell office:value-type="float" office:value="2362643" table:style-name="ce49">
            <text:p>2.362.643</text:p>
          </table:table-cell>
          <table:table-cell office:value-type="percentage" office:value="0.17296222916454157" table:style-name="ce50">
            <text:p>17,3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La Rioja</text:p>
          </table:table-cell>
          <table:table-cell office:value-type="float" office:value="17338" table:style-name="ce47">
            <text:p>17.338</text:p>
          </table:table-cell>
          <table:table-cell office:value-type="float" office:value="22207" table:style-name="ce47">
            <text:p>22.207</text:p>
          </table:table-cell>
          <table:table-cell office:value-type="percentage" office:value="0.78074481019498354" table:style-name="ce48">
            <text:p>78,1%</text:p>
          </table:table-cell>
          <table:table-cell office:value-type="float" office:value="741" table:style-name="ce47">
            <text:p>741</text:p>
          </table:table-cell>
          <table:table-cell office:value-type="float" office:value="28125" table:style-name="ce47">
            <text:p>28.125</text:p>
          </table:table-cell>
          <table:table-cell office:value-type="percentage" office:value="2.6346666666666668E-2" table:style-name="ce48">
            <text:p>2,6%</text:p>
          </table:table-cell>
          <table:table-cell office:value-type="float" office:value="8871" table:style-name="ce47">
            <text:p>8.871</text:p>
          </table:table-cell>
          <table:table-cell office:value-type="float" office:value="37718" table:style-name="ce47">
            <text:p>37.718</text:p>
          </table:table-cell>
          <table:table-cell office:value-type="percentage" office:value="0.2351927461689379" table:style-name="ce48">
            <text:p>23,5%</text:p>
          </table:table-cell>
          <table:table-cell office:value-type="float" office:value="6517" table:style-name="ce47">
            <text:p>6.517</text:p>
          </table:table-cell>
          <table:table-cell office:value-type="float" office:value="47664" table:style-name="ce47">
            <text:p>47.664</text:p>
          </table:table-cell>
          <table:table-cell office:value-type="percentage" office:value="0.13672792883517959" table:style-name="ce48">
            <text:p>13,7%</text:p>
          </table:table-cell>
          <table:table-cell office:value-type="float" office:value="12788" table:style-name="ce47">
            <text:p>12.788</text:p>
          </table:table-cell>
          <table:table-cell office:value-type="float" office:value="107618" table:style-name="ce47">
            <text:p>107.618</text:p>
          </table:table-cell>
          <table:table-cell office:value-type="percentage" office:value="0.11882770540244197" table:style-name="ce48">
            <text:p>11,9%</text:p>
          </table:table-cell>
          <table:table-cell office:value-type="float" office:value="1262" table:style-name="ce47">
            <text:p>1.262</text:p>
          </table:table-cell>
          <table:table-cell office:value-type="float" office:value="21170" table:style-name="ce47">
            <text:p>21.170</text:p>
          </table:table-cell>
          <table:table-cell office:value-type="percentage" office:value="5.9612659423712799E-2" table:style-name="ce48">
            <text:p>6,0%</text:p>
          </table:table-cell>
          <table:table-cell office:value-type="float" office:value="8" table:style-name="ce47">
            <text:p>8</text:p>
          </table:table-cell>
          <table:table-cell office:value-type="float" office:value="6286" table:style-name="ce47">
            <text:p>6.286</text:p>
          </table:table-cell>
          <table:table-cell office:value-type="percentage" office:value="1.2726694241170856E-3" table:style-name="ce48">
            <text:p>0,1%</text:p>
          </table:table-cell>
          <table:table-cell office:value-type="float" office:value="47525" table:style-name="ce49">
            <text:p>47.525</text:p>
          </table:table-cell>
          <table:table-cell office:value-type="float" office:value="270788" table:style-name="ce49">
            <text:p>270.788</text:p>
          </table:table-cell>
          <table:table-cell office:value-type="percentage" office:value="0.17550630013146815" table:style-name="ce50">
            <text:p>17,6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adrid</text:p>
          </table:table-cell>
          <table:table-cell office:value-type="float" office:value="266426" table:style-name="ce47">
            <text:p>266.426</text:p>
          </table:table-cell>
          <table:table-cell office:value-type="float" office:value="364122" table:style-name="ce47">
            <text:p>364.122</text:p>
          </table:table-cell>
          <table:table-cell office:value-type="percentage" office:value="0.73169432223265829" table:style-name="ce48">
            <text:p>73,2%</text:p>
          </table:table-cell>
          <table:table-cell office:value-type="float" office:value="33328" table:style-name="ce47">
            <text:p>33.328</text:p>
          </table:table-cell>
          <table:table-cell office:value-type="float" office:value="526081" table:style-name="ce47">
            <text:p>526.081</text:p>
          </table:table-cell>
          <table:table-cell office:value-type="percentage" office:value="6.3351461086790822E-2" table:style-name="ce48">
            <text:p>6,3%</text:p>
          </table:table-cell>
          <table:table-cell office:value-type="float" office:value="140723" table:style-name="ce47">
            <text:p>140.723</text:p>
          </table:table-cell>
          <table:table-cell office:value-type="float" office:value="703323" table:style-name="ce47">
            <text:p>703.323</text:p>
          </table:table-cell>
          <table:table-cell office:value-type="percentage" office:value="0.20008303439529207" table:style-name="ce48">
            <text:p>20,0%</text:p>
          </table:table-cell>
          <table:table-cell office:value-type="float" office:value="103529" table:style-name="ce47">
            <text:p>103.529</text:p>
          </table:table-cell>
          <table:table-cell office:value-type="float" office:value="972783" table:style-name="ce47">
            <text:p>972.783</text:p>
          </table:table-cell>
          <table:table-cell office:value-type="percentage" office:value="0.1064255851510563" table:style-name="ce48">
            <text:p>10,6%</text:p>
          </table:table-cell>
          <table:table-cell office:value-type="float" office:value="265846" table:style-name="ce47">
            <text:p>265.846</text:p>
          </table:table-cell>
          <table:table-cell office:value-type="float" office:value="2513737" table:style-name="ce47">
            <text:p>2.513.737</text:p>
          </table:table-cell>
          <table:table-cell office:value-type="percentage" office:value="0.10575728487109033" table:style-name="ce48">
            <text:p>10,6%</text:p>
          </table:table-cell>
          <table:table-cell office:value-type="float" office:value="21742" table:style-name="ce47">
            <text:p>21.742</text:p>
          </table:table-cell>
          <table:table-cell office:value-type="float" office:value="479716" table:style-name="ce47">
            <text:p>479.716</text:p>
          </table:table-cell>
          <table:table-cell office:value-type="percentage" office:value="4.5322649234130194E-2" table:style-name="ce48">
            <text:p>4,5%</text:p>
          </table:table-cell>
          <table:table-cell office:value-type="float" office:value="93" table:style-name="ce47">
            <text:p>93</text:p>
          </table:table-cell>
          <table:table-cell office:value-type="float" office:value="135861" table:style-name="ce47">
            <text:p>135.861</text:p>
          </table:table-cell>
          <table:table-cell office:value-type="percentage" office:value="6.8452315233952352E-4" table:style-name="ce48">
            <text:p>0,1%</text:p>
          </table:table-cell>
          <table:table-cell office:value-type="float" office:value="831687" table:style-name="ce49">
            <text:p>831.687</text:p>
          </table:table-cell>
          <table:table-cell office:value-type="float" office:value="5695623" table:style-name="ce49">
            <text:p>5.695.623</text:p>
          </table:table-cell>
          <table:table-cell office:value-type="percentage" office:value="0.14602212962480135" table:style-name="ce50">
            <text:p>14,6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urcia</text:p>
          </table:table-cell>
          <table:table-cell office:value-type="float" office:value="60791" table:style-name="ce47">
            <text:p>60.791</text:p>
          </table:table-cell>
          <table:table-cell office:value-type="float" office:value="69771" table:style-name="ce47">
            <text:p>69.771</text:p>
          </table:table-cell>
          <table:table-cell office:value-type="percentage" office:value="0.87129323071190035" table:style-name="ce48">
            <text:p>87,1%</text:p>
          </table:table-cell>
          <table:table-cell office:value-type="float" office:value="4074" table:style-name="ce47">
            <text:p>4.074</text:p>
          </table:table-cell>
          <table:table-cell office:value-type="float" office:value="102899" table:style-name="ce47">
            <text:p>102.899</text:p>
          </table:table-cell>
          <table:table-cell office:value-type="percentage" office:value="3.9592221498751204E-2" table:style-name="ce48">
            <text:p>4,0%</text:p>
          </table:table-cell>
          <table:table-cell office:value-type="float" office:value="18387" table:style-name="ce47">
            <text:p>18.387</text:p>
          </table:table-cell>
          <table:table-cell office:value-type="float" office:value="146909" table:style-name="ce47">
            <text:p>146.909</text:p>
          </table:table-cell>
          <table:table-cell office:value-type="percentage" office:value="0.12515911210341096" table:style-name="ce48">
            <text:p>12,5%</text:p>
          </table:table-cell>
          <table:table-cell office:value-type="float" office:value="24986" table:style-name="ce47">
            <text:p>24.986</text:p>
          </table:table-cell>
          <table:table-cell office:value-type="float" office:value="213256" table:style-name="ce47">
            <text:p>213.256</text:p>
          </table:table-cell>
          <table:table-cell office:value-type="percentage" office:value="0.11716434707581498" table:style-name="ce48">
            <text:p>11,7%</text:p>
          </table:table-cell>
          <table:table-cell office:value-type="float" office:value="58053" table:style-name="ce47">
            <text:p>58.053</text:p>
          </table:table-cell>
          <table:table-cell office:value-type="float" office:value="551265" table:style-name="ce47">
            <text:p>551.265</text:p>
          </table:table-cell>
          <table:table-cell office:value-type="percentage" office:value="0.10530869908301815" table:style-name="ce48">
            <text:p>10,5%</text:p>
          </table:table-cell>
          <table:table-cell office:value-type="float" office:value="7009" table:style-name="ce47">
            <text:p>7.009</text:p>
          </table:table-cell>
          <table:table-cell office:value-type="float" office:value="118667" table:style-name="ce47">
            <text:p>118.667</text:p>
          </table:table-cell>
          <table:table-cell office:value-type="percentage" office:value="5.9064440830222387E-2" table:style-name="ce48">
            <text:p>5,9%</text:p>
          </table:table-cell>
          <table:table-cell office:value-type="float" office:value="103" table:style-name="ce47">
            <text:p>103</text:p>
          </table:table-cell>
          <table:table-cell office:value-type="float" office:value="34712" table:style-name="ce47">
            <text:p>34.712</text:p>
          </table:table-cell>
          <table:table-cell office:value-type="percentage" office:value="2.9672735653376355E-3" table:style-name="ce48">
            <text:p>0,3%</text:p>
          </table:table-cell>
          <table:table-cell office:value-type="float" office:value="173403" table:style-name="ce49">
            <text:p>173.403</text:p>
          </table:table-cell>
          <table:table-cell office:value-type="float" office:value="1237479" table:style-name="ce49">
            <text:p>1.237.479</text:p>
          </table:table-cell>
          <table:table-cell office:value-type="percentage" office:value="0.14012601425963592" table:style-name="ce50">
            <text:p>14,0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Navarra</text:p>
          </table:table-cell>
          <table:table-cell office:value-type="float" office:value="38153" table:style-name="ce47">
            <text:p>38.153</text:p>
          </table:table-cell>
          <table:table-cell office:value-type="float" office:value="41166" table:style-name="ce47">
            <text:p>41.166</text:p>
          </table:table-cell>
          <table:table-cell office:value-type="percentage" office:value="0.92680853131224794" table:style-name="ce48">
            <text:p>92,7%</text:p>
          </table:table-cell>
          <table:table-cell office:value-type="float" office:value="3438" table:style-name="ce47">
            <text:p>3.438</text:p>
          </table:table-cell>
          <table:table-cell office:value-type="float" office:value="55792" table:style-name="ce47">
            <text:p>55.792</text:p>
          </table:table-cell>
          <table:table-cell office:value-type="percentage" office:value="6.1621737883567534E-2" table:style-name="ce48">
            <text:p>6,2%</text:p>
          </table:table-cell>
          <table:table-cell office:value-type="float" office:value="9508" table:style-name="ce47">
            <text:p>9.508</text:p>
          </table:table-cell>
          <table:table-cell office:value-type="float" office:value="73844" table:style-name="ce47">
            <text:p>73.844</text:p>
          </table:table-cell>
          <table:table-cell office:value-type="percentage" office:value="0.12875792210606143" table:style-name="ce48">
            <text:p>12,9%</text:p>
          </table:table-cell>
          <table:table-cell office:value-type="float" office:value="13207" table:style-name="ce47">
            <text:p>13.207</text:p>
          </table:table-cell>
          <table:table-cell office:value-type="float" office:value="96694" table:style-name="ce47">
            <text:p>96.694</text:p>
          </table:table-cell>
          <table:table-cell office:value-type="percentage" office:value="0.13658551719858522" table:style-name="ce48">
            <text:p>13,7%</text:p>
          </table:table-cell>
          <table:table-cell office:value-type="float" office:value="25742" table:style-name="ce47">
            <text:p>25.742</text:p>
          </table:table-cell>
          <table:table-cell office:value-type="float" office:value="223028" table:style-name="ce47">
            <text:p>223.028</text:p>
          </table:table-cell>
          <table:table-cell office:value-type="percentage" office:value="0.11542048532022885" table:style-name="ce48">
            <text:p>11,5%</text:p>
          </table:table-cell>
          <table:table-cell office:value-type="float" office:value="3241" table:style-name="ce47">
            <text:p>3.241</text:p>
          </table:table-cell>
          <table:table-cell office:value-type="float" office:value="48505" table:style-name="ce47">
            <text:p>48.505</text:p>
          </table:table-cell>
          <table:table-cell office:value-type="percentage" office:value="6.6817853829502116E-2" table:style-name="ce48">
            <text:p>6,7%</text:p>
          </table:table-cell>
          <table:table-cell office:value-type="float" office:value="4" table:style-name="ce47">
            <text:p>4</text:p>
          </table:table-cell>
          <table:table-cell office:value-type="float" office:value="13906" table:style-name="ce47">
            <text:p>13.906</text:p>
          </table:table-cell>
          <table:table-cell office:value-type="percentage" office:value="2.8764562059542645E-4" table:style-name="ce48">
            <text:p>0,0%</text:p>
          </table:table-cell>
          <table:table-cell office:value-type="float" office:value="93293" table:style-name="ce49">
            <text:p>93.293</text:p>
          </table:table-cell>
          <table:table-cell office:value-type="float" office:value="552935" table:style-name="ce49">
            <text:p>552.935</text:p>
          </table:table-cell>
          <table:table-cell office:value-type="percentage" office:value="0.16872326765352166" table:style-name="ce50">
            <text:p>16,9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País Vasco</text:p>
          </table:table-cell>
          <table:table-cell office:value-type="float" office:value="104995" table:style-name="ce47">
            <text:p>104.995</text:p>
          </table:table-cell>
          <table:table-cell office:value-type="float" office:value="157950" table:style-name="ce47">
            <text:p>157.950</text:p>
          </table:table-cell>
          <table:table-cell office:value-type="percentage" office:value="0.66473567584678694" table:style-name="ce48">
            <text:p>66,5%</text:p>
          </table:table-cell>
          <table:table-cell office:value-type="float" office:value="4447" table:style-name="ce47">
            <text:p>4.447</text:p>
          </table:table-cell>
          <table:table-cell office:value-type="float" office:value="213081" table:style-name="ce47">
            <text:p>213.081</text:p>
          </table:table-cell>
          <table:table-cell office:value-type="percentage" office:value="2.0869997794266029E-2" table:style-name="ce48">
            <text:p>2,1%</text:p>
          </table:table-cell>
          <table:table-cell office:value-type="float" office:value="74413" table:style-name="ce47">
            <text:p>74.413</text:p>
          </table:table-cell>
          <table:table-cell office:value-type="float" office:value="280119" table:style-name="ce47">
            <text:p>280.119</text:p>
          </table:table-cell>
          <table:table-cell office:value-type="percentage" office:value="0.26564781396477927" table:style-name="ce48">
            <text:p>26,6%</text:p>
          </table:table-cell>
          <table:table-cell office:value-type="float" office:value="47193" table:style-name="ce47">
            <text:p>47.193</text:p>
          </table:table-cell>
          <table:table-cell office:value-type="float" office:value="339977" table:style-name="ce47">
            <text:p>339.977</text:p>
          </table:table-cell>
          <table:table-cell office:value-type="percentage" office:value="0.13881233142241975" table:style-name="ce48">
            <text:p>13,9%</text:p>
          </table:table-cell>
          <table:table-cell office:value-type="float" office:value="87557" table:style-name="ce47">
            <text:p>87.557</text:p>
          </table:table-cell>
          <table:table-cell office:value-type="float" office:value="724849" table:style-name="ce47">
            <text:p>724.849</text:p>
          </table:table-cell>
          <table:table-cell office:value-type="percentage" office:value="0.12079343421871314" table:style-name="ce48">
            <text:p>12,1%</text:p>
          </table:table-cell>
          <table:table-cell office:value-type="float" office:value="11065" table:style-name="ce47">
            <text:p>11.065</text:p>
          </table:table-cell>
          <table:table-cell office:value-type="float" office:value="140323" table:style-name="ce47">
            <text:p>140.323</text:p>
          </table:table-cell>
          <table:table-cell office:value-type="percentage" office:value="7.8853787333509118E-2" table:style-name="ce48">
            <text:p>7,9%</text:p>
          </table:table-cell>
          <table:table-cell office:value-type="float" office:value="6" table:style-name="ce47">
            <text:p>6</text:p>
          </table:table-cell>
          <table:table-cell office:value-type="float" office:value="41824" table:style-name="ce47">
            <text:p>41.824</text:p>
          </table:table-cell>
          <table:table-cell office:value-type="percentage" office:value="1.434583014537108E-4" table:style-name="ce48">
            <text:p>0,0%</text:p>
          </table:table-cell>
          <table:table-cell office:value-type="float" office:value="329676" table:style-name="ce49">
            <text:p>329.676</text:p>
          </table:table-cell>
          <table:table-cell office:value-type="float" office:value="1898123" table:style-name="ce49">
            <text:p>1.898.123</text:p>
          </table:table-cell>
          <table:table-cell office:value-type="percentage" office:value="0.17368526697163461" table:style-name="ce50">
            <text:p>17,4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euta</text:p>
          </table:table-cell>
          <table:table-cell office:value-type="float" office:value="2094" table:style-name="ce47">
            <text:p>2.094</text:p>
          </table:table-cell>
          <table:table-cell office:value-type="float" office:value="2605" table:style-name="ce47">
            <text:p>2.605</text:p>
          </table:table-cell>
          <table:table-cell office:value-type="percentage" office:value="0.80383877159309025" table:style-name="ce48">
            <text:p>80,4%</text:p>
          </table:table-cell>
          <table:table-cell office:value-type="float" office:value="1395" table:style-name="ce47">
            <text:p>1.395</text:p>
          </table:table-cell>
          <table:table-cell office:value-type="float" office:value="4318" table:style-name="ce47">
            <text:p>4.318</text:p>
          </table:table-cell>
          <table:table-cell office:value-type="percentage" office:value="0.32306623436776283" table:style-name="ce48">
            <text:p>32,3%</text:p>
          </table:table-cell>
          <table:table-cell office:value-type="float" office:value="1800" table:style-name="ce47">
            <text:p>1.800</text:p>
          </table:table-cell>
          <table:table-cell office:value-type="float" office:value="7857" table:style-name="ce47">
            <text:p>7.857</text:p>
          </table:table-cell>
          <table:table-cell office:value-type="percentage" office:value="0.22909507445589919" table:style-name="ce48">
            <text:p>22,9%</text:p>
          </table:table-cell>
          <table:table-cell office:value-type="float" office:value="1700" table:style-name="ce47">
            <text:p>1.700</text:p>
          </table:table-cell>
          <table:table-cell office:value-type="float" office:value="11556" table:style-name="ce47">
            <text:p>11.556</text:p>
          </table:table-cell>
          <table:table-cell office:value-type="percentage" office:value="0.14710972654897889" table:style-name="ce48">
            <text:p>14,7%</text:p>
          </table:table-cell>
          <table:table-cell office:value-type="float" office:value="3456" table:style-name="ce47">
            <text:p>3.456</text:p>
          </table:table-cell>
          <table:table-cell office:value-type="float" office:value="30066" table:style-name="ce47">
            <text:p>30.066</text:p>
          </table:table-cell>
          <table:table-cell office:value-type="percentage" office:value="0.1149471163440431" table:style-name="ce48">
            <text:p>11,5%</text:p>
          </table:table-cell>
          <table:table-cell office:value-type="float" office:value="274" table:style-name="ce47">
            <text:p>274</text:p>
          </table:table-cell>
          <table:table-cell office:value-type="float" office:value="7581" table:style-name="ce47">
            <text:p>7.581</text:p>
          </table:table-cell>
          <table:table-cell office:value-type="percentage" office:value="3.6142989051576306E-2" table:style-name="ce48">
            <text:p>3,6%</text:p>
          </table:table-cell>
          <table:table-cell office:value-type="float" office:value="0" table:style-name="ce47">
            <text:p>0</text:p>
          </table:table-cell>
          <table:table-cell office:value-type="float" office:value="2175" table:style-name="ce47">
            <text:p>2.175</text:p>
          </table:table-cell>
          <table:table-cell office:value-type="percentage" office:value="0" table:style-name="ce48">
            <text:p>0,0%</text:p>
          </table:table-cell>
          <table:table-cell office:value-type="float" office:value="10719" table:style-name="ce49">
            <text:p>10.719</text:p>
          </table:table-cell>
          <table:table-cell office:value-type="float" office:value="66158" table:style-name="ce49">
            <text:p>66.158</text:p>
          </table:table-cell>
          <table:table-cell office:value-type="percentage" office:value="0.16202122192327459" table:style-name="ce50">
            <text:p>16,2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elilla</text:p>
          </table:table-cell>
          <table:table-cell office:value-type="float" office:value="1552" table:style-name="ce47">
            <text:p>1.552</text:p>
          </table:table-cell>
          <table:table-cell office:value-type="float" office:value="2349" table:style-name="ce47">
            <text:p>2.349</text:p>
          </table:table-cell>
          <table:table-cell office:value-type="percentage" office:value="0.66070668369518948" table:style-name="ce48">
            <text:p>66,1%</text:p>
          </table:table-cell>
          <table:table-cell office:value-type="float" office:value="1791" table:style-name="ce47">
            <text:p>1.791</text:p>
          </table:table-cell>
          <table:table-cell office:value-type="float" office:value="3748" table:style-name="ce47">
            <text:p>3.748</text:p>
          </table:table-cell>
          <table:table-cell office:value-type="percentage" office:value="0.47785485592315902" table:style-name="ce48">
            <text:p>47,8%</text:p>
          </table:table-cell>
          <table:table-cell office:value-type="float" office:value="835" table:style-name="ce47">
            <text:p>835</text:p>
          </table:table-cell>
          <table:table-cell office:value-type="float" office:value="7827" table:style-name="ce47">
            <text:p>7.827</text:p>
          </table:table-cell>
          <table:table-cell office:value-type="percentage" office:value="0.1066819982113198" table:style-name="ce48">
            <text:p>10,7%</text:p>
          </table:table-cell>
          <table:table-cell office:value-type="float" office:value="1501" table:style-name="ce47">
            <text:p>1.501</text:p>
          </table:table-cell>
          <table:table-cell office:value-type="float" office:value="11299" table:style-name="ce47">
            <text:p>11.299</text:p>
          </table:table-cell>
          <table:table-cell office:value-type="percentage" office:value="0.13284361447915743" table:style-name="ce48">
            <text:p>13,3%</text:p>
          </table:table-cell>
          <table:table-cell office:value-type="float" office:value="3217" table:style-name="ce47">
            <text:p>3.217</text:p>
          </table:table-cell>
          <table:table-cell office:value-type="float" office:value="30095" table:style-name="ce47">
            <text:p>30.095</text:p>
          </table:table-cell>
          <table:table-cell office:value-type="percentage" office:value="0.10689483302874232" table:style-name="ce48">
            <text:p>10,7%</text:p>
          </table:table-cell>
          <table:table-cell office:value-type="float" office:value="190" table:style-name="ce47">
            <text:p>190</text:p>
          </table:table-cell>
          <table:table-cell office:value-type="float" office:value="8536" table:style-name="ce47">
            <text:p>8.536</text:p>
          </table:table-cell>
          <table:table-cell office:value-type="percentage" office:value="2.2258669165885661E-2" table:style-name="ce48">
            <text:p>2,2%</text:p>
          </table:table-cell>
          <table:table-cell office:value-type="float" office:value="6" table:style-name="ce47">
            <text:p>6</text:p>
          </table:table-cell>
          <table:table-cell office:value-type="float" office:value="2324" table:style-name="ce47">
            <text:p>2.324</text:p>
          </table:table-cell>
          <table:table-cell office:value-type="percentage" office:value="2.5817555938037868E-3" table:style-name="ce48">
            <text:p>0,3%</text:p>
          </table:table-cell>
          <table:table-cell office:value-type="float" office:value="9092" table:style-name="ce49">
            <text:p>9.092</text:p>
          </table:table-cell>
          <table:table-cell office:value-type="float" office:value="66178" table:style-name="ce49">
            <text:p>66.178</text:p>
          </table:table-cell>
          <table:table-cell office:value-type="percentage" office:value="0.1373870470549125" table:style-name="ce50">
            <text:p>13,7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Fuerzas Armadas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4" table:style-name="ce52">
            <text:p>4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1423" table:style-name="ce52">
            <text:p>1.423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6501" table:style-name="ce52">
            <text:p>6.501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40628" table:style-name="ce52">
            <text:p>40.628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4473" table:style-name="ce52">
            <text:p>4.473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53029" table:style-name="ce54">
            <text:p>53.029</text:p>
          </table:table-cell>
          <table:table-cell office:value-type="string" table:style-name="ce54">
            <text:p>-</text:p>
          </table:table-cell>
          <table:table-cell office:value-type="string" table:style-name="ce55">
            <text:p>-</text:p>
          </table:table-cell>
          <table:table-cell table:number-columns-repeated="16359" table:style-name="ce56"/>
        </table:table-row>
        <table:table-row table:style-name="ro4">
          <table:table-cell office:value-type="string" table:style-name="ce57">
            <text:p>Total España</text:p>
          </table:table-cell>
          <table:table-cell office:value-type="float" office:value="2357123" table:style-name="ce58">
            <text:p>2.357.123</text:p>
          </table:table-cell>
          <table:table-cell office:value-type="float" office:value="2834024" table:style-name="ce58">
            <text:p>2.834.024</text:p>
          </table:table-cell>
          <table:table-cell office:value-type="percentage" office:value="0.83172301998853926" table:style-name="ce59">
            <text:p>83,2%</text:p>
          </table:table-cell>
          <table:table-cell office:value-type="float" office:value="268794" table:style-name="ce58">
            <text:p>268.794</text:p>
          </table:table-cell>
          <table:table-cell office:value-type="float" office:value="3960045" table:style-name="ce58">
            <text:p>3.960.045</text:p>
          </table:table-cell>
          <table:table-cell office:value-type="percentage" office:value="6.7876501403393144E-2" table:style-name="ce59">
            <text:p>6,8%</text:p>
          </table:table-cell>
          <table:table-cell office:value-type="float" office:value="978601" table:style-name="ce58">
            <text:p>978.601</text:p>
          </table:table-cell>
          <table:table-cell office:value-type="float" office:value="5336986" table:style-name="ce58">
            <text:p>5.336.986</text:p>
          </table:table-cell>
          <table:table-cell office:value-type="percentage" office:value="0.18336210737671038" table:style-name="ce59">
            <text:p>18,3%</text:p>
          </table:table-cell>
          <table:table-cell office:value-type="float" office:value="842937" table:style-name="ce58">
            <text:p>842.937</text:p>
          </table:table-cell>
          <table:table-cell office:value-type="float" office:value="7033306" table:style-name="ce58">
            <text:p>7.033.306</text:p>
          </table:table-cell>
          <table:table-cell office:value-type="percentage" office:value="0.11984932832440391" table:style-name="ce59">
            <text:p>12,0%</text:p>
          </table:table-cell>
          <table:table-cell office:value-type="float" office:value="1800943" table:style-name="ce58">
            <text:p>1.800.943</text:p>
          </table:table-cell>
          <table:table-cell office:value-type="float" office:value="16706113" table:style-name="ce58">
            <text:p>16.706.113</text:p>
          </table:table-cell>
          <table:table-cell office:value-type="percentage" office:value="0.10780143771324904" table:style-name="ce59">
            <text:p>10,8%</text:p>
          </table:table-cell>
          <table:table-cell office:value-type="float" office:value="166455" table:style-name="ce58">
            <text:p>166.455</text:p>
          </table:table-cell>
          <table:table-cell office:value-type="float" office:value="3310299" table:style-name="ce58">
            <text:p>3.310.299</text:p>
          </table:table-cell>
          <table:table-cell office:value-type="percentage" office:value="5.0283977368811697E-2" table:style-name="ce59">
            <text:p>5,0%</text:p>
          </table:table-cell>
          <table:table-cell office:value-type="float" office:value="1163" table:style-name="ce58">
            <text:p>1.163</text:p>
          </table:table-cell>
          <table:table-cell office:value-type="float" office:value="949049" table:style-name="ce58">
            <text:p>949.049</text:p>
          </table:table-cell>
          <table:table-cell office:value-type="percentage" office:value="1.2254372535032438E-3" table:style-name="ce59">
            <text:p>0,1%</text:p>
          </table:table-cell>
          <table:table-cell office:value-type="float" office:value="6416016" table:style-name="ce58">
            <text:p>6.416.016</text:p>
          </table:table-cell>
          <table:table-cell office:value-type="float" office:value="40129822" table:style-name="ce58">
            <text:p>40.129.822</text:p>
          </table:table-cell>
          <table:table-cell office:value-type="percentage" office:value="0.1598814966086817" table:style-name="ce59">
            <text:p>16,0%</text:p>
          </table:table-cell>
          <table:table-cell table:number-columns-repeated="16359"/>
        </table:table-row>
        <table:table-row table:number-rows-repeated="1048554" table:style-name="ro4">
          <table:table-cell table:number-columns-repeated="16384"/>
        </table:table-row>
      </table:table>
      <table:table table:name="Etarios_con_pauta_completa" table:style-name="ta3">
        <table:table-column table:style-name="co11" table:default-cell-style-name="ce1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default-cell-style-name="ce56"/>
        <table:table-column table:style-name="co10" table:default-cell-style-name="ce1"/>
        <table:table-column table:style-name="co10" table:default-cell-style-name="ce60"/>
        <table:table-column table:style-name="co10" table:number-columns-repeated="2" table:default-cell-style-name="ce1"/>
        <table:table-column table:style-name="co10" table:default-cell-style-name="ce60"/>
        <table:table-column table:style-name="co10" table:number-columns-repeated="2" table:default-cell-style-name="ce1"/>
        <table:table-column table:style-name="co10" table:default-cell-style-name="ce60"/>
        <table:table-column table:style-name="co10" table:number-columns-repeated="16359" table:default-cell-style-name="ce1"/>
        <table:table-row table:style-name="ro6">
          <table:table-cell table:style-name="ce35"/>
          <table:table-cell office:value-type="string" table:style-name="ce36">
            <text:p>Personas pauta completa ≥80 años</text:p>
          </table:table-cell>
          <table:table-cell office:value-type="string" table:style-name="ce36">
            <text:p>Población INE≥80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pauta completa 70-79 años</text:p>
          </table:table-cell>
          <table:table-cell office:value-type="string" table:style-name="ce36">
            <text:p>Población INE70-7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pauta completa 60-69 años</text:p>
          </table:table-cell>
          <table:table-cell office:value-type="string" table:style-name="ce36">
            <text:p>Población INE60-6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pauta completa 50-59 años</text:p>
          </table:table-cell>
          <table:table-cell office:value-type="string" table:style-name="ce36">
            <text:p>Población INE50-5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pauta completa 25-49 años</text:p>
          </table:table-cell>
          <table:table-cell office:value-type="string" table:style-name="ce36">
            <text:p>Población INE25-4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18-24 años</text:p>
          </table:table-cell>
          <table:table-cell office:value-type="string" table:style-name="ce36">
            <text:p>Población INE18-24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16-17 años</text:p>
          </table:table-cell>
          <table:table-cell office:value-type="string" table:style-name="ce36">
            <text:p>Población INE16-17 años</text:p>
          </table:table-cell>
          <table:table-cell office:value-type="string" table:style-name="ce37">
            <text:p>%</text:p>
          </table:table-cell>
          <table:table-cell office:value-type="string" table:style-name="ce38">
            <text:p>Total Personas pauta completa</text:p>
          </table:table-cell>
          <table:table-cell office:value-type="string" table:style-name="ce38">
            <text:p>Total Población INE Población a Vacunar (1)</text:p>
          </table:table-cell>
          <table:table-cell office:value-type="string" table:style-name="ce39">
            <text:p>% pauta completa sobre Población a Vacunar INE</text:p>
          </table:table-cell>
          <table:table-cell table:number-columns-repeated="16359" table:style-name="ce40"/>
        </table:table-row>
        <table:table-row table:style-name="ro4">
          <table:table-cell office:value-type="string" table:style-name="ce41">
            <text:p>Andalucía</text:p>
          </table:table-cell>
          <table:table-cell office:value-type="float" office:value="257816" table:style-name="ce42">
            <text:p>257.816</text:p>
          </table:table-cell>
          <table:table-cell office:value-type="float" office:value="413516" table:style-name="ce42">
            <text:p>413.516</text:p>
          </table:table-cell>
          <table:table-cell office:value-type="percentage" office:value="0.62347285232010374" table:style-name="ce43">
            <text:p>62,3%</text:p>
          </table:table-cell>
          <table:table-cell office:value-type="float" office:value="13815" table:style-name="ce42">
            <text:p>13.815</text:p>
          </table:table-cell>
          <table:table-cell office:value-type="float" office:value="650381" table:style-name="ce42">
            <text:p>650.381</text:p>
          </table:table-cell>
          <table:table-cell office:value-type="percentage" office:value="2.1241395428218228E-2" table:style-name="ce43">
            <text:p>2,1%</text:p>
          </table:table-cell>
          <table:table-cell office:value-type="float" office:value="42265" table:style-name="ce42">
            <text:p>42.265</text:p>
          </table:table-cell>
          <table:table-cell office:value-type="float" office:value="916147" table:style-name="ce42">
            <text:p>916.147</text:p>
          </table:table-cell>
          <table:table-cell office:value-type="percentage" office:value="4.613342618597234E-2" table:style-name="ce43">
            <text:p>4,6%</text:p>
          </table:table-cell>
          <table:table-cell office:value-type="float" office:value="71156" table:style-name="ce42">
            <text:p>71.156</text:p>
          </table:table-cell>
          <table:table-cell office:value-type="float" office:value="1265021" table:style-name="ce42">
            <text:p>1.265.021</text:p>
          </table:table-cell>
          <table:table-cell office:value-type="percentage" office:value="5.6248868595857301E-2" table:style-name="ce43">
            <text:p>5,6%</text:p>
          </table:table-cell>
          <table:table-cell office:value-type="float" office:value="131604" table:style-name="ce42">
            <text:p>131.604</text:p>
          </table:table-cell>
          <table:table-cell office:value-type="float" office:value="3009381" table:style-name="ce42">
            <text:p>3.009.381</text:p>
          </table:table-cell>
          <table:table-cell office:value-type="percentage" office:value="4.3731252373827044E-2" table:style-name="ce43">
            <text:p>4,4%</text:p>
          </table:table-cell>
          <table:table-cell office:value-type="float" office:value="11925" table:style-name="ce42">
            <text:p>11.925</text:p>
          </table:table-cell>
          <table:table-cell office:value-type="float" office:value="625846" table:style-name="ce42">
            <text:p>625.846</text:p>
          </table:table-cell>
          <table:table-cell office:value-type="percentage" office:value="1.9054208223748335E-2" table:style-name="ce43">
            <text:p>1,9%</text:p>
          </table:table-cell>
          <table:table-cell office:value-type="float" office:value="85" table:style-name="ce42">
            <text:p>85</text:p>
          </table:table-cell>
          <table:table-cell office:value-type="float" office:value="181921" table:style-name="ce42">
            <text:p>181.921</text:p>
          </table:table-cell>
          <table:table-cell office:value-type="percentage" office:value="4.6723577816744631E-4" table:style-name="ce43">
            <text:p>0,0%</text:p>
          </table:table-cell>
          <table:table-cell office:value-type="float" office:value="528666" table:style-name="ce44">
            <text:p>528.666</text:p>
          </table:table-cell>
          <table:table-cell office:value-type="float" office:value="7062213" table:style-name="ce44">
            <text:p>7.062.213</text:p>
          </table:table-cell>
          <table:table-cell office:value-type="percentage" office:value="7.4858404865443734E-2" table:style-name="ce45">
            <text:p>7,5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Aragón</text:p>
          </table:table-cell>
          <table:table-cell office:value-type="float" office:value="48140" table:style-name="ce47">
            <text:p>48.140</text:p>
          </table:table-cell>
          <table:table-cell office:value-type="float" office:value="98807" table:style-name="ce47">
            <text:p>98.807</text:p>
          </table:table-cell>
          <table:table-cell office:value-type="percentage" office:value="0.48721244446243689" table:style-name="ce48">
            <text:p>48,7%</text:p>
          </table:table-cell>
          <table:table-cell office:value-type="float" office:value="3203" table:style-name="ce47">
            <text:p>3.203</text:p>
          </table:table-cell>
          <table:table-cell office:value-type="float" office:value="118955" table:style-name="ce47">
            <text:p>118.955</text:p>
          </table:table-cell>
          <table:table-cell office:value-type="percentage" office:value="2.6926148543566893E-2" table:style-name="ce48">
            <text:p>2,7%</text:p>
          </table:table-cell>
          <table:table-cell office:value-type="float" office:value="9433" table:style-name="ce47">
            <text:p>9.433</text:p>
          </table:table-cell>
          <table:table-cell office:value-type="float" office:value="156367" table:style-name="ce47">
            <text:p>156.367</text:p>
          </table:table-cell>
          <table:table-cell office:value-type="percentage" office:value="6.0326027870330694E-2" table:style-name="ce48">
            <text:p>6,0%</text:p>
          </table:table-cell>
          <table:table-cell office:value-type="float" office:value="14018" table:style-name="ce47">
            <text:p>14.018</text:p>
          </table:table-cell>
          <table:table-cell office:value-type="float" office:value="198266" table:style-name="ce47">
            <text:p>198.266</text:p>
          </table:table-cell>
          <table:table-cell office:value-type="percentage" office:value="7.0702994966358332E-2" table:style-name="ce48">
            <text:p>7,1%</text:p>
          </table:table-cell>
          <table:table-cell office:value-type="float" office:value="21626" table:style-name="ce47">
            <text:p>21.626</text:p>
          </table:table-cell>
          <table:table-cell office:value-type="float" office:value="446083" table:style-name="ce47">
            <text:p>446.083</text:p>
          </table:table-cell>
          <table:table-cell office:value-type="percentage" office:value="4.8479767218208271E-2" table:style-name="ce48">
            <text:p>4,8%</text:p>
          </table:table-cell>
          <table:table-cell office:value-type="float" office:value="1445" table:style-name="ce47">
            <text:p>1.445</text:p>
          </table:table-cell>
          <table:table-cell office:value-type="float" office:value="89180" table:style-name="ce47">
            <text:p>89.180</text:p>
          </table:table-cell>
          <table:table-cell office:value-type="percentage" office:value="1.620318457053151E-2" table:style-name="ce48">
            <text:p>1,6%</text:p>
          </table:table-cell>
          <table:table-cell office:value-type="float" office:value="25" table:style-name="ce47">
            <text:p>25</text:p>
          </table:table-cell>
          <table:table-cell office:value-type="float" office:value="25106" table:style-name="ce47">
            <text:p>25.106</text:p>
          </table:table-cell>
          <table:table-cell office:value-type="percentage" office:value="9.9577790169680554E-4" table:style-name="ce48">
            <text:p>0,1%</text:p>
          </table:table-cell>
          <table:table-cell office:value-type="float" office:value="97890" table:style-name="ce49">
            <text:p>97.890</text:p>
          </table:table-cell>
          <table:table-cell office:value-type="float" office:value="1132764" table:style-name="ce49">
            <text:p>1.132.764</text:p>
          </table:table-cell>
          <table:table-cell office:value-type="percentage" office:value="8.6416941216352211E-2" table:style-name="ce50">
            <text:p>8,6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Asturias<text:s/></text:p>
          </table:table-cell>
          <table:table-cell office:value-type="float" office:value="44085" table:style-name="ce47">
            <text:p>44.085</text:p>
          </table:table-cell>
          <table:table-cell office:value-type="float" office:value="87826" table:style-name="ce47">
            <text:p>87.826</text:p>
          </table:table-cell>
          <table:table-cell office:value-type="percentage" office:value="0.50195841778061168" table:style-name="ce48">
            <text:p>50,2%</text:p>
          </table:table-cell>
          <table:table-cell office:value-type="float" office:value="3644" table:style-name="ce47">
            <text:p>3.644</text:p>
          </table:table-cell>
          <table:table-cell office:value-type="float" office:value="109249" table:style-name="ce47">
            <text:p>109.249</text:p>
          </table:table-cell>
          <table:table-cell office:value-type="percentage" office:value="3.3354996384406262E-2" table:style-name="ce48">
            <text:p>3,3%</text:p>
          </table:table-cell>
          <table:table-cell office:value-type="float" office:value="9971" table:style-name="ce47">
            <text:p>9.971</text:p>
          </table:table-cell>
          <table:table-cell office:value-type="float" office:value="149652" table:style-name="ce47">
            <text:p>149.652</text:p>
          </table:table-cell>
          <table:table-cell office:value-type="percentage" office:value="6.6627910084729902E-2" table:style-name="ce48">
            <text:p>6,7%</text:p>
          </table:table-cell>
          <table:table-cell office:value-type="float" office:value="13634" table:style-name="ce47">
            <text:p>13.634</text:p>
          </table:table-cell>
          <table:table-cell office:value-type="float" office:value="162645" table:style-name="ce47">
            <text:p>162.645</text:p>
          </table:table-cell>
          <table:table-cell office:value-type="percentage" office:value="8.3826739217313775E-2" table:style-name="ce48">
            <text:p>8,4%</text:p>
          </table:table-cell>
          <table:table-cell office:value-type="float" office:value="21079" table:style-name="ce47">
            <text:p>21.079</text:p>
          </table:table-cell>
          <table:table-cell office:value-type="float" office:value="322095" table:style-name="ce47">
            <text:p>322.095</text:p>
          </table:table-cell>
          <table:table-cell office:value-type="percentage" office:value="6.5443425076452594E-2" table:style-name="ce48">
            <text:p>6,5%</text:p>
          </table:table-cell>
          <table:table-cell office:value-type="float" office:value="2340" table:style-name="ce47">
            <text:p>2.340</text:p>
          </table:table-cell>
          <table:table-cell office:value-type="float" office:value="54179" table:style-name="ce47">
            <text:p>54.179</text:p>
          </table:table-cell>
          <table:table-cell office:value-type="percentage" office:value="4.3190165931449455E-2" table:style-name="ce48">
            <text:p>4,3%</text:p>
          </table:table-cell>
          <table:table-cell office:value-type="float" office:value="25" table:style-name="ce47">
            <text:p>25</text:p>
          </table:table-cell>
          <table:table-cell office:value-type="float" office:value="15563" table:style-name="ce47">
            <text:p>15.563</text:p>
          </table:table-cell>
          <table:table-cell office:value-type="percentage" office:value="1.6063740923986378E-3" table:style-name="ce48">
            <text:p>0,2%</text:p>
          </table:table-cell>
          <table:table-cell office:value-type="float" office:value="94778" table:style-name="ce49">
            <text:p>94.778</text:p>
          </table:table-cell>
          <table:table-cell office:value-type="float" office:value="901209" table:style-name="ce49">
            <text:p>901.209</text:p>
          </table:table-cell>
          <table:table-cell office:value-type="percentage" office:value="0.10516761372778123" table:style-name="ce50">
            <text:p>10,5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Baleares</text:p>
          </table:table-cell>
          <table:table-cell office:value-type="float" office:value="17483" table:style-name="ce47">
            <text:p>17.483</text:p>
          </table:table-cell>
          <table:table-cell office:value-type="float" office:value="49542" table:style-name="ce47">
            <text:p>49.542</text:p>
          </table:table-cell>
          <table:table-cell office:value-type="percentage" office:value="0.35289249525654998" table:style-name="ce48">
            <text:p>35,3%</text:p>
          </table:table-cell>
          <table:table-cell office:value-type="float" office:value="2179" table:style-name="ce47">
            <text:p>2.179</text:p>
          </table:table-cell>
          <table:table-cell office:value-type="float" office:value="80516" table:style-name="ce47">
            <text:p>80.516</text:p>
          </table:table-cell>
          <table:table-cell office:value-type="percentage" office:value="2.7062944011128222E-2" table:style-name="ce48">
            <text:p>2,7%</text:p>
          </table:table-cell>
          <table:table-cell office:value-type="float" office:value="4951" table:style-name="ce47">
            <text:p>4.951</text:p>
          </table:table-cell>
          <table:table-cell office:value-type="float" office:value="117231" table:style-name="ce47">
            <text:p>117.231</text:p>
          </table:table-cell>
          <table:table-cell office:value-type="percentage" office:value="4.2232856497001647E-2" table:style-name="ce48">
            <text:p>4,2%</text:p>
          </table:table-cell>
          <table:table-cell office:value-type="float" office:value="7619" table:style-name="ce47">
            <text:p>7.619</text:p>
          </table:table-cell>
          <table:table-cell office:value-type="float" office:value="165797" table:style-name="ce47">
            <text:p>165.797</text:p>
          </table:table-cell>
          <table:table-cell office:value-type="percentage" office:value="4.5953786859834617E-2" table:style-name="ce48">
            <text:p>4,6%</text:p>
          </table:table-cell>
          <table:table-cell office:value-type="float" office:value="17445" table:style-name="ce47">
            <text:p>17.445</text:p>
          </table:table-cell>
          <table:table-cell office:value-type="float" office:value="464054" table:style-name="ce47">
            <text:p>464.054</text:p>
          </table:table-cell>
          <table:table-cell office:value-type="percentage" office:value="3.7592607756855884E-2" table:style-name="ce48">
            <text:p>3,8%</text:p>
          </table:table-cell>
          <table:table-cell office:value-type="float" office:value="1236" table:style-name="ce47">
            <text:p>1.236</text:p>
          </table:table-cell>
          <table:table-cell office:value-type="float" office:value="85839" table:style-name="ce47">
            <text:p>85.839</text:p>
          </table:table-cell>
          <table:table-cell office:value-type="percentage" office:value="1.4399049383147521E-2" table:style-name="ce48">
            <text:p>1,4%</text:p>
          </table:table-cell>
          <table:table-cell office:value-type="float" office:value="30" table:style-name="ce47">
            <text:p>30</text:p>
          </table:table-cell>
          <table:table-cell office:value-type="float" office:value="23300" table:style-name="ce47">
            <text:p>23.300</text:p>
          </table:table-cell>
          <table:table-cell office:value-type="percentage" office:value="1.2875536480686696E-3" table:style-name="ce48">
            <text:p>0,1%</text:p>
          </table:table-cell>
          <table:table-cell office:value-type="float" office:value="50943" table:style-name="ce49">
            <text:p>50.943</text:p>
          </table:table-cell>
          <table:table-cell office:value-type="float" office:value="986279" table:style-name="ce49">
            <text:p>986.279</text:p>
          </table:table-cell>
          <table:table-cell office:value-type="percentage" office:value="5.1651713156216444E-2" table:style-name="ce50">
            <text:p>5,2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narias</text:p>
          </table:table-cell>
          <table:table-cell office:value-type="float" office:value="34381" table:style-name="ce47">
            <text:p>34.381</text:p>
          </table:table-cell>
          <table:table-cell office:value-type="float" office:value="90236" table:style-name="ce47">
            <text:p>90.236</text:p>
          </table:table-cell>
          <table:table-cell office:value-type="percentage" office:value="0.38101201294383619" table:style-name="ce48">
            <text:p>38,1%</text:p>
          </table:table-cell>
          <table:table-cell office:value-type="float" office:value="13081" table:style-name="ce47">
            <text:p>13.081</text:p>
          </table:table-cell>
          <table:table-cell office:value-type="float" office:value="154531" table:style-name="ce47">
            <text:p>154.531</text:p>
          </table:table-cell>
          <table:table-cell office:value-type="percentage" office:value="8.4649681940840354E-2" table:style-name="ce48">
            <text:p>8,5%</text:p>
          </table:table-cell>
          <table:table-cell office:value-type="float" office:value="9154" table:style-name="ce47">
            <text:p>9.154</text:p>
          </table:table-cell>
          <table:table-cell office:value-type="float" office:value="235092" table:style-name="ce47">
            <text:p>235.092</text:p>
          </table:table-cell>
          <table:table-cell office:value-type="percentage" office:value="3.8937947697071783E-2" table:style-name="ce48">
            <text:p>3,9%</text:p>
          </table:table-cell>
          <table:table-cell office:value-type="float" office:value="16942" table:style-name="ce47">
            <text:p>16.942</text:p>
          </table:table-cell>
          <table:table-cell office:value-type="float" office:value="350512" table:style-name="ce47">
            <text:p>350.512</text:p>
          </table:table-cell>
          <table:table-cell office:value-type="percentage" office:value="4.8335007075364041E-2" table:style-name="ce48">
            <text:p>4,8%</text:p>
          </table:table-cell>
          <table:table-cell office:value-type="float" office:value="34287" table:style-name="ce47">
            <text:p>34.287</text:p>
          </table:table-cell>
          <table:table-cell office:value-type="float" office:value="832411" table:style-name="ce47">
            <text:p>832.411</text:p>
          </table:table-cell>
          <table:table-cell office:value-type="percentage" office:value="4.1189989079913648E-2" table:style-name="ce48">
            <text:p>4,1%</text:p>
          </table:table-cell>
          <table:table-cell office:value-type="float" office:value="2364" table:style-name="ce47">
            <text:p>2.364</text:p>
          </table:table-cell>
          <table:table-cell office:value-type="float" office:value="163899" table:style-name="ce47">
            <text:p>163.899</text:p>
          </table:table-cell>
          <table:table-cell office:value-type="percentage" office:value="1.4423516922006845E-2" table:style-name="ce48">
            <text:p>1,4%</text:p>
          </table:table-cell>
          <table:table-cell office:value-type="float" office:value="19" table:style-name="ce47">
            <text:p>19</text:p>
          </table:table-cell>
          <table:table-cell office:value-type="float" office:value="44352" table:style-name="ce47">
            <text:p>44.352</text:p>
          </table:table-cell>
          <table:table-cell office:value-type="percentage" office:value="4.2839105339105338E-4" table:style-name="ce48">
            <text:p>0,0%</text:p>
          </table:table-cell>
          <table:table-cell office:value-type="float" office:value="110228" table:style-name="ce49">
            <text:p>110.228</text:p>
          </table:table-cell>
          <table:table-cell office:value-type="float" office:value="1871033" table:style-name="ce49">
            <text:p>1.871.033</text:p>
          </table:table-cell>
          <table:table-cell office:value-type="percentage" office:value="5.8912910675546611E-2" table:style-name="ce50">
            <text:p>5,9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ntabria</text:p>
          </table:table-cell>
          <table:table-cell office:value-type="float" office:value="23021" table:style-name="ce47">
            <text:p>23.021</text:p>
          </table:table-cell>
          <table:table-cell office:value-type="float" office:value="41042" table:style-name="ce47">
            <text:p>41.042</text:p>
          </table:table-cell>
          <table:table-cell office:value-type="percentage" office:value="0.56091321085717072" table:style-name="ce48">
            <text:p>56,1%</text:p>
          </table:table-cell>
          <table:table-cell office:value-type="float" office:value="1673" table:style-name="ce47">
            <text:p>1.673</text:p>
          </table:table-cell>
          <table:table-cell office:value-type="float" office:value="53066" table:style-name="ce47">
            <text:p>53.066</text:p>
          </table:table-cell>
          <table:table-cell office:value-type="percentage" office:value="3.1526777974597672E-2" table:style-name="ce48">
            <text:p>3,2%</text:p>
          </table:table-cell>
          <table:table-cell office:value-type="float" office:value="3719" table:style-name="ce47">
            <text:p>3.719</text:p>
          </table:table-cell>
          <table:table-cell office:value-type="float" office:value="77345" table:style-name="ce47">
            <text:p>77.345</text:p>
          </table:table-cell>
          <table:table-cell office:value-type="percentage" office:value="4.808326330079514E-2" table:style-name="ce48">
            <text:p>4,8%</text:p>
          </table:table-cell>
          <table:table-cell office:value-type="float" office:value="5530" table:style-name="ce47">
            <text:p>5.530</text:p>
          </table:table-cell>
          <table:table-cell office:value-type="float" office:value="89964" table:style-name="ce47">
            <text:p>89.964</text:p>
          </table:table-cell>
          <table:table-cell office:value-type="percentage" office:value="6.146903205726735E-2" table:style-name="ce48">
            <text:p>6,1%</text:p>
          </table:table-cell>
          <table:table-cell office:value-type="float" office:value="10419" table:style-name="ce47">
            <text:p>10.419</text:p>
          </table:table-cell>
          <table:table-cell office:value-type="float" office:value="194241" table:style-name="ce47">
            <text:p>194.241</text:p>
          </table:table-cell>
          <table:table-cell office:value-type="percentage" office:value="5.363955086722165E-2" table:style-name="ce48">
            <text:p>5,4%</text:p>
          </table:table-cell>
          <table:table-cell office:value-type="float" office:value="596" table:style-name="ce47">
            <text:p>596</text:p>
          </table:table-cell>
          <table:table-cell office:value-type="float" office:value="34935" table:style-name="ce47">
            <text:p>34.935</text:p>
          </table:table-cell>
          <table:table-cell office:value-type="percentage" office:value="1.706025475883784E-2" table:style-name="ce48">
            <text:p>1,7%</text:p>
          </table:table-cell>
          <table:table-cell office:value-type="float" office:value="3" table:style-name="ce47">
            <text:p>3</text:p>
          </table:table-cell>
          <table:table-cell office:value-type="float" office:value="10791" table:style-name="ce47">
            <text:p>10.791</text:p>
          </table:table-cell>
          <table:table-cell office:value-type="percentage" office:value="2.7800945232137893E-4" table:style-name="ce48">
            <text:p>0,0%</text:p>
          </table:table-cell>
          <table:table-cell office:value-type="float" office:value="44961" table:style-name="ce49">
            <text:p>44.961</text:p>
          </table:table-cell>
          <table:table-cell office:value-type="float" office:value="501384" table:style-name="ce49">
            <text:p>501.384</text:p>
          </table:table-cell>
          <table:table-cell office:value-type="percentage" office:value="8.9673782968742524E-2" table:style-name="ce50">
            <text:p>9,0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stilla y Leon</text:p>
          </table:table-cell>
          <table:table-cell office:value-type="float" office:value="116682" table:style-name="ce47">
            <text:p>116.682</text:p>
          </table:table-cell>
          <table:table-cell office:value-type="float" office:value="223657" table:style-name="ce47">
            <text:p>223.657</text:p>
          </table:table-cell>
          <table:table-cell office:value-type="percentage" office:value="0.5217006398190086" table:style-name="ce48">
            <text:p>52,2%</text:p>
          </table:table-cell>
          <table:table-cell office:value-type="float" office:value="9334" table:style-name="ce47">
            <text:p>9.334</text:p>
          </table:table-cell>
          <table:table-cell office:value-type="float" office:value="245410" table:style-name="ce47">
            <text:p>245.410</text:p>
          </table:table-cell>
          <table:table-cell office:value-type="percentage" office:value="3.8034309930320691E-2" table:style-name="ce48">
            <text:p>3,8%</text:p>
          </table:table-cell>
          <table:table-cell office:value-type="float" office:value="20036" table:style-name="ce47">
            <text:p>20.036</text:p>
          </table:table-cell>
          <table:table-cell office:value-type="float" office:value="318575" table:style-name="ce47">
            <text:p>318.575</text:p>
          </table:table-cell>
          <table:table-cell office:value-type="percentage" office:value="6.289256846896335E-2" table:style-name="ce48">
            <text:p>6,3%</text:p>
          </table:table-cell>
          <table:table-cell office:value-type="float" office:value="29897" table:style-name="ce47">
            <text:p>29.897</text:p>
          </table:table-cell>
          <table:table-cell office:value-type="float" office:value="381175" table:style-name="ce47">
            <text:p>381.175</text:p>
          </table:table-cell>
          <table:table-cell office:value-type="percentage" office:value="7.8433790253820426E-2" table:style-name="ce48">
            <text:p>7,8%</text:p>
          </table:table-cell>
          <table:table-cell office:value-type="float" office:value="41641" table:style-name="ce47">
            <text:p>41.641</text:p>
          </table:table-cell>
          <table:table-cell office:value-type="float" office:value="738950" table:style-name="ce47">
            <text:p>738.950</text:p>
          </table:table-cell>
          <table:table-cell office:value-type="percentage" office:value="5.6351579944515867E-2" table:style-name="ce48">
            <text:p>5,6%</text:p>
          </table:table-cell>
          <table:table-cell office:value-type="float" office:value="2609" table:style-name="ce47">
            <text:p>2.609</text:p>
          </table:table-cell>
          <table:table-cell office:value-type="float" office:value="144422" table:style-name="ce47">
            <text:p>144.422</text:p>
          </table:table-cell>
          <table:table-cell office:value-type="percentage" office:value="1.806511473321239E-2" table:style-name="ce48">
            <text:p>1,8%</text:p>
          </table:table-cell>
          <table:table-cell office:value-type="float" office:value="82" table:style-name="ce47">
            <text:p>82</text:p>
          </table:table-cell>
          <table:table-cell office:value-type="float" office:value="40684" table:style-name="ce47">
            <text:p>40.684</text:p>
          </table:table-cell>
          <table:table-cell office:value-type="percentage" office:value="2.0155343624029104E-3" table:style-name="ce48">
            <text:p>0,2%</text:p>
          </table:table-cell>
          <table:table-cell office:value-type="float" office:value="220281" table:style-name="ce49">
            <text:p>220.281</text:p>
          </table:table-cell>
          <table:table-cell office:value-type="float" office:value="2092873" table:style-name="ce49">
            <text:p>2.092.873</text:p>
          </table:table-cell>
          <table:table-cell office:value-type="percentage" office:value="0.10525292265703652" table:style-name="ce50">
            <text:p>10,5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stilla - La Mancha</text:p>
          </table:table-cell>
          <table:table-cell office:value-type="float" office:value="60130" table:style-name="ce47">
            <text:p>60.130</text:p>
          </table:table-cell>
          <table:table-cell office:value-type="float" office:value="135194" table:style-name="ce47">
            <text:p>135.194</text:p>
          </table:table-cell>
          <table:table-cell office:value-type="percentage" office:value="0.44476825894640293" table:style-name="ce48">
            <text:p>44,5%</text:p>
          </table:table-cell>
          <table:table-cell office:value-type="float" office:value="5480" table:style-name="ce47">
            <text:p>5.480</text:p>
          </table:table-cell>
          <table:table-cell office:value-type="float" office:value="159101" table:style-name="ce47">
            <text:p>159.101</text:p>
          </table:table-cell>
          <table:table-cell office:value-type="percentage" office:value="3.4443529581837953E-2" table:style-name="ce48">
            <text:p>3,4%</text:p>
          </table:table-cell>
          <table:table-cell office:value-type="float" office:value="13473" table:style-name="ce47">
            <text:p>13.473</text:p>
          </table:table-cell>
          <table:table-cell office:value-type="float" office:value="218444" table:style-name="ce47">
            <text:p>218.444</text:p>
          </table:table-cell>
          <table:table-cell office:value-type="percentage" office:value="6.1677134643203749E-2" table:style-name="ce48">
            <text:p>6,2%</text:p>
          </table:table-cell>
          <table:table-cell office:value-type="float" office:value="22047" table:style-name="ce47">
            <text:p>22.047</text:p>
          </table:table-cell>
          <table:table-cell office:value-type="float" office:value="307478" table:style-name="ce47">
            <text:p>307.478</text:p>
          </table:table-cell>
          <table:table-cell office:value-type="percentage" office:value="7.1702690924228721E-2" table:style-name="ce48">
            <text:p>7,2%</text:p>
          </table:table-cell>
          <table:table-cell office:value-type="float" office:value="34066" table:style-name="ce47">
            <text:p>34.066</text:p>
          </table:table-cell>
          <table:table-cell office:value-type="float" office:value="707865" table:style-name="ce47">
            <text:p>707.865</text:p>
          </table:table-cell>
          <table:table-cell office:value-type="percentage" office:value="4.812499558531641E-2" table:style-name="ce48">
            <text:p>4,8%</text:p>
          </table:table-cell>
          <table:table-cell office:value-type="float" office:value="3334" table:style-name="ce47">
            <text:p>3.334</text:p>
          </table:table-cell>
          <table:table-cell office:value-type="float" office:value="149518" table:style-name="ce47">
            <text:p>149.518</text:p>
          </table:table-cell>
          <table:table-cell office:value-type="percentage" office:value="2.2298318597091988E-2" table:style-name="ce48">
            <text:p>2,2%</text:p>
          </table:table-cell>
          <table:table-cell office:value-type="float" office:value="85" table:style-name="ce47">
            <text:p>85</text:p>
          </table:table-cell>
          <table:table-cell office:value-type="float" office:value="42364" table:style-name="ce47">
            <text:p>42.364</text:p>
          </table:table-cell>
          <table:table-cell office:value-type="percentage" office:value="2.0064205457463883E-3" table:style-name="ce48">
            <text:p>0,2%</text:p>
          </table:table-cell>
          <table:table-cell office:value-type="float" office:value="138615" table:style-name="ce49">
            <text:p>138.615</text:p>
          </table:table-cell>
          <table:table-cell office:value-type="float" office:value="1719964" table:style-name="ce49">
            <text:p>1.719.964</text:p>
          </table:table-cell>
          <table:table-cell office:value-type="percentage" office:value="8.0591803084250596E-2" table:style-name="ce50">
            <text:p>8,1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taluña</text:p>
          </table:table-cell>
          <table:table-cell office:value-type="float" office:value="160027" table:style-name="ce47">
            <text:p>160.027</text:p>
          </table:table-cell>
          <table:table-cell office:value-type="float" office:value="447196" table:style-name="ce47">
            <text:p>447.196</text:p>
          </table:table-cell>
          <table:table-cell office:value-type="percentage" office:value="0.35784532956466514" table:style-name="ce48">
            <text:p>35,8%</text:p>
          </table:table-cell>
          <table:table-cell office:value-type="float" office:value="26750" table:style-name="ce47">
            <text:p>26.750</text:p>
          </table:table-cell>
          <table:table-cell office:value-type="float" office:value="635292" table:style-name="ce47">
            <text:p>635.292</text:p>
          </table:table-cell>
          <table:table-cell office:value-type="percentage" office:value="4.2106621836887605E-2" table:style-name="ce48">
            <text:p>4,2%</text:p>
          </table:table-cell>
          <table:table-cell office:value-type="float" office:value="47524" table:style-name="ce47">
            <text:p>47.524</text:p>
          </table:table-cell>
          <table:table-cell office:value-type="float" office:value="837584" table:style-name="ce47">
            <text:p>837.584</text:p>
          </table:table-cell>
          <table:table-cell office:value-type="percentage" office:value="5.6739383751361054E-2" table:style-name="ce48">
            <text:p>5,7%</text:p>
          </table:table-cell>
          <table:table-cell office:value-type="float" office:value="66355" table:style-name="ce47">
            <text:p>66.355</text:p>
          </table:table-cell>
          <table:table-cell office:value-type="float" office:value="1091780" table:style-name="ce47">
            <text:p>1.091.780</text:p>
          </table:table-cell>
          <table:table-cell office:value-type="percentage" office:value="6.0776896444338604E-2" table:style-name="ce48">
            <text:p>6,1%</text:p>
          </table:table-cell>
          <table:table-cell office:value-type="float" office:value="125737" table:style-name="ce47">
            <text:p>125.737</text:p>
          </table:table-cell>
          <table:table-cell office:value-type="float" office:value="2803626" table:style-name="ce47">
            <text:p>2.803.626</text:p>
          </table:table-cell>
          <table:table-cell office:value-type="percentage" office:value="4.4847993277277357E-2" table:style-name="ce48">
            <text:p>4,5%</text:p>
          </table:table-cell>
          <table:table-cell office:value-type="float" office:value="15902" table:style-name="ce47">
            <text:p>15.902</text:p>
          </table:table-cell>
          <table:table-cell office:value-type="float" office:value="556316" table:style-name="ce47">
            <text:p>556.316</text:p>
          </table:table-cell>
          <table:table-cell office:value-type="percentage" office:value="2.8584473572573862E-2" table:style-name="ce48">
            <text:p>2,9%</text:p>
          </table:table-cell>
          <table:table-cell office:value-type="float" office:value="193" table:style-name="ce47">
            <text:p>193</text:p>
          </table:table-cell>
          <table:table-cell office:value-type="float" office:value="159864" table:style-name="ce47">
            <text:p>159.864</text:p>
          </table:table-cell>
          <table:table-cell office:value-type="percentage" office:value="1.2072761847570434E-3" table:style-name="ce48">
            <text:p>0,1%</text:p>
          </table:table-cell>
          <table:table-cell office:value-type="float" office:value="442488" table:style-name="ce49">
            <text:p>442.488</text:p>
          </table:table-cell>
          <table:table-cell office:value-type="float" office:value="6531658" table:style-name="ce49">
            <text:p>6.531.658</text:p>
          </table:table-cell>
          <table:table-cell office:value-type="percentage" office:value="6.7745126888149987E-2" table:style-name="ce50">
            <text:p>6,8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. Valenciana</text:p>
          </table:table-cell>
          <table:table-cell office:value-type="float" office:value="124001" table:style-name="ce47">
            <text:p>124.001</text:p>
          </table:table-cell>
          <table:table-cell office:value-type="float" office:value="276531" table:style-name="ce47">
            <text:p>276.531</text:p>
          </table:table-cell>
          <table:table-cell office:value-type="percentage" office:value="0.4484162715934199" table:style-name="ce48">
            <text:p>44,8%</text:p>
          </table:table-cell>
          <table:table-cell office:value-type="float" office:value="9950" table:style-name="ce47">
            <text:p>9.950</text:p>
          </table:table-cell>
          <table:table-cell office:value-type="float" office:value="437862" table:style-name="ce47">
            <text:p>437.862</text:p>
          </table:table-cell>
          <table:table-cell office:value-type="percentage" office:value="2.2724054610813452E-2" table:style-name="ce48">
            <text:p>2,3%</text:p>
          </table:table-cell>
          <table:table-cell office:value-type="float" office:value="23007" table:style-name="ce47">
            <text:p>23.007</text:p>
          </table:table-cell>
          <table:table-cell office:value-type="float" office:value="580728" table:style-name="ce47">
            <text:p>580.728</text:p>
          </table:table-cell>
          <table:table-cell office:value-type="percentage" office:value="3.961751456792164E-2" table:style-name="ce48">
            <text:p>4,0%</text:p>
          </table:table-cell>
          <table:table-cell office:value-type="float" office:value="33286" table:style-name="ce47">
            <text:p>33.286</text:p>
          </table:table-cell>
          <table:table-cell office:value-type="float" office:value="752334" table:style-name="ce47">
            <text:p>752.334</text:p>
          </table:table-cell>
          <table:table-cell office:value-type="percentage" office:value="4.4243647103547092E-2" table:style-name="ce48">
            <text:p>4,4%</text:p>
          </table:table-cell>
          <table:table-cell office:value-type="float" office:value="67424" table:style-name="ce47">
            <text:p>67.424</text:p>
          </table:table-cell>
          <table:table-cell office:value-type="float" office:value="1765967" table:style-name="ce47">
            <text:p>1.765.967</text:p>
          </table:table-cell>
          <table:table-cell office:value-type="percentage" office:value="3.8179648883586159E-2" table:style-name="ce48">
            <text:p>3,8%</text:p>
          </table:table-cell>
          <table:table-cell office:value-type="float" office:value="5101" table:style-name="ce47">
            <text:p>5.101</text:p>
          </table:table-cell>
          <table:table-cell office:value-type="float" office:value="352834" table:style-name="ce47">
            <text:p>352.834</text:p>
          </table:table-cell>
          <table:table-cell office:value-type="percentage" office:value="1.4457223510205933E-2" table:style-name="ce48">
            <text:p>1,4%</text:p>
          </table:table-cell>
          <table:table-cell office:value-type="float" office:value="91" table:style-name="ce47">
            <text:p>91</text:p>
          </table:table-cell>
          <table:table-cell office:value-type="float" office:value="103049" table:style-name="ce47">
            <text:p>103.049</text:p>
          </table:table-cell>
          <table:table-cell office:value-type="percentage" office:value="8.8307504197032477E-4" table:style-name="ce48">
            <text:p>0,1%</text:p>
          </table:table-cell>
          <table:table-cell office:value-type="float" office:value="262860" table:style-name="ce49">
            <text:p>262.860</text:p>
          </table:table-cell>
          <table:table-cell office:value-type="float" office:value="4269305" table:style-name="ce49">
            <text:p>4.269.305</text:p>
          </table:table-cell>
          <table:table-cell office:value-type="percentage" office:value="6.1569740273885329E-2" table:style-name="ce50">
            <text:p>6,2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Extremadura</text:p>
          </table:table-cell>
          <table:table-cell office:value-type="float" office:value="37235" table:style-name="ce47">
            <text:p>37.235</text:p>
          </table:table-cell>
          <table:table-cell office:value-type="float" office:value="76005" table:style-name="ce47">
            <text:p>76.005</text:p>
          </table:table-cell>
          <table:table-cell office:value-type="percentage" office:value="0.48990198013288599" table:style-name="ce48">
            <text:p>49,0%</text:p>
          </table:table-cell>
          <table:table-cell office:value-type="float" office:value="3036" table:style-name="ce47">
            <text:p>3.036</text:p>
          </table:table-cell>
          <table:table-cell office:value-type="float" office:value="91876" table:style-name="ce47">
            <text:p>91.876</text:p>
          </table:table-cell>
          <table:table-cell office:value-type="percentage" office:value="3.3044538290739695E-2" table:style-name="ce48">
            <text:p>3,3%</text:p>
          </table:table-cell>
          <table:table-cell office:value-type="float" office:value="7305" table:style-name="ce47">
            <text:p>7.305</text:p>
          </table:table-cell>
          <table:table-cell office:value-type="float" office:value="125297" table:style-name="ce47">
            <text:p>125.297</text:p>
          </table:table-cell>
          <table:table-cell office:value-type="percentage" office:value="5.8301475693751645E-2" table:style-name="ce48">
            <text:p>5,8%</text:p>
          </table:table-cell>
          <table:table-cell office:value-type="float" office:value="12366" table:style-name="ce47">
            <text:p>12.366</text:p>
          </table:table-cell>
          <table:table-cell office:value-type="float" office:value="169216" table:style-name="ce47">
            <text:p>169.216</text:p>
          </table:table-cell>
          <table:table-cell office:value-type="percentage" office:value="7.3078195915279878E-2" table:style-name="ce48">
            <text:p>7,3%</text:p>
          </table:table-cell>
          <table:table-cell office:value-type="float" office:value="19298" table:style-name="ce47">
            <text:p>19.298</text:p>
          </table:table-cell>
          <table:table-cell office:value-type="float" office:value="351778" table:style-name="ce47">
            <text:p>351.778</text:p>
          </table:table-cell>
          <table:table-cell office:value-type="percentage" office:value="5.4858461870838995E-2" table:style-name="ce48">
            <text:p>5,5%</text:p>
          </table:table-cell>
          <table:table-cell office:value-type="float" office:value="888" table:style-name="ce47">
            <text:p>888</text:p>
          </table:table-cell>
          <table:table-cell office:value-type="float" office:value="76088" table:style-name="ce47">
            <text:p>76.088</text:p>
          </table:table-cell>
          <table:table-cell office:value-type="percentage" office:value="1.1670697087582799E-2" table:style-name="ce48">
            <text:p>1,2%</text:p>
          </table:table-cell>
          <table:table-cell office:value-type="float" office:value="35" table:style-name="ce47">
            <text:p>35</text:p>
          </table:table-cell>
          <table:table-cell office:value-type="float" office:value="20953" table:style-name="ce47">
            <text:p>20.953</text:p>
          </table:table-cell>
          <table:table-cell office:value-type="percentage" office:value="1.6704051925738558E-3" table:style-name="ce48">
            <text:p>0,2%</text:p>
          </table:table-cell>
          <table:table-cell office:value-type="float" office:value="80163" table:style-name="ce49">
            <text:p>80.163</text:p>
          </table:table-cell>
          <table:table-cell office:value-type="float" office:value="911213" table:style-name="ce49">
            <text:p>911.213</text:p>
          </table:table-cell>
          <table:table-cell office:value-type="percentage" office:value="8.7973942426194537E-2" table:style-name="ce50">
            <text:p>8,8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Galicia</text:p>
          </table:table-cell>
          <table:table-cell office:value-type="float" office:value="92515" table:style-name="ce47">
            <text:p>92.515</text:p>
          </table:table-cell>
          <table:table-cell office:value-type="float" office:value="234302" table:style-name="ce47">
            <text:p>234.302</text:p>
          </table:table-cell>
          <table:table-cell office:value-type="percentage" office:value="0.39485365041698323" table:style-name="ce48">
            <text:p>39,5%</text:p>
          </table:table-cell>
          <table:table-cell office:value-type="float" office:value="4532" table:style-name="ce47">
            <text:p>4.532</text:p>
          </table:table-cell>
          <table:table-cell office:value-type="float" office:value="289762" table:style-name="ce47">
            <text:p>289.762</text:p>
          </table:table-cell>
          <table:table-cell office:value-type="percentage" office:value="1.5640422139549009E-2" table:style-name="ce48">
            <text:p>1,6%</text:p>
          </table:table-cell>
          <table:table-cell office:value-type="float" office:value="16409" table:style-name="ce47">
            <text:p>16.409</text:p>
          </table:table-cell>
          <table:table-cell office:value-type="float" office:value="346927" table:style-name="ce47">
            <text:p>346.927</text:p>
          </table:table-cell>
          <table:table-cell office:value-type="percentage" office:value="4.7298134766103533E-2" table:style-name="ce48">
            <text:p>4,7%</text:p>
          </table:table-cell>
          <table:table-cell office:value-type="float" office:value="23236" table:style-name="ce47">
            <text:p>23.236</text:p>
          </table:table-cell>
          <table:table-cell office:value-type="float" office:value="405889" table:style-name="ce47">
            <text:p>405.889</text:p>
          </table:table-cell>
          <table:table-cell office:value-type="percentage" office:value="5.7247178415773772E-2" table:style-name="ce48">
            <text:p>5,7%</text:p>
          </table:table-cell>
          <table:table-cell office:value-type="float" office:value="38058" table:style-name="ce47">
            <text:p>38.058</text:p>
          </table:table-cell>
          <table:table-cell office:value-type="float" office:value="889004" table:style-name="ce47">
            <text:p>889.004</text:p>
          </table:table-cell>
          <table:table-cell office:value-type="percentage" office:value="4.2809706143054474E-2" table:style-name="ce48">
            <text:p>4,3%</text:p>
          </table:table-cell>
          <table:table-cell office:value-type="float" office:value="1448" table:style-name="ce47">
            <text:p>1.448</text:p>
          </table:table-cell>
          <table:table-cell office:value-type="float" office:value="152745" table:style-name="ce47">
            <text:p>152.745</text:p>
          </table:table-cell>
          <table:table-cell office:value-type="percentage" office:value="9.4798520409833387E-3" table:style-name="ce48">
            <text:p>0,9%</text:p>
          </table:table-cell>
          <table:table-cell office:value-type="float" office:value="3" table:style-name="ce47">
            <text:p>3</text:p>
          </table:table-cell>
          <table:table-cell office:value-type="float" office:value="44014" table:style-name="ce47">
            <text:p>44.014</text:p>
          </table:table-cell>
          <table:table-cell office:value-type="percentage" office:value="6.8160130867451259E-5" table:style-name="ce48">
            <text:p>0,0%</text:p>
          </table:table-cell>
          <table:table-cell office:value-type="float" office:value="176201" table:style-name="ce49">
            <text:p>176.201</text:p>
          </table:table-cell>
          <table:table-cell office:value-type="float" office:value="2362643" table:style-name="ce49">
            <text:p>2.362.643</text:p>
          </table:table-cell>
          <table:table-cell office:value-type="percentage" office:value="7.457791972803339E-2" table:style-name="ce50">
            <text:p>7,5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La Rioja</text:p>
          </table:table-cell>
          <table:table-cell office:value-type="float" office:value="12893" table:style-name="ce47">
            <text:p>12.893</text:p>
          </table:table-cell>
          <table:table-cell office:value-type="float" office:value="22207" table:style-name="ce47">
            <text:p>22.207</text:p>
          </table:table-cell>
          <table:table-cell office:value-type="percentage" office:value="0.58058269914891703" table:style-name="ce48">
            <text:p>58,1%</text:p>
          </table:table-cell>
          <table:table-cell office:value-type="float" office:value="657" table:style-name="ce47">
            <text:p>657</text:p>
          </table:table-cell>
          <table:table-cell office:value-type="float" office:value="28125" table:style-name="ce47">
            <text:p>28.125</text:p>
          </table:table-cell>
          <table:table-cell office:value-type="percentage" office:value="2.3359999999999999E-2" table:style-name="ce48">
            <text:p>2,3%</text:p>
          </table:table-cell>
          <table:table-cell office:value-type="float" office:value="2332" table:style-name="ce47">
            <text:p>2.332</text:p>
          </table:table-cell>
          <table:table-cell office:value-type="float" office:value="37718" table:style-name="ce47">
            <text:p>37.718</text:p>
          </table:table-cell>
          <table:table-cell office:value-type="percentage" office:value="6.1827244286547539E-2" table:style-name="ce48">
            <text:p>6,2%</text:p>
          </table:table-cell>
          <table:table-cell office:value-type="float" office:value="3324" table:style-name="ce47">
            <text:p>3.324</text:p>
          </table:table-cell>
          <table:table-cell office:value-type="float" office:value="47664" table:style-name="ce47">
            <text:p>47.664</text:p>
          </table:table-cell>
          <table:table-cell office:value-type="percentage" office:value="6.9738167170191337E-2" table:style-name="ce48">
            <text:p>7,0%</text:p>
          </table:table-cell>
          <table:table-cell office:value-type="float" office:value="4675" table:style-name="ce47">
            <text:p>4.675</text:p>
          </table:table-cell>
          <table:table-cell office:value-type="float" office:value="107618" table:style-name="ce47">
            <text:p>107.618</text:p>
          </table:table-cell>
          <table:table-cell office:value-type="percentage" office:value="4.3440688360683155E-2" table:style-name="ce48">
            <text:p>4,3%</text:p>
          </table:table-cell>
          <table:table-cell office:value-type="float" office:value="374" table:style-name="ce47">
            <text:p>374</text:p>
          </table:table-cell>
          <table:table-cell office:value-type="float" office:value="21170" table:style-name="ce47">
            <text:p>21.170</text:p>
          </table:table-cell>
          <table:table-cell office:value-type="percentage" office:value="1.766650921114785E-2" table:style-name="ce48">
            <text:p>1,8%</text:p>
          </table:table-cell>
          <table:table-cell office:value-type="float" office:value="2" table:style-name="ce47">
            <text:p>2</text:p>
          </table:table-cell>
          <table:table-cell office:value-type="float" office:value="6286" table:style-name="ce47">
            <text:p>6.286</text:p>
          </table:table-cell>
          <table:table-cell office:value-type="percentage" office:value="3.1816735602927139E-4" table:style-name="ce48">
            <text:p>0,0%</text:p>
          </table:table-cell>
          <table:table-cell office:value-type="float" office:value="24257" table:style-name="ce49">
            <text:p>24.257</text:p>
          </table:table-cell>
          <table:table-cell office:value-type="float" office:value="270788" table:style-name="ce49">
            <text:p>270.788</text:p>
          </table:table-cell>
          <table:table-cell office:value-type="percentage" office:value="8.9579301889300855E-2" table:style-name="ce50">
            <text:p>9,0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adrid</text:p>
          </table:table-cell>
          <table:table-cell office:value-type="float" office:value="197029" table:style-name="ce47">
            <text:p>197.029</text:p>
          </table:table-cell>
          <table:table-cell office:value-type="float" office:value="364122" table:style-name="ce47">
            <text:p>364.122</text:p>
          </table:table-cell>
          <table:table-cell office:value-type="percentage" office:value="0.54110710146599217" table:style-name="ce48">
            <text:p>54,1%</text:p>
          </table:table-cell>
          <table:table-cell office:value-type="float" office:value="7958" table:style-name="ce47">
            <text:p>7.958</text:p>
          </table:table-cell>
          <table:table-cell office:value-type="float" office:value="526081" table:style-name="ce47">
            <text:p>526.081</text:p>
          </table:table-cell>
          <table:table-cell office:value-type="percentage" office:value="1.512694813156149E-2" table:style-name="ce48">
            <text:p>1,5%</text:p>
          </table:table-cell>
          <table:table-cell office:value-type="float" office:value="29817" table:style-name="ce47">
            <text:p>29.817</text:p>
          </table:table-cell>
          <table:table-cell office:value-type="float" office:value="703323" table:style-name="ce47">
            <text:p>703.323</text:p>
          </table:table-cell>
          <table:table-cell office:value-type="percentage" office:value="4.2394461719579765E-2" table:style-name="ce48">
            <text:p>4,2%</text:p>
          </table:table-cell>
          <table:table-cell office:value-type="float" office:value="50428" table:style-name="ce47">
            <text:p>50.428</text:p>
          </table:table-cell>
          <table:table-cell office:value-type="float" office:value="972783" table:style-name="ce47">
            <text:p>972.783</text:p>
          </table:table-cell>
          <table:table-cell office:value-type="percentage" office:value="5.1838899322870571E-2" table:style-name="ce48">
            <text:p>5,2%</text:p>
          </table:table-cell>
          <table:table-cell office:value-type="float" office:value="109325" table:style-name="ce47">
            <text:p>109.325</text:p>
          </table:table-cell>
          <table:table-cell office:value-type="float" office:value="2513737" table:style-name="ce47">
            <text:p>2.513.737</text:p>
          </table:table-cell>
          <table:table-cell office:value-type="percentage" office:value="4.3491025513011108E-2" table:style-name="ce48">
            <text:p>4,3%</text:p>
          </table:table-cell>
          <table:table-cell office:value-type="float" office:value="12943" table:style-name="ce47">
            <text:p>12.943</text:p>
          </table:table-cell>
          <table:table-cell office:value-type="float" office:value="479716" table:style-name="ce47">
            <text:p>479.716</text:p>
          </table:table-cell>
          <table:table-cell office:value-type="percentage" office:value="2.698054682353726E-2" table:style-name="ce48">
            <text:p>2,7%</text:p>
          </table:table-cell>
          <table:table-cell office:value-type="float" office:value="36" table:style-name="ce47">
            <text:p>36</text:p>
          </table:table-cell>
          <table:table-cell office:value-type="float" office:value="135861" table:style-name="ce47">
            <text:p>135.861</text:p>
          </table:table-cell>
          <table:table-cell office:value-type="percentage" office:value="2.6497670413142845E-4" table:style-name="ce48">
            <text:p>0,0%</text:p>
          </table:table-cell>
          <table:table-cell office:value-type="float" office:value="407536" table:style-name="ce49">
            <text:p>407.536</text:p>
          </table:table-cell>
          <table:table-cell office:value-type="float" office:value="5695623" table:style-name="ce49">
            <text:p>5.695.623</text:p>
          </table:table-cell>
          <table:table-cell office:value-type="percentage" office:value="7.1552488639083034E-2" table:style-name="ce50">
            <text:p>7,2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urcia</text:p>
          </table:table-cell>
          <table:table-cell office:value-type="float" office:value="37423" table:style-name="ce47">
            <text:p>37.423</text:p>
          </table:table-cell>
          <table:table-cell office:value-type="float" office:value="69771" table:style-name="ce47">
            <text:p>69.771</text:p>
          </table:table-cell>
          <table:table-cell office:value-type="percentage" office:value="0.53636897851542908" table:style-name="ce48">
            <text:p>53,6%</text:p>
          </table:table-cell>
          <table:table-cell office:value-type="float" office:value="2337" table:style-name="ce47">
            <text:p>2.337</text:p>
          </table:table-cell>
          <table:table-cell office:value-type="float" office:value="102899" table:style-name="ce47">
            <text:p>102.899</text:p>
          </table:table-cell>
          <table:table-cell office:value-type="percentage" office:value="2.2711590977560519E-2" table:style-name="ce48">
            <text:p>2,3%</text:p>
          </table:table-cell>
          <table:table-cell office:value-type="float" office:value="7413" table:style-name="ce47">
            <text:p>7.413</text:p>
          </table:table-cell>
          <table:table-cell office:value-type="float" office:value="146909" table:style-name="ce47">
            <text:p>146.909</text:p>
          </table:table-cell>
          <table:table-cell office:value-type="percentage" office:value="5.0459808452851765E-2" table:style-name="ce48">
            <text:p>5,0%</text:p>
          </table:table-cell>
          <table:table-cell office:value-type="float" office:value="13740" table:style-name="ce47">
            <text:p>13.740</text:p>
          </table:table-cell>
          <table:table-cell office:value-type="float" office:value="213256" table:style-name="ce47">
            <text:p>213.256</text:p>
          </table:table-cell>
          <table:table-cell office:value-type="percentage" office:value="6.4429605732077871E-2" table:style-name="ce48">
            <text:p>6,4%</text:p>
          </table:table-cell>
          <table:table-cell office:value-type="float" office:value="27362" table:style-name="ce47">
            <text:p>27.362</text:p>
          </table:table-cell>
          <table:table-cell office:value-type="float" office:value="551265" table:style-name="ce47">
            <text:p>551.265</text:p>
          </table:table-cell>
          <table:table-cell office:value-type="percentage" office:value="4.9634930568782709E-2" table:style-name="ce48">
            <text:p>5,0%</text:p>
          </table:table-cell>
          <table:table-cell office:value-type="float" office:value="2490" table:style-name="ce47">
            <text:p>2.490</text:p>
          </table:table-cell>
          <table:table-cell office:value-type="float" office:value="118667" table:style-name="ce47">
            <text:p>118.667</text:p>
          </table:table-cell>
          <table:table-cell office:value-type="percentage" office:value="2.0983087126159757E-2" table:style-name="ce48">
            <text:p>2,1%</text:p>
          </table:table-cell>
          <table:table-cell office:value-type="float" office:value="95" table:style-name="ce47">
            <text:p>95</text:p>
          </table:table-cell>
          <table:table-cell office:value-type="float" office:value="34712" table:style-name="ce47">
            <text:p>34.712</text:p>
          </table:table-cell>
          <table:table-cell office:value-type="percentage" office:value="2.7368057156026736E-3" table:style-name="ce48">
            <text:p>0,3%</text:p>
          </table:table-cell>
          <table:table-cell office:value-type="float" office:value="90860" table:style-name="ce49">
            <text:p>90.860</text:p>
          </table:table-cell>
          <table:table-cell office:value-type="float" office:value="1237479" table:style-name="ce49">
            <text:p>1.237.479</text:p>
          </table:table-cell>
          <table:table-cell office:value-type="percentage" office:value="7.342346819622797E-2" table:style-name="ce50">
            <text:p>7,3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Navarra</text:p>
          </table:table-cell>
          <table:table-cell office:value-type="float" office:value="17532" table:style-name="ce47">
            <text:p>17.532</text:p>
          </table:table-cell>
          <table:table-cell office:value-type="float" office:value="41166" table:style-name="ce47">
            <text:p>41.166</text:p>
          </table:table-cell>
          <table:table-cell office:value-type="percentage" office:value="0.42588543944031482" table:style-name="ce48">
            <text:p>42,6%</text:p>
          </table:table-cell>
          <table:table-cell office:value-type="float" office:value="1736" table:style-name="ce47">
            <text:p>1.736</text:p>
          </table:table-cell>
          <table:table-cell office:value-type="float" office:value="55792" table:style-name="ce47">
            <text:p>55.792</text:p>
          </table:table-cell>
          <table:table-cell office:value-type="percentage" office:value="3.1115572125035847E-2" table:style-name="ce48">
            <text:p>3,1%</text:p>
          </table:table-cell>
          <table:table-cell office:value-type="float" office:value="4004" table:style-name="ce47">
            <text:p>4.004</text:p>
          </table:table-cell>
          <table:table-cell office:value-type="float" office:value="73844" table:style-name="ce47">
            <text:p>73.844</text:p>
          </table:table-cell>
          <table:table-cell office:value-type="percentage" office:value="5.422241482043226E-2" table:style-name="ce48">
            <text:p>5,4%</text:p>
          </table:table-cell>
          <table:table-cell office:value-type="float" office:value="7466" table:style-name="ce47">
            <text:p>7.466</text:p>
          </table:table-cell>
          <table:table-cell office:value-type="float" office:value="96694" table:style-name="ce47">
            <text:p>96.694</text:p>
          </table:table-cell>
          <table:table-cell office:value-type="percentage" office:value="7.7212650216145776E-2" table:style-name="ce48">
            <text:p>7,7%</text:p>
          </table:table-cell>
          <table:table-cell office:value-type="float" office:value="12164" table:style-name="ce47">
            <text:p>12.164</text:p>
          </table:table-cell>
          <table:table-cell office:value-type="float" office:value="223028" table:style-name="ce47">
            <text:p>223.028</text:p>
          </table:table-cell>
          <table:table-cell office:value-type="percentage" office:value="5.4540237100274405E-2" table:style-name="ce48">
            <text:p>5,5%</text:p>
          </table:table-cell>
          <table:table-cell office:value-type="float" office:value="894" table:style-name="ce47">
            <text:p>894</text:p>
          </table:table-cell>
          <table:table-cell office:value-type="float" office:value="48505" table:style-name="ce47">
            <text:p>48.505</text:p>
          </table:table-cell>
          <table:table-cell office:value-type="percentage" office:value="1.843108957839398E-2" table:style-name="ce48">
            <text:p>1,8%</text:p>
          </table:table-cell>
          <table:table-cell office:value-type="float" office:value="4" table:style-name="ce47">
            <text:p>4</text:p>
          </table:table-cell>
          <table:table-cell office:value-type="float" office:value="13906" table:style-name="ce47">
            <text:p>13.906</text:p>
          </table:table-cell>
          <table:table-cell office:value-type="percentage" office:value="2.8764562059542645E-4" table:style-name="ce48">
            <text:p>0,0%</text:p>
          </table:table-cell>
          <table:table-cell office:value-type="float" office:value="43800" table:style-name="ce49">
            <text:p>43.800</text:p>
          </table:table-cell>
          <table:table-cell office:value-type="float" office:value="552935" table:style-name="ce49">
            <text:p>552.935</text:p>
          </table:table-cell>
          <table:table-cell office:value-type="percentage" office:value="7.9213650790780105E-2" table:style-name="ce50">
            <text:p>7,9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País Vasco</text:p>
          </table:table-cell>
          <table:table-cell office:value-type="float" office:value="45117" table:style-name="ce47">
            <text:p>45.117</text:p>
          </table:table-cell>
          <table:table-cell office:value-type="float" office:value="157950" table:style-name="ce47">
            <text:p>157.950</text:p>
          </table:table-cell>
          <table:table-cell office:value-type="percentage" office:value="0.28564102564102561" table:style-name="ce48">
            <text:p>28,6%</text:p>
          </table:table-cell>
          <table:table-cell office:value-type="float" office:value="3504" table:style-name="ce47">
            <text:p>3.504</text:p>
          </table:table-cell>
          <table:table-cell office:value-type="float" office:value="213081" table:style-name="ce47">
            <text:p>213.081</text:p>
          </table:table-cell>
          <table:table-cell office:value-type="percentage" office:value="1.6444450701845775E-2" table:style-name="ce48">
            <text:p>1,6%</text:p>
          </table:table-cell>
          <table:table-cell office:value-type="float" office:value="11935" table:style-name="ce47">
            <text:p>11.935</text:p>
          </table:table-cell>
          <table:table-cell office:value-type="float" office:value="280119" table:style-name="ce47">
            <text:p>280.119</text:p>
          </table:table-cell>
          <table:table-cell office:value-type="percentage" office:value="4.260689207086988E-2" table:style-name="ce48">
            <text:p>4,3%</text:p>
          </table:table-cell>
          <table:table-cell office:value-type="float" office:value="20527" table:style-name="ce47">
            <text:p>20.527</text:p>
          </table:table-cell>
          <table:table-cell office:value-type="float" office:value="339977" table:style-name="ce47">
            <text:p>339.977</text:p>
          </table:table-cell>
          <table:table-cell office:value-type="percentage" office:value="6.0377613779755687E-2" table:style-name="ce48">
            <text:p>6,0%</text:p>
          </table:table-cell>
          <table:table-cell office:value-type="float" office:value="32204" table:style-name="ce47">
            <text:p>32.204</text:p>
          </table:table-cell>
          <table:table-cell office:value-type="float" office:value="724849" table:style-name="ce47">
            <text:p>724.849</text:p>
          </table:table-cell>
          <table:table-cell office:value-type="percentage" office:value="4.4428563742241488E-2" table:style-name="ce48">
            <text:p>4,4%</text:p>
          </table:table-cell>
          <table:table-cell office:value-type="float" office:value="2852" table:style-name="ce47">
            <text:p>2.852</text:p>
          </table:table-cell>
          <table:table-cell office:value-type="float" office:value="140323" table:style-name="ce47">
            <text:p>140.323</text:p>
          </table:table-cell>
          <table:table-cell office:value-type="percentage" office:value="2.0324536961153911E-2" table:style-name="ce48">
            <text:p>2,0%</text:p>
          </table:table-cell>
          <table:table-cell office:value-type="float" office:value="4" table:style-name="ce47">
            <text:p>4</text:p>
          </table:table-cell>
          <table:table-cell office:value-type="float" office:value="41824" table:style-name="ce47">
            <text:p>41.824</text:p>
          </table:table-cell>
          <table:table-cell office:value-type="percentage" office:value="9.5638867635807189E-5" table:style-name="ce48">
            <text:p>0,0%</text:p>
          </table:table-cell>
          <table:table-cell office:value-type="float" office:value="116143" table:style-name="ce49">
            <text:p>116.143</text:p>
          </table:table-cell>
          <table:table-cell office:value-type="float" office:value="1898123" table:style-name="ce49">
            <text:p>1.898.123</text:p>
          </table:table-cell>
          <table:table-cell office:value-type="percentage" office:value="6.1188342378233652E-2" table:style-name="ce50">
            <text:p>6,1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euta</text:p>
          </table:table-cell>
          <table:table-cell office:value-type="float" office:value="1582" table:style-name="ce47">
            <text:p>1.582</text:p>
          </table:table-cell>
          <table:table-cell office:value-type="float" office:value="2605" table:style-name="ce47">
            <text:p>2.605</text:p>
          </table:table-cell>
          <table:table-cell office:value-type="percentage" office:value="0.6072936660268714" table:style-name="ce48">
            <text:p>60,7%</text:p>
          </table:table-cell>
          <table:table-cell office:value-type="float" office:value="373" table:style-name="ce47">
            <text:p>373</text:p>
          </table:table-cell>
          <table:table-cell office:value-type="float" office:value="4318" table:style-name="ce47">
            <text:p>4.318</text:p>
          </table:table-cell>
          <table:table-cell office:value-type="percentage" office:value="8.6382584529874948E-2" table:style-name="ce48">
            <text:p>8,6%</text:p>
          </table:table-cell>
          <table:table-cell office:value-type="float" office:value="313" table:style-name="ce47">
            <text:p>313</text:p>
          </table:table-cell>
          <table:table-cell office:value-type="float" office:value="7857" table:style-name="ce47">
            <text:p>7.857</text:p>
          </table:table-cell>
          <table:table-cell office:value-type="percentage" office:value="3.9837087947053582E-2" table:style-name="ce48">
            <text:p>4,0%</text:p>
          </table:table-cell>
          <table:table-cell office:value-type="float" office:value="513" table:style-name="ce47">
            <text:p>513</text:p>
          </table:table-cell>
          <table:table-cell office:value-type="float" office:value="11556" table:style-name="ce47">
            <text:p>11.556</text:p>
          </table:table-cell>
          <table:table-cell office:value-type="percentage" office:value="4.4392523364485979E-2" table:style-name="ce48">
            <text:p>4,4%</text:p>
          </table:table-cell>
          <table:table-cell office:value-type="float" office:value="814" table:style-name="ce47">
            <text:p>814</text:p>
          </table:table-cell>
          <table:table-cell office:value-type="float" office:value="30066" table:style-name="ce47">
            <text:p>30.066</text:p>
          </table:table-cell>
          <table:table-cell office:value-type="percentage" office:value="2.707377103705182E-2" table:style-name="ce48">
            <text:p>2,7%</text:p>
          </table:table-cell>
          <table:table-cell office:value-type="float" office:value="44" table:style-name="ce47">
            <text:p>44</text:p>
          </table:table-cell>
          <table:table-cell office:value-type="float" office:value="7581" table:style-name="ce47">
            <text:p>7.581</text:p>
          </table:table-cell>
          <table:table-cell office:value-type="percentage" office:value="5.8039836433188231E-3" table:style-name="ce48">
            <text:p>0,6%</text:p>
          </table:table-cell>
          <table:table-cell office:value-type="float" office:value="0" table:style-name="ce47">
            <text:p>0</text:p>
          </table:table-cell>
          <table:table-cell office:value-type="float" office:value="2175" table:style-name="ce47">
            <text:p>2.175</text:p>
          </table:table-cell>
          <table:table-cell office:value-type="percentage" office:value="0" table:style-name="ce48">
            <text:p>0,0%</text:p>
          </table:table-cell>
          <table:table-cell office:value-type="float" office:value="3639" table:style-name="ce49">
            <text:p>3.639</text:p>
          </table:table-cell>
          <table:table-cell office:value-type="float" office:value="66158" table:style-name="ce49">
            <text:p>66.158</text:p>
          </table:table-cell>
          <table:table-cell office:value-type="percentage" office:value="5.5004685752289971E-2" table:style-name="ce50">
            <text:p>5,5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elilla</text:p>
          </table:table-cell>
          <table:table-cell office:value-type="float" office:value="861" table:style-name="ce47">
            <text:p>861</text:p>
          </table:table-cell>
          <table:table-cell office:value-type="float" office:value="2349" table:style-name="ce47">
            <text:p>2.349</text:p>
          </table:table-cell>
          <table:table-cell office:value-type="percentage" office:value="0.3665389527458493" table:style-name="ce48">
            <text:p>36,7%</text:p>
          </table:table-cell>
          <table:table-cell office:value-type="float" office:value="57" table:style-name="ce47">
            <text:p>57</text:p>
          </table:table-cell>
          <table:table-cell office:value-type="float" office:value="3748" table:style-name="ce47">
            <text:p>3.748</text:p>
          </table:table-cell>
          <table:table-cell office:value-type="percentage" office:value="1.5208110992529349E-2" table:style-name="ce48">
            <text:p>1,5%</text:p>
          </table:table-cell>
          <table:table-cell office:value-type="float" office:value="269" table:style-name="ce47">
            <text:p>269</text:p>
          </table:table-cell>
          <table:table-cell office:value-type="float" office:value="7827" table:style-name="ce47">
            <text:p>7.827</text:p>
          </table:table-cell>
          <table:table-cell office:value-type="percentage" office:value="3.4368212597419193E-2" table:style-name="ce48">
            <text:p>3,4%</text:p>
          </table:table-cell>
          <table:table-cell office:value-type="float" office:value="449" table:style-name="ce47">
            <text:p>449</text:p>
          </table:table-cell>
          <table:table-cell office:value-type="float" office:value="11299" table:style-name="ce47">
            <text:p>11.299</text:p>
          </table:table-cell>
          <table:table-cell office:value-type="percentage" office:value="3.9738029914151693E-2" table:style-name="ce48">
            <text:p>4,0%</text:p>
          </table:table-cell>
          <table:table-cell office:value-type="float" office:value="793" table:style-name="ce47">
            <text:p>793</text:p>
          </table:table-cell>
          <table:table-cell office:value-type="float" office:value="30095" table:style-name="ce47">
            <text:p>30.095</text:p>
          </table:table-cell>
          <table:table-cell office:value-type="percentage" office:value="2.6349892008639308E-2" table:style-name="ce48">
            <text:p>2,6%</text:p>
          </table:table-cell>
          <table:table-cell office:value-type="float" office:value="55" table:style-name="ce47">
            <text:p>55</text:p>
          </table:table-cell>
          <table:table-cell office:value-type="float" office:value="8536" table:style-name="ce47">
            <text:p>8.536</text:p>
          </table:table-cell>
          <table:table-cell office:value-type="percentage" office:value="6.4432989690721646E-3" table:style-name="ce48">
            <text:p>0,6%</text:p>
          </table:table-cell>
          <table:table-cell office:value-type="float" office:value="6" table:style-name="ce47">
            <text:p>6</text:p>
          </table:table-cell>
          <table:table-cell office:value-type="float" office:value="2324" table:style-name="ce47">
            <text:p>2.324</text:p>
          </table:table-cell>
          <table:table-cell office:value-type="percentage" office:value="2.5817555938037868E-3" table:style-name="ce48">
            <text:p>0,3%</text:p>
          </table:table-cell>
          <table:table-cell office:value-type="float" office:value="2490" table:style-name="ce49">
            <text:p>2.490</text:p>
          </table:table-cell>
          <table:table-cell office:value-type="float" office:value="66178" table:style-name="ce49">
            <text:p>66.178</text:p>
          </table:table-cell>
          <table:table-cell office:value-type="percentage" office:value="3.7625797092689414E-2" table:style-name="ce50">
            <text:p>3,8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Fuerzas Armadas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4" table:style-name="ce52">
            <text:p>4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431" table:style-name="ce52">
            <text:p>431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1026" table:style-name="ce52">
            <text:p>1.026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3437" table:style-name="ce52">
            <text:p>3.437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134" table:style-name="ce52">
            <text:p>134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5032" table:style-name="ce54">
            <text:p>5.032</text:p>
          </table:table-cell>
          <table:table-cell office:value-type="string" table:style-name="ce54">
            <text:p>-</text:p>
          </table:table-cell>
          <table:table-cell office:value-type="string" table:style-name="ce55">
            <text:p>-</text:p>
          </table:table-cell>
          <table:table-cell table:number-columns-repeated="16359" table:style-name="ce56"/>
        </table:table-row>
        <table:table-row table:style-name="ro4">
          <table:table-cell office:value-type="string" table:style-name="ce57">
            <text:p>Total España</text:p>
          </table:table-cell>
          <table:table-cell office:value-type="float" office:value="1327953" table:style-name="ce58">
            <text:p>1.327.953</text:p>
          </table:table-cell>
          <table:table-cell office:value-type="float" office:value="2834024" table:style-name="ce58">
            <text:p>2.834.024</text:p>
          </table:table-cell>
          <table:table-cell office:value-type="percentage" office:value="0.46857507205302423" table:style-name="ce59">
            <text:p>46,9%</text:p>
          </table:table-cell>
          <table:table-cell office:value-type="float" office:value="113303" table:style-name="ce58">
            <text:p>113.303</text:p>
          </table:table-cell>
          <table:table-cell office:value-type="float" office:value="3960045" table:style-name="ce58">
            <text:p>3.960.045</text:p>
          </table:table-cell>
          <table:table-cell office:value-type="percentage" office:value="2.8611543555691919E-2" table:style-name="ce59">
            <text:p>2,9%</text:p>
          </table:table-cell>
          <table:table-cell office:value-type="float" office:value="263761" table:style-name="ce58">
            <text:p>263.761</text:p>
          </table:table-cell>
          <table:table-cell office:value-type="float" office:value="5336986" table:style-name="ce58">
            <text:p>5.336.986</text:p>
          </table:table-cell>
          <table:table-cell office:value-type="percentage" office:value="4.9421340059726593E-2" table:style-name="ce59">
            <text:p>4,9%</text:p>
          </table:table-cell>
          <table:table-cell office:value-type="float" office:value="413559" table:style-name="ce58">
            <text:p>413.559</text:p>
          </table:table-cell>
          <table:table-cell office:value-type="float" office:value="7033306" table:style-name="ce58">
            <text:p>7.033.306</text:p>
          </table:table-cell>
          <table:table-cell office:value-type="percentage" office:value="5.8800086332089066E-2" table:style-name="ce59">
            <text:p>5,9%</text:p>
          </table:table-cell>
          <table:table-cell office:value-type="float" office:value="753458" table:style-name="ce58">
            <text:p>753.458</text:p>
          </table:table-cell>
          <table:table-cell office:value-type="float" office:value="16706113" table:style-name="ce58">
            <text:p>16.706.113</text:p>
          </table:table-cell>
          <table:table-cell office:value-type="percentage" office:value="4.510073647891643E-2" table:style-name="ce59">
            <text:p>4,5%</text:p>
          </table:table-cell>
          <table:table-cell office:value-type="float" office:value="68974" table:style-name="ce58">
            <text:p>68.974</text:p>
          </table:table-cell>
          <table:table-cell office:value-type="float" office:value="3310299" table:style-name="ce58">
            <text:p>3.310.299</text:p>
          </table:table-cell>
          <table:table-cell office:value-type="percentage" office:value="2.0836184284259519E-2" table:style-name="ce59">
            <text:p>2,1%</text:p>
          </table:table-cell>
          <table:table-cell office:value-type="float" office:value="823" table:style-name="ce58">
            <text:p>823</text:p>
          </table:table-cell>
          <table:table-cell office:value-type="float" office:value="949049" table:style-name="ce58">
            <text:p>949.049</text:p>
          </table:table-cell>
          <table:table-cell office:value-type="percentage" office:value="8.6718388618501263E-4" table:style-name="ce59">
            <text:p>0,1%</text:p>
          </table:table-cell>
          <table:table-cell office:value-type="float" office:value="2941831" table:style-name="ce58">
            <text:p>2.941.831</text:p>
          </table:table-cell>
          <table:table-cell office:value-type="float" office:value="40129822" table:style-name="ce58">
            <text:p>40.129.822</text:p>
          </table:table-cell>
          <table:table-cell office:value-type="percentage" office:value="7.3307850705143923E-2" table:style-name="ce59">
            <text:p>7,3%</text:p>
          </table:table-cell>
          <table:table-cell table:number-columns-repeated="16359"/>
        </table:table-row>
        <table:table-row table:number-rows-repeated="104855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ánchez Pérez. Néstor</meta:initial-creator>
    <dc:creator>Ferrer Orduz. Jesús Santiago</dc:creator>
    <meta:creation-date>2021-03-03T14:57:11Z</meta:creation-date>
    <dc:date>2021-04-07T14:56:17Z</dc:date>
  </office:meta>
</office:document-meta>
</file>